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T10" style:parent-style-name="Policepardéfaut" style:family="text">
      <style:text-properties fo:language="en" fo:country="GB"/>
    </style:style>
    <style:style style:name="T11" style:parent-style-name="Policepardéfaut" style:family="text">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T18" style:parent-style-name="Policepardéfaut" style:family="text">
      <style:text-properties fo:language="en" fo:country="GB"/>
    </style:style>
    <style:style style:name="T19" style:parent-style-name="Policepardéfaut" style:family="text">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P70" style:parent-style-name="Normal" style:family="paragraph">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Normal" style:family="paragraph">
      <style:text-properties fo:language="en" fo:country="GB"/>
    </style:style>
    <style:style style:name="P75" style:parent-style-name="Normal" style:family="paragraph">
      <style:text-properties fo:language="en" fo:country="GB"/>
    </style:style>
    <style:style style:name="P76" style:parent-style-name="Normal" style:family="paragraph">
      <style:text-properties fo:language="en" fo:country="GB"/>
    </style:style>
    <style:style style:name="P77" style:parent-style-name="Normal"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T90" style:parent-style-name="Policepardéfaut" style:family="text">
      <style:text-properties fo:language="en" fo:country="GB"/>
    </style:style>
    <style:style style:name="T91" style:parent-style-name="Policepardéfaut" style:family="text">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 style:family="paragraph">
      <style:text-properties fo:language="en" fo:country="GB"/>
    </style:style>
    <style:style style:name="P99" style:parent-style-name="Normal" style:family="paragraph">
      <style:text-properties fo:language="en" fo:country="GB"/>
    </style:style>
    <style:style style:name="P100" style:parent-style-name="Normal" style:family="paragraph">
      <style:text-properties fo:language="en" fo:country="GB"/>
    </style:style>
    <style:style style:name="P101" style:parent-style-name="Normal" style:family="paragraph">
      <style:text-properties fo:language="en" fo:country="GB"/>
    </style:style>
    <style:style style:name="P102" style:parent-style-name="Normal" style:family="paragraph">
      <style:text-properties fo:language="en" fo:country="GB"/>
    </style:style>
    <style:style style:name="P103" style:parent-style-name="Normal" style:family="paragraph">
      <style:text-properties fo:language="en" fo:country="GB"/>
    </style:style>
    <style:style style:name="P104" style:parent-style-name="Normal" style:family="paragraph">
      <style:text-properties fo:language="en" fo:country="GB"/>
    </style:style>
    <style:style style:name="P105" style:parent-style-name="Normal" style:family="paragraph">
      <style:text-properties fo:language="en" fo:country="GB"/>
    </style:style>
    <style:style style:name="P106" style:parent-style-name="Normal" style:family="paragraph">
      <style:text-properties fo:language="en" fo:country="GB"/>
    </style:style>
    <style:style style:name="P107" style:parent-style-name="Normal" style:family="paragraph">
      <style:text-properties fo:language="en" fo:country="GB"/>
    </style:style>
    <style:style style:name="P108" style:parent-style-name="Normal" style:family="paragraph">
      <style:text-properties fo:language="en" fo:country="GB"/>
    </style:style>
    <style:style style:name="P109" style:parent-style-name="Normal" style:family="paragraph">
      <style:text-properties fo:language="en" fo:country="GB"/>
    </style:style>
    <style:style style:name="P110" style:parent-style-name="Normal" style:family="paragraph">
      <style:text-properties fo:language="en" fo:country="GB"/>
    </style:style>
    <style:style style:name="P111" style:parent-style-name="Normal" style:family="paragraph">
      <style:text-properties fo:language="en" fo:country="GB"/>
    </style:style>
    <style:style style:name="P112" style:parent-style-name="Normal" style:family="paragraph">
      <style:text-properties fo:language="en" fo:country="GB"/>
    </style:style>
    <style:style style:name="P113" style:parent-style-name="Normal" style:family="paragraph">
      <style:text-properties fo:language="en" fo:country="GB"/>
    </style:style>
    <style:style style:name="P114" style:parent-style-name="Normal" style:family="paragraph">
      <style:text-properties fo:language="en" fo:country="GB"/>
    </style:style>
    <style:style style:name="P115" style:parent-style-name="Normal" style:family="paragraph">
      <style:text-properties fo:language="en" fo:country="GB"/>
    </style:style>
    <style:style style:name="P116" style:parent-style-name="Normal" style:family="paragraph">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language="en" fo:country="GB"/>
    </style:style>
    <style:style style:name="P119" style:parent-style-name="Normal" style:family="paragraph">
      <style:text-properties fo:language="en" fo:country="GB"/>
    </style:style>
    <style:style style:name="P120" style:parent-style-name="Normal" style:family="paragraph">
      <style:text-properties fo:language="en" fo:country="GB"/>
    </style:style>
    <style:style style:name="P121" style:parent-style-name="Normal" style:family="paragraph">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P124" style:parent-style-name="Normal" style:family="paragraph">
      <style:text-properties fo:language="en" fo:country="GB"/>
    </style:style>
    <style:style style:name="P125" style:parent-style-name="Normal" style:family="paragraph">
      <style:text-properties fo:language="en" fo:country="GB"/>
    </style:style>
    <style:style style:name="P126" style:parent-style-name="Normal" style:family="paragraph">
      <style:text-properties fo:language="en" fo:country="GB"/>
    </style:style>
    <style:style style:name="P127" style:parent-style-name="Normal" style:family="paragraph">
      <style:text-properties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P137" style:parent-style-name="Normal" style:family="paragraph">
      <style:text-properties fo:language="en" fo:country="GB"/>
    </style:style>
    <style:style style:name="P138" style:parent-style-name="Normal" style:family="paragraph">
      <style:text-properties fo:language="en" fo:country="GB"/>
    </style:style>
    <style:style style:name="P139" style:parent-style-name="Normal" style:family="paragraph">
      <style:text-properties fo:language="en" fo:country="GB"/>
    </style:style>
    <style:style style:name="P140" style:parent-style-name="Normal" style:family="paragraph">
      <style:text-properties fo:language="en" fo:country="GB"/>
    </style:style>
    <style:style style:name="P141" style:parent-style-name="Normal" style:family="paragraph">
      <style:text-properties fo:language="en" fo:country="GB"/>
    </style:style>
    <style:style style:name="P142" style:parent-style-name="Normal" style:family="paragraph">
      <style:text-properties fo:language="en" fo:country="GB"/>
    </style:style>
    <style:style style:name="P143" style:parent-style-name="Normal" style:family="paragraph">
      <style:text-properties fo:language="en" fo:country="GB"/>
    </style:style>
    <style:style style:name="P144" style:parent-style-name="Normal" style:family="paragraph">
      <style:text-properties fo:language="en" fo:country="GB"/>
    </style:style>
    <style:style style:name="P145" style:parent-style-name="Normal" style:family="paragraph">
      <style:text-properties fo:language="en" fo:country="GB"/>
    </style:style>
    <style:style style:name="P146" style:parent-style-name="Normal" style:family="paragraph">
      <style:text-properties fo:language="en" fo:country="GB"/>
    </style:style>
    <style:style style:name="P147" style:parent-style-name="Normal" style:family="paragraph">
      <style:text-properties fo:language="en" fo:country="GB"/>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P151" style:parent-style-name="Normal" style:family="paragraph">
      <style:text-properties fo:language="en" fo:country="GB"/>
    </style:style>
    <style:style style:name="P152" style:parent-style-name="Normal" style:family="paragraph">
      <style:text-properties fo:language="en" fo:country="GB"/>
    </style:style>
    <style:style style:name="P153" style:parent-style-name="Normal" style:family="paragraph">
      <style:text-properties fo:language="en" fo:country="GB"/>
    </style:style>
    <style:style style:name="P154" style:parent-style-name="Normal" style:family="paragraph">
      <style:text-properties fo:language="en" fo:country="GB"/>
    </style:style>
    <style:style style:name="P155" style:parent-style-name="Normal"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Normal" style:family="paragraph">
      <style:text-properties fo:language="en" fo:country="GB"/>
    </style:style>
    <style:style style:name="P163" style:parent-style-name="Normal" style:family="paragraph">
      <style:text-properties fo:language="en" fo:country="GB"/>
    </style:style>
    <style:style style:name="P164" style:parent-style-name="Normal" style:family="paragraph">
      <style:text-properties fo:language="en" fo:country="GB"/>
    </style:style>
    <style:style style:name="P165" style:parent-style-name="Normal" style:family="paragraph">
      <style:text-properties fo:language="en" fo:country="GB"/>
    </style:style>
    <style:style style:name="P166" style:parent-style-name="Normal" style:family="paragraph">
      <style:text-properties fo:language="en" fo:country="GB"/>
    </style:style>
    <style:style style:name="P167" style:parent-style-name="Normal" style:family="paragraph">
      <style:text-properties fo:language="en" fo:country="GB"/>
    </style:style>
    <style:style style:name="P168" style:parent-style-name="Normal" style:family="paragraph">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P171" style:parent-style-name="Normal"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language="en" fo:country="GB"/>
    </style:style>
    <style:style style:name="P174" style:parent-style-name="Normal" style:family="paragraph">
      <style:text-properties fo:language="en" fo:country="GB"/>
    </style:style>
    <style:style style:name="P175" style:parent-style-name="Normal" style:family="paragraph">
      <style:text-properties fo:language="en" fo:country="GB"/>
    </style:style>
    <style:style style:name="P176" style:parent-style-name="Normal" style:family="paragraph">
      <style:text-properties fo:language="en" fo:country="GB"/>
    </style:style>
    <style:style style:name="P177" style:parent-style-name="Normal" style:family="paragraph">
      <style:text-properties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P181" style:parent-style-name="Normal" style:family="paragraph">
      <style:text-properties fo:language="en" fo:country="GB"/>
    </style:style>
    <style:style style:name="P182" style:parent-style-name="Normal" style:family="paragraph">
      <style:text-properties fo:language="en" fo:country="GB"/>
    </style:style>
    <style:style style:name="P183" style:parent-style-name="Normal" style:family="paragraph">
      <style:text-properties fo:language="en" fo:country="GB"/>
    </style:style>
    <style:style style:name="P184" style:parent-style-name="Normal" style:family="paragraph">
      <style:text-properties fo:language="en" fo:country="GB"/>
    </style:style>
    <style:style style:name="P185" style:parent-style-name="Normal" style:family="paragraph">
      <style:text-properties fo:language="en" fo:country="GB"/>
    </style:style>
    <style:style style:name="P186" style:parent-style-name="Normal" style:family="paragraph">
      <style:text-properties fo:language="en" fo:country="GB"/>
    </style:style>
    <style:style style:name="P187" style:parent-style-name="Normal" style:family="paragraph">
      <style:text-properties fo:language="en" fo:country="GB"/>
    </style:style>
    <style:style style:name="P188" style:parent-style-name="Normal" style:family="paragraph">
      <style:text-properties fo:language="en" fo:country="GB"/>
    </style:style>
    <style:style style:name="P189" style:parent-style-name="Normal" style:family="paragraph">
      <style:text-properties fo:language="en" fo:country="GB"/>
    </style:style>
    <style:style style:name="P190" style:parent-style-name="Normal" style:family="paragraph">
      <style:text-properties fo:language="en" fo:country="GB"/>
    </style:style>
    <style:style style:name="P191" style:parent-style-name="Normal" style:family="paragraph">
      <style:text-properties fo:language="en" fo:country="GB"/>
    </style:style>
    <style:style style:name="P192" style:parent-style-name="Normal" style:family="paragraph">
      <style:text-properties fo:language="en" fo:country="GB"/>
    </style:style>
    <style:style style:name="P193" style:parent-style-name="Normal" style:family="paragraph">
      <style:text-properties fo:language="en" fo:country="GB"/>
    </style:style>
    <style:style style:name="P194" style:parent-style-name="Normal" style:family="paragraph">
      <style:text-properties fo:language="en" fo:country="GB"/>
    </style:style>
    <style:style style:name="P195" style:parent-style-name="Normal" style:family="paragraph">
      <style:text-properties fo:language="en" fo:country="GB"/>
    </style:style>
    <style:style style:name="P196" style:parent-style-name="Normal" style:family="paragraph">
      <style:text-properties fo:language="en" fo:country="GB"/>
    </style:style>
    <style:style style:name="P197" style:parent-style-name="Normal" style:family="paragraph">
      <style:text-properties fo:language="en" fo:country="GB"/>
    </style:style>
    <style:style style:name="P198" style:parent-style-name="Normal" style:family="paragraph">
      <style:text-properties fo:language="en" fo:country="GB"/>
    </style:style>
    <style:style style:name="P199" style:parent-style-name="Normal" style:family="paragraph">
      <style:text-properties fo:language="en" fo:country="GB"/>
    </style:style>
    <style:style style:name="P200" style:parent-style-name="Normal" style:family="paragraph">
      <style:text-properties fo:language="en" fo:country="GB"/>
    </style:style>
    <style:style style:name="P201" style:parent-style-name="Normal" style:family="paragraph">
      <style:text-properties fo:language="en" fo:country="GB"/>
    </style:style>
    <style:style style:name="P202" style:parent-style-name="Normal" style:family="paragraph">
      <style:text-properties fo:language="en" fo:country="GB"/>
    </style:style>
    <style:style style:name="P203" style:parent-style-name="Normal" style:family="paragraph">
      <style:text-properties fo:language="en" fo:country="GB"/>
    </style:style>
    <style:style style:name="P204" style:parent-style-name="Normal" style:family="paragraph">
      <style:text-properties fo:language="en" fo:country="GB"/>
    </style:style>
    <style:style style:name="P205" style:parent-style-name="Normal" style:family="paragraph">
      <style:text-properties fo:language="en" fo:country="GB"/>
    </style:style>
    <style:style style:name="P206" style:parent-style-name="Normal"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Normal" style:family="paragraph">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P226" style:parent-style-name="Normal" style:family="paragraph">
      <style:text-properties fo:language="en" fo:country="GB"/>
    </style:style>
    <style:style style:name="P227" style:parent-style-name="Normal" style:family="paragraph">
      <style:text-properties fo:language="en" fo:country="GB"/>
    </style:style>
    <style:style style:name="P228" style:parent-style-name="Normal" style:family="paragraph">
      <style:text-properties fo:language="en" fo:country="GB"/>
    </style:style>
    <style:style style:name="P229" style:parent-style-name="Normal" style:family="paragraph">
      <style:text-properties fo:language="en" fo:country="GB"/>
    </style:style>
    <style:style style:name="P230" style:parent-style-name="Normal" style:family="paragraph">
      <style:text-properties fo:language="en" fo:country="GB"/>
    </style:style>
    <style:style style:name="P231" style:parent-style-name="Normal" style:family="paragraph">
      <style:text-properties fo:language="en" fo:country="GB"/>
    </style:style>
    <style:style style:name="P232" style:parent-style-name="Normal" style:family="paragraph">
      <style:text-properties fo:language="en" fo:country="GB"/>
    </style:style>
    <style:style style:name="P233" style:parent-style-name="Normal" style:family="paragraph">
      <style:text-properties fo:language="en" fo:country="GB"/>
    </style:style>
    <style:style style:name="P234" style:parent-style-name="Normal" style:family="paragraph">
      <style:text-properties fo:language="en" fo:country="GB"/>
    </style:style>
    <style:style style:name="P235" style:parent-style-name="Normal" style:family="paragraph">
      <style:text-properties fo:language="en" fo:country="GB"/>
    </style:style>
    <style:style style:name="P236" style:parent-style-name="Normal" style:family="paragraph">
      <style:text-properties fo:language="en" fo:country="GB"/>
    </style:style>
    <style:style style:name="P237" style:parent-style-name="Normal" style:family="paragraph">
      <style:text-properties fo:language="en" fo:country="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Normal" style:family="paragraph">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P247" style:parent-style-name="Normal" style:family="paragraph">
      <style:text-properties fo:language="en" fo:country="GB"/>
    </style:style>
    <style:style style:name="P248" style:parent-style-name="Normal" style:family="paragraph">
      <style:text-properties fo:language="en" fo:country="GB"/>
    </style:style>
    <style:style style:name="P249" style:parent-style-name="Normal" style:family="paragraph">
      <style:text-properties fo:language="en" fo:country="GB"/>
    </style:style>
    <style:style style:name="P250" style:parent-style-name="Normal" style:family="paragraph">
      <style:text-properties fo:language="en" fo:country="GB"/>
    </style:style>
    <style:style style:name="P251" style:parent-style-name="Normal" style:family="paragraph">
      <style:text-properties fo:language="en" fo:country="GB"/>
    </style:style>
    <style:style style:name="P252" style:parent-style-name="Normal" style:family="paragraph">
      <style:text-properties fo:language="en" fo:country="GB"/>
    </style:style>
    <style:style style:name="P253" style:parent-style-name="Normal" style:family="paragraph">
      <style:text-properties fo:language="en" fo:country="GB"/>
    </style:style>
    <style:style style:name="P254" style:parent-style-name="Normal"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Normal" style:family="paragraph">
      <style:text-properties fo:language="en" fo:country="GB"/>
    </style:style>
    <style:style style:name="P259" style:parent-style-name="Normal" style:family="paragraph">
      <style:text-properties fo:language="en" fo:country="GB"/>
    </style:style>
    <style:style style:name="P260" style:parent-style-name="Normal" style:family="paragraph">
      <style:text-properties fo:language="en" fo:country="GB"/>
    </style:style>
    <style:style style:name="P261" style:parent-style-name="Normal" style:family="paragraph">
      <style:text-properties fo:language="en" fo:country="GB"/>
    </style:style>
    <style:style style:name="P262" style:parent-style-name="Normal" style:family="paragraph">
      <style:text-properties fo:language="en" fo:country="GB"/>
    </style:style>
    <style:style style:name="P263" style:parent-style-name="Normal" style:family="paragraph">
      <style:text-properties fo:language="en" fo:country="GB"/>
    </style:style>
    <style:style style:name="P264" style:parent-style-name="Normal" style:family="paragraph">
      <style:text-properties fo:language="en" fo:country="GB"/>
    </style:style>
    <style:style style:name="P265" style:parent-style-name="Normal" style:family="paragraph">
      <style:text-properties fo:language="en" fo:country="GB"/>
    </style:style>
    <style:style style:name="P266" style:parent-style-name="Normal" style:family="paragraph">
      <style:text-properties fo:language="en" fo:country="GB"/>
    </style:style>
    <style:style style:name="P267" style:parent-style-name="Normal"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P271" style:parent-style-name="Normal" style:family="paragraph">
      <style:text-properties fo:language="en" fo:country="GB"/>
    </style:style>
    <style:style style:name="P272" style:parent-style-name="Normal" style:family="paragraph">
      <style:text-properties fo:language="en" fo:country="GB"/>
    </style:style>
    <style:style style:name="P273" style:parent-style-name="Normal" style:family="paragraph">
      <style:text-properties fo:language="en" fo:country="GB"/>
    </style:style>
    <style:style style:name="P274" style:parent-style-name="Normal" style:family="paragraph">
      <style:text-properties fo:language="en" fo:country="GB"/>
    </style:style>
    <style:style style:name="P275" style:parent-style-name="Normal" style:family="paragraph">
      <style:text-properties fo:language="en" fo:country="GB"/>
    </style:style>
    <style:style style:name="P276" style:parent-style-name="Normal" style:family="paragraph">
      <style:text-propertie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Normal" style:family="paragraph">
      <style:text-properties fo:language="en" fo:country="GB"/>
    </style:style>
    <style:style style:name="P280" style:parent-style-name="Normal" style:family="paragraph">
      <style:text-properties fo:language="en" fo:country="GB"/>
    </style:style>
    <style:style style:name="P281" style:parent-style-name="Normal" style:family="paragraph">
      <style:text-properties fo:language="en" fo:country="GB"/>
    </style:style>
    <style:style style:name="T282" style:parent-style-name="Policepardéfaut" style:family="text">
      <style:text-properties fo:language="en" fo:country="GB"/>
    </style:style>
    <style:style style:name="T283" style:parent-style-name="Policepardéfaut" style:family="text">
      <style:text-properties fo:language="en" fo:country="GB"/>
    </style:style>
    <style:style style:name="P284" style:parent-style-name="Normal" style:family="paragraph">
      <style:text-properties fo:language="en" fo:country="GB"/>
    </style:style>
    <style:style style:name="P285" style:parent-style-name="Normal" style:family="paragraph">
      <style:text-properties fo:language="en" fo:country="GB"/>
    </style:style>
    <style:style style:name="P286" style:parent-style-name="Normal" style:family="paragraph">
      <style:text-properties fo:language="en" fo:country="GB"/>
    </style:style>
    <style:style style:name="P287" style:parent-style-name="Normal" style:family="paragraph">
      <style:text-properties fo:language="en" fo:country="GB"/>
    </style:style>
    <style:style style:name="P288" style:parent-style-name="Normal" style:family="paragraph">
      <style:text-properties fo:language="en" fo:country="GB"/>
    </style:style>
    <style:style style:name="P289" style:parent-style-name="Normal" style:family="paragraph">
      <style:text-properties fo:language="en" fo:country="GB"/>
    </style:style>
    <style:style style:name="P290" style:parent-style-name="Normal" style:family="paragraph">
      <style:text-properties fo:language="en" fo:country="GB"/>
    </style:style>
    <style:style style:name="P291" style:parent-style-name="Normal" style:family="paragraph">
      <style:text-properties fo:language="en" fo:country="GB"/>
    </style:style>
    <style:style style:name="P292" style:parent-style-name="Normal" style:family="paragraph">
      <style:text-properties fo:language="en" fo:country="GB"/>
    </style:style>
    <style:style style:name="P293" style:parent-style-name="Normal" style:family="paragraph">
      <style:text-properties fo:language="en" fo:country="GB"/>
    </style:style>
    <style:style style:name="P294" style:parent-style-name="Normal" style:family="paragraph">
      <style:text-properties fo:language="en" fo:country="GB"/>
    </style:style>
    <style:style style:name="P295" style:parent-style-name="Normal" style:family="paragraph">
      <style:text-properties fo:language="en" fo:country="GB"/>
    </style:style>
    <style:style style:name="P296" style:parent-style-name="Normal" style:family="paragraph">
      <style:text-properties fo:language="en" fo:country="GB"/>
    </style:style>
    <style:style style:name="P297" style:parent-style-name="Normal" style:family="paragraph">
      <style:text-properties fo:language="en" fo:country="GB"/>
    </style:style>
    <style:style style:name="P298" style:parent-style-name="Normal" style:family="paragraph">
      <style:text-properties fo:language="en" fo:country="GB"/>
    </style:style>
    <style:style style:name="P299" style:parent-style-name="Normal" style:family="paragraph">
      <style:text-properties fo:language="en" fo:country="GB"/>
    </style:style>
    <style:style style:name="P300" style:parent-style-name="Normal" style:family="paragraph">
      <style:text-properties fo:language="en" fo:country="GB"/>
    </style:style>
    <style:style style:name="P301" style:parent-style-name="Normal" style:family="paragraph">
      <style:text-properties fo:language="en" fo:country="GB"/>
    </style:style>
    <style:style style:name="P302" style:parent-style-name="Normal" style:family="paragraph">
      <style:text-properties fo:language="en" fo:country="GB"/>
    </style:style>
    <style:style style:name="P303" style:parent-style-name="Normal" style:family="paragraph">
      <style:text-properties fo:language="en" fo:country="GB"/>
    </style:style>
    <style:style style:name="P304" style:parent-style-name="Normal" style:family="paragraph">
      <style:text-properties fo:language="en" fo:country="GB"/>
    </style:style>
    <style:style style:name="P305" style:parent-style-name="Normal" style:family="paragraph">
      <style:text-properties fo:language="en" fo:country="GB"/>
    </style:style>
    <style:style style:name="P306" style:parent-style-name="Normal" style:family="paragraph">
      <style:text-properties fo:language="en" fo:country="GB"/>
    </style:style>
    <style:style style:name="P307" style:parent-style-name="Normal" style:family="paragraph">
      <style:text-properties fo:language="en" fo:country="GB"/>
    </style:style>
    <style:style style:name="P308" style:parent-style-name="Normal" style:family="paragraph">
      <style:text-properties fo:language="en" fo:country="GB"/>
    </style:style>
    <style:style style:name="P309" style:parent-style-name="Normal" style:family="paragraph">
      <style:text-properties fo:language="en" fo:country="GB"/>
    </style:style>
    <style:style style:name="P310" style:parent-style-name="Normal" style:family="paragraph">
      <style:text-properties fo:language="en" fo:country="GB"/>
    </style:style>
    <style:style style:name="P311" style:parent-style-name="Normal" style:family="paragraph">
      <style:text-properties fo:language="en" fo:country="GB"/>
    </style:style>
    <style:style style:name="P312" style:parent-style-name="Normal" style:family="paragraph">
      <style:text-properties fo:language="en" fo:country="GB"/>
    </style:style>
    <style:style style:name="P313" style:parent-style-name="Normal" style:family="paragraph">
      <style:text-properties fo:language="en" fo:country="GB"/>
    </style:style>
    <style:style style:name="P314" style:parent-style-name="Normal" style:family="paragraph">
      <style:text-properties fo:language="en" fo:country="GB"/>
    </style:style>
    <style:style style:name="P315" style:parent-style-name="Normal" style:family="paragraph">
      <style:text-properties fo:language="en" fo:country="GB"/>
    </style:style>
    <style:style style:name="P316" style:parent-style-name="Normal" style:family="paragraph">
      <style:text-properties fo:language="en" fo:country="GB"/>
    </style:style>
    <style:style style:name="T317" style:parent-style-name="Policepardéfaut" style:family="text">
      <style:text-properties style:font-name="Segoe UI Emoji" style:font-name-complex="Segoe UI Emoji"/>
    </style:style>
    <style:style style:name="P318" style:parent-style-name="Normal" style:family="paragraph">
      <style:text-properties fo:language="en" fo:country="GB"/>
    </style:style>
    <style:style style:name="P319" style:parent-style-name="Normal" style:family="paragraph">
      <style:text-properties fo:language="en" fo:country="GB"/>
    </style:style>
    <style:style style:name="P320" style:parent-style-name="Normal" style:family="paragraph">
      <style:text-properties fo:language="en" fo:country="GB"/>
    </style:style>
    <style:style style:name="P321" style:parent-style-name="Normal" style:family="paragraph">
      <style:text-properties fo:language="en" fo:country="GB"/>
    </style:style>
    <style:style style:name="T322" style:parent-style-name="Policepardéfaut" style:family="text">
      <style:text-properties fo:language="en" fo:country="GB"/>
    </style:style>
    <style:style style:name="T323" style:parent-style-name="Policepardéfaut" style:family="text">
      <style:text-properties style:font-name="Segoe UI Emoji" style:font-name-complex="Segoe UI Emoji"/>
    </style:style>
    <style:style style:name="T324" style:parent-style-name="Policepardéfaut" style:family="text">
      <style:text-properties fo:language="en" fo:country="GB"/>
    </style:style>
    <style:style style:name="P325" style:parent-style-name="Normal" style:family="paragraph">
      <style:text-properties fo:language="en" fo:country="GB"/>
    </style:style>
    <style:style style:name="P326" style:parent-style-name="Normal" style:family="paragraph">
      <style:text-properties fo:language="en" fo:country="GB"/>
    </style:style>
    <style:style style:name="T327" style:parent-style-name="Policepardéfaut" style:family="text">
      <style:text-properties fo:language="en" fo:country="GB"/>
    </style:style>
    <style:style style:name="T328" style:parent-style-name="Policepardéfaut" style:family="text">
      <style:text-properties style:font-name="Segoe UI Emoji" style:font-name-complex="Segoe UI Emoji"/>
    </style:style>
    <style:style style:name="T329" style:parent-style-name="Policepardéfaut" style:family="text">
      <style:text-properties fo:language="en" fo:country="GB"/>
    </style:style>
    <style:style style:name="P330" style:parent-style-name="Normal" style:family="paragraph">
      <style:text-properties fo:language="en" fo:country="GB"/>
    </style:style>
    <style:style style:name="P331" style:parent-style-name="Normal" style:family="paragraph">
      <style:text-properties fo:language="en" fo:country="GB"/>
    </style:style>
    <style:style style:name="T332" style:parent-style-name="Policepardéfaut" style:family="text">
      <style:text-properties fo:language="en" fo:country="GB"/>
    </style:style>
    <style:style style:name="T333" style:parent-style-name="Policepardéfaut" style:family="text">
      <style:text-properties style:font-name="Segoe UI Emoji" style:font-name-complex="Segoe UI Emoji"/>
    </style:style>
    <style:style style:name="T334" style:parent-style-name="Policepardéfaut" style:family="text">
      <style:text-properties fo:language="en" fo:country="GB"/>
    </style:style>
    <style:style style:name="P335" style:parent-style-name="Normal" style:family="paragraph">
      <style:text-properties fo:language="en" fo:country="GB"/>
    </style:style>
    <style:style style:name="P336" style:parent-style-name="Normal" style:family="paragraph">
      <style:text-properties fo:language="en" fo:country="GB"/>
    </style:style>
    <style:style style:name="T337" style:parent-style-name="Policepardéfaut" style:family="text">
      <style:text-properties fo:language="en" fo:country="GB"/>
    </style:style>
    <style:style style:name="T338" style:parent-style-name="Policepardéfaut" style:family="text">
      <style:text-properties style:font-name="Segoe UI Emoji" style:font-name-complex="Segoe UI Emoji"/>
    </style:style>
    <style:style style:name="T339" style:parent-style-name="Policepardéfaut" style:family="text">
      <style:text-properties fo:language="en" fo:country="GB"/>
    </style:style>
    <style:style style:name="P340" style:parent-style-name="Normal" style:family="paragraph">
      <style:text-properties fo:language="en" fo:country="GB"/>
    </style:style>
    <style:style style:name="P341" style:parent-style-name="Normal" style:family="paragraph">
      <style:text-properties fo:language="en" fo:country="GB"/>
    </style:style>
    <style:style style:name="T342" style:parent-style-name="Policepardéfaut" style:family="text">
      <style:text-properties fo:language="en" fo:country="GB"/>
    </style:style>
    <style:style style:name="T343" style:parent-style-name="Policepardéfaut" style:family="text">
      <style:text-properties style:font-name="Segoe UI Emoji" style:font-name-complex="Segoe UI Emoji"/>
    </style:style>
    <style:style style:name="T344" style:parent-style-name="Policepardéfaut" style:family="text">
      <style:text-properties fo:language="en" fo:country="GB"/>
    </style:style>
    <style:style style:name="P345" style:parent-style-name="Normal" style:family="paragraph">
      <style:text-properties fo:language="en" fo:country="GB"/>
    </style:style>
    <style:style style:name="P346" style:parent-style-name="Normal" style:family="paragraph">
      <style:text-properties fo:language="en" fo:country="GB"/>
    </style:style>
    <style:style style:name="T347" style:parent-style-name="Policepardéfaut" style:family="text">
      <style:text-properties fo:language="en" fo:country="GB"/>
    </style:style>
    <style:style style:name="T348" style:parent-style-name="Policepardéfaut" style:family="text">
      <style:text-properties style:font-name="Segoe UI Emoji" style:font-name-complex="Segoe UI Emoji" fo:language="en" fo:country="GB"/>
    </style:style>
    <style:style style:name="T349" style:parent-style-name="Policepardéfaut" style:family="text">
      <style:text-properties fo:language="en" fo:country="GB"/>
    </style:style>
    <style:style style:name="P350" style:parent-style-name="Normal" style:family="paragraph">
      <style:text-properties fo:language="en" fo:country="GB"/>
    </style:style>
    <style:style style:name="P351" style:parent-style-name="Normal" style:family="paragraph">
      <style:text-properties fo:language="en" fo:country="GB"/>
    </style:style>
    <style:style style:name="P352" style:parent-style-name="Normal" style:family="paragraph">
      <style:text-properties fo:language="en" fo:country="GB"/>
    </style:style>
    <style:style style:name="P353" style:parent-style-name="Normal" style:family="paragraph">
      <style:text-properties fo:language="en" fo:country="GB"/>
    </style:style>
    <style:style style:name="P354" style:parent-style-name="Normal" style:family="paragraph">
      <style:text-properties fo:language="en" fo:country="GB"/>
    </style:style>
    <style:style style:name="P355" style:parent-style-name="Normal" style:family="paragraph">
      <style:text-properties fo:language="en" fo:country="GB"/>
    </style:style>
    <style:style style:name="T356" style:parent-style-name="Policepardéfaut" style:family="text">
      <style:text-properties fo:language="en" fo:country="GB"/>
    </style:style>
    <style:style style:name="T357" style:parent-style-name="Policepardéfaut" style:family="text">
      <style:text-properties style:font-name="Segoe UI Emoji" style:font-name-complex="Segoe UI Emoji"/>
    </style:style>
    <style:style style:name="T358" style:parent-style-name="Policepardéfaut" style:family="text">
      <style:text-properties fo:language="en" fo:country="GB"/>
    </style:style>
    <style:style style:name="T359" style:parent-style-name="Policepardéfaut" style:family="text">
      <style:text-properties fo:language="en" fo:country="GB"/>
    </style:style>
    <style:style style:name="T360" style:parent-style-name="Policepardéfaut" style:family="text">
      <style:text-properties fo:language="en" fo:country="GB"/>
    </style:style>
    <style:style style:name="P361" style:parent-style-name="Normal" style:family="paragraph">
      <style:text-properties fo:language="en" fo:country="GB"/>
    </style:style>
    <style:style style:name="P362" style:parent-style-name="Normal" style:family="paragraph">
      <style:text-properties fo:language="en" fo:country="GB"/>
    </style:style>
    <style:style style:name="P363" style:parent-style-name="Normal" style:family="paragraph">
      <style:text-properties fo:language="en" fo:country="GB"/>
    </style:style>
    <style:style style:name="P364" style:parent-style-name="Normal" style:family="paragraph">
      <style:text-properties fo:language="en" fo:country="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language="en" fo:country="GB"/>
    </style:style>
    <style:style style:name="P370" style:parent-style-name="Normal"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text-properties fo:language="en" fo:country="GB"/>
    </style:style>
    <style:style style:name="P373" style:parent-style-name="Normal" style:family="paragraph">
      <style:text-properties fo:language="en" fo:country="GB"/>
    </style:style>
    <style:style style:name="T374" style:parent-style-name="Policepardéfaut" style:family="text">
      <style:text-properties fo:language="en" fo:country="GB"/>
    </style:style>
    <style:style style:name="T375" style:parent-style-name="Policepardéfaut" style:family="text">
      <style:text-properties fo:language="en" fo:country="GB"/>
    </style:style>
    <style:style style:name="P376" style:parent-style-name="Normal" style:family="paragraph">
      <style:text-properties fo:language="en" fo:country="GB"/>
    </style:style>
    <style:style style:name="P377" style:parent-style-name="Normal" style:family="paragraph">
      <style:text-properties fo:language="en" fo:country="GB"/>
    </style:style>
    <style:style style:name="T378" style:parent-style-name="Policepardéfaut" style:family="text">
      <style:text-properties fo:language="en" fo:country="GB"/>
    </style:style>
    <style:style style:name="T379" style:parent-style-name="Policepardéfaut" style:family="text">
      <style:text-properties style:font-name="Segoe UI Emoji" style:font-name-complex="Segoe UI Emoji"/>
    </style:style>
    <style:style style:name="T380" style:parent-style-name="Policepardéfaut" style:family="text">
      <style:text-properties fo:language="en" fo:country="GB"/>
    </style:style>
    <style:style style:name="P381" style:parent-style-name="Normal" style:family="paragraph">
      <style:text-properties fo:language="en" fo:country="GB"/>
    </style:style>
    <style:style style:name="P382" style:parent-style-name="Normal" style:family="paragraph">
      <style:text-properties fo:language="en" fo:country="GB"/>
    </style:style>
    <style:style style:name="T383" style:parent-style-name="Policepardéfaut" style:family="text">
      <style:text-properties fo:language="en" fo:country="GB"/>
    </style:style>
    <style:style style:name="T384" style:parent-style-name="Policepardéfaut" style:family="text">
      <style:text-properties style:font-name="Segoe UI Emoji" style:font-name-complex="Segoe UI Emoji"/>
    </style:style>
    <style:style style:name="T385" style:parent-style-name="Policepardéfaut" style:family="text">
      <style:text-properties style:font-name="Segoe UI Emoji" style:font-name-complex="Segoe UI Emoji"/>
    </style:style>
    <style:style style:name="T386" style:parent-style-name="Policepardéfaut" style:family="text">
      <style:text-properties fo:language="en" fo:country="GB"/>
    </style:style>
    <style:style style:name="P387" style:parent-style-name="Normal" style:family="paragraph">
      <style:text-properties fo:language="en" fo:country="GB"/>
    </style:style>
    <style:style style:name="P388" style:parent-style-name="Normal" style:family="paragraph">
      <style:text-properties fo:language="en" fo:country="GB"/>
    </style:style>
    <style:style style:name="P389" style:parent-style-name="Normal" style:family="paragraph">
      <style:text-properties fo:language="en" fo:country="GB"/>
    </style:style>
    <style:style style:name="T390" style:parent-style-name="Policepardéfaut" style:family="text">
      <style:text-properties fo:language="en" fo:country="GB"/>
    </style:style>
    <style:style style:name="T391" style:parent-style-name="Policepardéfaut" style:family="text">
      <style:text-properties style:font-name="Segoe UI Emoji" style:font-name-complex="Segoe UI Emoji"/>
    </style:style>
    <style:style style:name="T392" style:parent-style-name="Policepardéfaut" style:family="text">
      <style:text-properties style:font-name="Segoe UI Emoji" style:font-name-complex="Segoe UI Emoji"/>
    </style:style>
    <style:style style:name="T393" style:parent-style-name="Policepardéfaut" style:family="text">
      <style:text-properties fo:language="en" fo:country="GB"/>
    </style:style>
    <style:style style:name="T394" style:parent-style-name="Policepardéfaut" style:family="text">
      <style:text-properties fo:language="en" fo:country="GB"/>
    </style:style>
    <style:style style:name="P395" style:parent-style-name="Normal" style:family="paragraph">
      <style:text-properties fo:language="en" fo:country="GB"/>
    </style:style>
    <style:style style:name="P396" style:parent-style-name="Normal" style:family="paragraph">
      <style:text-properties fo:language="en" fo:country="GB"/>
    </style:style>
    <style:style style:name="T397" style:parent-style-name="Policepardéfaut" style:family="text">
      <style:text-properties fo:language="en" fo:country="GB"/>
    </style:style>
    <style:style style:name="T398" style:parent-style-name="Policepardéfaut" style:family="text">
      <style:text-properties style:font-name="Segoe UI Emoji" style:font-name-complex="Segoe UI Emoji"/>
    </style:style>
    <style:style style:name="T399" style:parent-style-name="Policepardéfaut" style:family="text">
      <style:text-properties fo:language="en" fo:country="GB"/>
    </style:style>
    <style:style style:name="T400" style:parent-style-name="Policepardéfaut" style:family="text">
      <style:text-properties fo:language="en" fo:country="GB"/>
    </style:style>
    <style:style style:name="T401" style:parent-style-name="Policepardéfaut" style:family="text">
      <style:text-properties fo:language="en" fo:country="GB"/>
    </style:style>
    <style:style style:name="P402" style:parent-style-name="Normal" style:family="paragraph">
      <style:text-properties fo:language="en" fo:country="GB"/>
    </style:style>
    <style:style style:name="P403" style:parent-style-name="Normal" style:family="paragraph">
      <style:text-properties fo:language="en" fo:country="GB"/>
    </style:style>
    <style:style style:name="P404" style:parent-style-name="Normal" style:family="paragraph">
      <style:text-properties fo:language="en" fo:country="GB"/>
    </style:style>
    <style:style style:name="T405" style:parent-style-name="Policepardéfaut" style:family="text">
      <style:text-properties fo:language="en" fo:country="GB"/>
    </style:style>
    <style:style style:name="T406" style:parent-style-name="Policepardéfaut" style:family="text">
      <style:text-properties style:font-name="Segoe UI Emoji" style:font-name-complex="Segoe UI Emoji"/>
    </style:style>
    <style:style style:name="T407" style:parent-style-name="Policepardéfaut" style:family="text">
      <style:text-properties style:font-name="Segoe UI Emoji" style:font-name-complex="Segoe UI Emoji"/>
    </style:style>
    <style:style style:name="T408" style:parent-style-name="Policepardéfaut" style:family="text">
      <style:text-properties fo:language="en" fo:country="GB"/>
    </style:style>
    <style:style style:name="P409" style:parent-style-name="Normal" style:family="paragraph">
      <style:text-properties fo:language="en" fo:country="GB"/>
    </style:style>
    <style:style style:name="P410" style:parent-style-name="Normal" style:family="paragraph">
      <style:text-properties fo:language="en" fo:country="GB"/>
    </style:style>
    <style:style style:name="P411" style:parent-style-name="Normal" style:family="paragraph">
      <style:text-properties fo:language="en" fo:country="GB"/>
    </style:style>
    <style:style style:name="P412" style:parent-style-name="Normal" style:family="paragraph">
      <style:text-properties fo:language="en" fo:country="GB"/>
    </style:style>
    <style:style style:name="P413" style:parent-style-name="Normal" style:family="paragraph">
      <style:text-properties fo:language="en" fo:country="GB"/>
    </style:style>
    <style:style style:name="P414" style:parent-style-name="Normal" style:family="paragraph">
      <style:text-properties fo:language="en" fo:country="GB"/>
    </style:style>
    <style:style style:name="P415" style:parent-style-name="Normal" style:family="paragraph">
      <style:text-properties fo:language="en" fo:country="GB"/>
    </style:style>
    <style:style style:name="P416" style:parent-style-name="Normal" style:family="paragraph">
      <style:text-properties fo:language="en" fo:country="GB"/>
    </style:style>
    <style:style style:name="T417" style:parent-style-name="Policepardéfaut" style:family="text">
      <style:text-properties fo:language="en" fo:country="GB"/>
    </style:style>
    <style:style style:name="T418" style:parent-style-name="Policepardéfaut" style:family="text">
      <style:text-properties style:font-name="Segoe UI Emoji" style:font-name-complex="Segoe UI Emoji"/>
    </style:style>
    <style:style style:name="T419" style:parent-style-name="Policepardéfaut" style:family="text">
      <style:text-properties fo:language="en" fo:country="GB"/>
    </style:style>
    <style:style style:name="P420" style:parent-style-name="Normal" style:family="paragraph">
      <style:text-properties fo:language="en" fo:country="GB"/>
    </style:style>
    <style:style style:name="T421" style:parent-style-name="Policepardéfaut" style:family="text">
      <style:text-properties fo:language="en" fo:country="GB"/>
    </style:style>
    <style:style style:name="T422" style:parent-style-name="Policepardéfaut" style:family="text">
      <style:text-properties style:font-name="Segoe UI Emoji" style:font-name-complex="Segoe UI Emoji"/>
    </style:style>
    <style:style style:name="T423" style:parent-style-name="Policepardéfaut" style:family="text">
      <style:text-properties fo:language="en" fo:country="GB"/>
    </style:style>
    <style:style style:name="T424" style:parent-style-name="Policepardéfaut" style:family="text">
      <style:text-properties fo:language="en" fo:country="GB"/>
    </style:style>
    <style:style style:name="T425" style:parent-style-name="Policepardéfaut" style:family="text">
      <style:text-properties fo:language="en" fo:country="GB"/>
    </style:style>
    <style:style style:name="P426" style:parent-style-name="Normal" style:family="paragraph">
      <style:text-properties fo:language="en" fo:country="GB"/>
    </style:style>
    <style:style style:name="T427" style:parent-style-name="Policepardéfaut" style:family="text">
      <style:text-properties fo:language="en" fo:country="GB"/>
    </style:style>
    <style:style style:name="T428" style:parent-style-name="Policepardéfaut" style:family="text">
      <style:text-properties style:font-name="Segoe UI Emoji" style:font-name-complex="Segoe UI Emoji"/>
    </style:style>
    <style:style style:name="T429" style:parent-style-name="Policepardéfaut" style:family="text">
      <style:text-properties fo:language="en" fo:country="GB"/>
    </style:style>
    <style:style style:name="T430" style:parent-style-name="Policepardéfaut" style:family="text">
      <style:text-properties fo:language="en" fo:country="GB"/>
    </style:style>
    <style:style style:name="T431" style:parent-style-name="Policepardéfaut" style:family="text">
      <style:text-properties fo:language="en" fo:country="GB"/>
    </style:style>
    <style:style style:name="P432" style:parent-style-name="Normal" style:family="paragraph">
      <style:text-properties fo:language="en" fo:country="GB"/>
    </style:style>
    <style:style style:name="T433" style:parent-style-name="Policepardéfaut" style:family="text">
      <style:text-properties fo:language="en" fo:country="GB"/>
    </style:style>
    <style:style style:name="T434" style:parent-style-name="Policepardéfaut" style:family="text">
      <style:text-properties style:font-name="Segoe UI Emoji" style:font-name-complex="Segoe UI Emoji"/>
    </style:style>
    <style:style style:name="T435" style:parent-style-name="Policepardéfaut" style:family="text">
      <style:text-properties fo:language="en" fo:country="GB"/>
    </style:style>
    <style:style style:name="T436" style:parent-style-name="Policepardéfaut" style:family="text">
      <style:text-properties fo:language="en" fo:country="GB"/>
    </style:style>
    <style:style style:name="T437" style:parent-style-name="Policepardéfaut" style:family="text">
      <style:text-properties fo:language="en" fo:country="GB"/>
    </style:style>
    <style:style style:name="P438" style:parent-style-name="Normal" style:family="paragraph">
      <style:text-properties fo:language="en" fo:country="GB"/>
    </style:style>
    <style:style style:name="T439" style:parent-style-name="Policepardéfaut" style:family="text">
      <style:text-properties fo:language="en" fo:country="GB"/>
    </style:style>
    <style:style style:name="T440" style:parent-style-name="Policepardéfaut" style:family="text">
      <style:text-properties style:font-name="Segoe UI Emoji" style:font-name-complex="Segoe UI Emoji"/>
    </style:style>
    <style:style style:name="T441" style:parent-style-name="Policepardéfaut" style:family="text">
      <style:text-properties fo:language="en" fo:country="GB"/>
    </style:style>
    <style:style style:name="T442" style:parent-style-name="Policepardéfaut" style:family="text">
      <style:text-properties fo:language="en" fo:country="GB"/>
    </style:style>
    <style:style style:name="T443" style:parent-style-name="Policepardéfaut" style:family="text">
      <style:text-properties fo:language="en" fo:country="GB"/>
    </style:style>
    <style:style style:name="P444" style:parent-style-name="Normal" style:family="paragraph">
      <style:text-properties fo:language="en" fo:country="GB"/>
    </style:style>
    <style:style style:name="T445" style:parent-style-name="Policepardéfaut" style:family="text">
      <style:text-properties fo:language="en" fo:country="GB"/>
    </style:style>
    <style:style style:name="T446" style:parent-style-name="Policepardéfaut" style:family="text">
      <style:text-properties style:font-name="Segoe UI Emoji" style:font-name-complex="Segoe UI Emoji"/>
    </style:style>
    <style:style style:name="T447" style:parent-style-name="Policepardéfaut" style:family="text">
      <style:text-properties fo:language="en" fo:country="GB"/>
    </style:style>
    <style:style style:name="T448" style:parent-style-name="Policepardéfaut" style:family="text">
      <style:text-properties fo:language="en" fo:country="GB"/>
    </style:style>
    <style:style style:name="T449" style:parent-style-name="Policepardéfaut" style:family="text">
      <style:text-properties fo:language="en" fo:country="GB"/>
    </style:style>
    <style:style style:name="P450" style:parent-style-name="Normal" style:family="paragraph">
      <style:text-properties fo:language="en" fo:country="GB"/>
    </style:style>
    <style:style style:name="T451" style:parent-style-name="Policepardéfaut" style:family="text">
      <style:text-properties fo:language="en" fo:country="GB"/>
    </style:style>
    <style:style style:name="T452" style:parent-style-name="Policepardéfaut" style:family="text">
      <style:text-properties style:font-name="Segoe UI Emoji" style:font-name-complex="Segoe UI Emoji"/>
    </style:style>
    <style:style style:name="T453" style:parent-style-name="Policepardéfaut" style:family="text">
      <style:text-properties fo:language="en" fo:country="GB"/>
    </style:style>
    <style:style style:name="T454" style:parent-style-name="Policepardéfaut" style:family="text">
      <style:text-properties fo:language="en" fo:country="GB"/>
    </style:style>
    <style:style style:name="T455" style:parent-style-name="Policepardéfaut" style:family="text">
      <style:text-properties fo:language="en" fo:country="GB"/>
    </style:style>
    <style:style style:name="P456" style:parent-style-name="Normal" style:family="paragraph">
      <style:text-properties fo:language="en" fo:country="GB"/>
    </style:style>
    <style:style style:name="P457" style:parent-style-name="Normal" style:family="paragraph">
      <style:text-properties fo:language="en" fo:country="GB"/>
    </style:style>
    <style:style style:name="P458" style:parent-style-name="Normal" style:family="paragraph">
      <style:text-properties fo:language="en" fo:country="GB"/>
    </style:style>
    <style:style style:name="P459" style:parent-style-name="Normal" style:family="paragraph">
      <style:text-properties fo:language="en" fo:country="GB"/>
    </style:style>
    <style:style style:name="T460" style:parent-style-name="Policepardéfaut" style:family="text">
      <style:text-properties fo:language="en" fo:country="GB"/>
    </style:style>
    <style:style style:name="T461" style:parent-style-name="Policepardéfaut" style:family="text">
      <style:text-properties style:font-name="Segoe UI Emoji" style:font-name-complex="Segoe UI Emoji"/>
    </style:style>
    <style:style style:name="T462" style:parent-style-name="Policepardéfaut" style:family="text">
      <style:text-properties fo:language="en" fo:country="GB"/>
    </style:style>
    <style:style style:name="P463" style:parent-style-name="Normal" style:family="paragraph">
      <style:text-properties fo:language="en" fo:country="GB"/>
    </style:style>
    <style:style style:name="P464" style:parent-style-name="Normal" style:family="paragraph">
      <style:text-properties fo:language="en" fo:country="GB"/>
    </style:style>
    <style:style style:name="P465" style:parent-style-name="Normal" style:family="paragraph">
      <style:text-properties fo:language="en" fo:country="GB"/>
    </style:style>
    <style:style style:name="T466" style:parent-style-name="Policepardéfaut" style:family="text">
      <style:text-properties fo:language="en" fo:country="GB"/>
    </style:style>
    <style:style style:name="T467" style:parent-style-name="Policepardéfaut" style:family="text">
      <style:text-properties style:font-name="Segoe UI Emoji" style:font-name-complex="Segoe UI Emoji"/>
    </style:style>
    <style:style style:name="T468" style:parent-style-name="Policepardéfaut" style:family="text">
      <style:text-properties fo:language="en" fo:country="GB"/>
    </style:style>
    <style:style style:name="P469" style:parent-style-name="Normal" style:family="paragraph">
      <style:text-properties fo:language="en" fo:country="GB"/>
    </style:style>
    <style:style style:name="P470" style:parent-style-name="Normal" style:family="paragraph">
      <style:text-properties fo:language="en" fo:country="GB"/>
    </style:style>
    <style:style style:name="P471" style:parent-style-name="Normal" style:family="paragraph">
      <style:text-properties fo:language="en" fo:country="GB"/>
    </style:style>
    <style:style style:name="P472" style:parent-style-name="Normal" style:family="paragraph">
      <style:text-properties fo:language="en" fo:country="GB"/>
    </style:style>
    <style:style style:name="P473" style:parent-style-name="Normal" style:family="paragraph">
      <style:text-properties fo:language="en" fo:country="GB"/>
    </style:style>
    <style:style style:name="T474" style:parent-style-name="Policepardéfaut" style:family="text">
      <style:text-properties fo:language="en" fo:country="GB"/>
    </style:style>
    <style:style style:name="T475" style:parent-style-name="Policepardéfaut" style:family="text">
      <style:text-properties style:font-name="Segoe UI Emoji" style:font-name-complex="Segoe UI Emoji"/>
    </style:style>
    <style:style style:name="T476" style:parent-style-name="Policepardéfaut" style:family="text">
      <style:text-properties fo:language="en" fo:country="GB"/>
    </style:style>
    <style:style style:name="T477" style:parent-style-name="Policepardéfaut" style:family="text">
      <style:text-properties fo:language="en" fo:country="GB"/>
    </style:style>
    <style:style style:name="T478" style:parent-style-name="Policepardéfaut" style:family="text">
      <style:text-properties fo:language="en" fo:country="GB"/>
    </style:style>
    <style:style style:name="P479" style:parent-style-name="Normal" style:family="paragraph">
      <style:text-properties fo:language="en" fo:country="GB"/>
    </style:style>
    <style:style style:name="P480" style:parent-style-name="Normal" style:family="paragraph">
      <style:text-properties fo:language="en" fo:country="GB"/>
    </style:style>
    <style:style style:name="P481" style:parent-style-name="Normal" style:family="paragraph">
      <style:text-properties fo:language="en" fo:country="GB"/>
    </style:style>
    <style:style style:name="T482" style:parent-style-name="Policepardéfaut" style:family="text">
      <style:text-properties fo:language="en" fo:country="GB"/>
    </style:style>
    <style:style style:name="T483" style:parent-style-name="Policepardéfaut" style:family="text">
      <style:text-properties style:font-name="Segoe UI Emoji" style:font-name-complex="Segoe UI Emoji"/>
    </style:style>
    <style:style style:name="T484" style:parent-style-name="Policepardéfaut" style:family="text">
      <style:text-properties style:font-name="Segoe UI Emoji" style:font-name-complex="Segoe UI Emoji"/>
    </style:style>
    <style:style style:name="T485" style:parent-style-name="Policepardéfaut" style:family="text">
      <style:text-properties fo:language="en" fo:country="GB"/>
    </style:style>
    <style:style style:name="T486" style:parent-style-name="Policepardéfaut" style:family="text">
      <style:text-properties fo:language="en" fo:country="GB"/>
    </style:style>
    <style:style style:name="T487" style:parent-style-name="Policepardéfaut" style:family="text">
      <style:text-properties fo:language="en" fo:country="GB"/>
    </style:style>
    <style:style style:name="P488" style:parent-style-name="Normal" style:family="paragraph">
      <style:text-properties fo:language="en" fo:country="GB"/>
    </style:style>
    <style:style style:name="T489" style:parent-style-name="Policepardéfaut" style:family="text">
      <style:text-properties fo:language="en" fo:country="GB"/>
    </style:style>
    <style:style style:name="T490" style:parent-style-name="Policepardéfaut" style:family="text">
      <style:text-properties style:font-name="Segoe UI Emoji" style:font-name-complex="Segoe UI Emoji"/>
    </style:style>
    <style:style style:name="T491" style:parent-style-name="Policepardéfaut" style:family="text">
      <style:text-properties fo:language="en" fo:country="GB"/>
    </style:style>
    <style:style style:name="P492" style:parent-style-name="Normal" style:family="paragraph">
      <style:text-properties fo:language="en" fo:country="GB"/>
    </style:style>
    <style:style style:name="P493" style:parent-style-name="Normal" style:family="paragraph">
      <style:text-properties fo:language="en" fo:country="GB"/>
    </style:style>
    <style:style style:name="P494" style:parent-style-name="Normal" style:family="paragraph">
      <style:text-properties fo:language="en" fo:country="GB"/>
    </style:style>
    <style:style style:name="T495" style:parent-style-name="Policepardéfaut" style:family="text">
      <style:text-properties fo:language="en" fo:country="GB"/>
    </style:style>
    <style:style style:name="T496" style:parent-style-name="Policepardéfaut" style:family="text">
      <style:text-properties style:font-name="Segoe UI Emoji" style:font-name-complex="Segoe UI Emoji"/>
    </style:style>
    <style:style style:name="T497" style:parent-style-name="Policepardéfaut" style:family="text">
      <style:text-properties style:font-name="Arial" style:font-name-complex="Arial"/>
    </style:style>
    <style:style style:name="T498" style:parent-style-name="Policepardéfaut" style:family="text">
      <style:text-properties fo:language="en" fo:country="GB"/>
    </style:style>
    <style:style style:name="T499" style:parent-style-name="Policepardéfaut" style:family="text">
      <style:text-properties fo:language="en" fo:country="GB"/>
    </style:style>
    <style:style style:name="T500" style:parent-style-name="Policepardéfaut" style:family="text">
      <style:text-properties fo:language="en" fo:country="GB"/>
    </style:style>
    <style:style style:name="P501" style:parent-style-name="Normal" style:family="paragraph">
      <style:text-properties fo:language="en" fo:country="GB"/>
    </style:style>
    <style:style style:name="P502" style:parent-style-name="Normal" style:family="paragraph">
      <style:text-properties fo:language="en" fo:country="GB"/>
    </style:style>
    <style:style style:name="T503" style:parent-style-name="Policepardéfaut" style:family="text">
      <style:text-properties fo:language="en" fo:country="GB"/>
    </style:style>
    <style:style style:name="T504" style:parent-style-name="Policepardéfaut" style:family="text">
      <style:text-properties style:font-name="Arial" style:font-name-complex="Arial" fo:language="en" fo:country="GB"/>
    </style:style>
    <style:style style:name="T505" style:parent-style-name="Policepardéfaut" style:family="text">
      <style:text-properties fo:language="en" fo:country="GB"/>
    </style:style>
    <style:style style:name="P506" style:parent-style-name="Normal" style:family="paragraph">
      <style:text-properties fo:language="en" fo:country="GB"/>
    </style:style>
    <style:style style:name="T507" style:parent-style-name="Policepardéfaut" style:family="text">
      <style:text-properties fo:language="en" fo:country="GB"/>
    </style:style>
    <style:style style:name="T508" style:parent-style-name="Policepardéfaut" style:family="text">
      <style:text-properties fo:language="en" fo:country="GB"/>
    </style:style>
    <style:style style:name="P509" style:parent-style-name="Normal" style:family="paragraph">
      <style:text-properties fo:language="en" fo:country="GB"/>
    </style:style>
    <style:style style:name="P510" style:parent-style-name="Normal" style:family="paragraph">
      <style:text-properties fo:language="en" fo:country="GB"/>
    </style:style>
    <style:style style:name="P511" style:parent-style-name="Normal" style:family="paragraph">
      <style:text-properties fo:language="en" fo:country="GB"/>
    </style:style>
    <style:style style:name="P512" style:parent-style-name="Normal" style:family="paragraph">
      <style:text-properties fo:language="en" fo:country="GB"/>
    </style:style>
    <style:style style:name="T513" style:parent-style-name="Policepardéfaut" style:family="text">
      <style:text-properties fo:language="en" fo:country="GB"/>
    </style:style>
    <style:style style:name="T514" style:parent-style-name="Policepardéfaut" style:family="text">
      <style:text-properties style:font-name="Segoe UI Emoji" style:font-name-complex="Segoe UI Emoji"/>
    </style:style>
    <style:style style:name="T515" style:parent-style-name="Policepardéfaut" style:family="text">
      <style:text-properties fo:language="en" fo:country="GB"/>
    </style:style>
    <style:style style:name="P516" style:parent-style-name="Normal" style:family="paragraph">
      <style:text-properties fo:language="en" fo:country="GB"/>
    </style:style>
    <style:style style:name="T517" style:parent-style-name="Policepardéfaut" style:family="text">
      <style:text-properties fo:language="en" fo:country="GB"/>
    </style:style>
    <style:style style:name="T518" style:parent-style-name="Policepardéfaut" style:family="text">
      <style:text-properties style:font-name="Segoe UI Emoji" style:font-name-complex="Segoe UI Emoji"/>
    </style:style>
    <style:style style:name="T519" style:parent-style-name="Policepardéfaut" style:family="text">
      <style:text-properties fo:language="en" fo:country="GB"/>
    </style:style>
    <style:style style:name="T520" style:parent-style-name="Policepardéfaut" style:family="text">
      <style:text-properties fo:language="en" fo:country="GB"/>
    </style:style>
    <style:style style:name="T521" style:parent-style-name="Policepardéfaut" style:family="text">
      <style:text-properties fo:language="en" fo:country="GB"/>
    </style:style>
    <style:style style:name="P522" style:parent-style-name="Normal" style:family="paragraph">
      <style:text-properties fo:language="en" fo:country="GB"/>
    </style:style>
    <style:style style:name="P523" style:parent-style-name="Normal" style:family="paragraph">
      <style:text-properties fo:language="en" fo:country="GB"/>
    </style:style>
    <style:style style:name="T524" style:parent-style-name="Policepardéfaut" style:family="text">
      <style:text-properties fo:language="en" fo:country="GB"/>
    </style:style>
    <style:style style:name="T525" style:parent-style-name="Policepardéfaut" style:family="text">
      <style:text-properties style:font-name="Segoe UI Emoji" style:font-name-complex="Segoe UI Emoji"/>
    </style:style>
    <style:style style:name="T526" style:parent-style-name="Policepardéfaut" style:family="text">
      <style:text-properties fo:language="en" fo:country="GB"/>
    </style:style>
    <style:style style:name="T527" style:parent-style-name="Policepardéfaut" style:family="text">
      <style:text-properties fo:language="en" fo:country="GB"/>
    </style:style>
    <style:style style:name="T528" style:parent-style-name="Policepardéfaut" style:family="text">
      <style:text-properties fo:language="en" fo:country="GB"/>
    </style:style>
    <style:style style:name="P529" style:parent-style-name="Normal" style:family="paragraph">
      <style:text-properties fo:language="en" fo:country="GB"/>
    </style:style>
    <style:style style:name="T530" style:parent-style-name="Policepardéfaut" style:family="text">
      <style:text-properties fo:language="en" fo:country="GB"/>
    </style:style>
    <style:style style:name="T531" style:parent-style-name="Policepardéfaut" style:family="text">
      <style:text-properties style:font-name="Segoe UI Emoji" style:font-name-complex="Segoe UI Emoji" fo:language="en" fo:country="GB"/>
    </style:style>
    <style:style style:name="T532" style:parent-style-name="Policepardéfaut" style:family="text">
      <style:text-properties fo:language="en" fo:country="GB"/>
    </style:style>
    <style:style style:name="T533" style:parent-style-name="Policepardéfaut" style:family="text">
      <style:text-properties style:font-name="Calibri" style:font-name-complex="Calibri" fo:language="en" fo:country="GB"/>
    </style:style>
    <style:style style:name="T534" style:parent-style-name="Policepardéfaut" style:family="text">
      <style:text-properties fo:language="en" fo:country="GB"/>
    </style:style>
    <style:style style:name="T535" style:parent-style-name="Policepardéfaut" style:family="text">
      <style:text-properties fo:language="en" fo:country="GB"/>
    </style:style>
    <style:style style:name="T536" style:parent-style-name="Policepardéfaut" style:family="text">
      <style:text-properties fo:language="en" fo:country="GB"/>
    </style:style>
    <style:style style:name="T537" style:parent-style-name="Policepardéfaut" style:family="text">
      <style:text-properties fo:language="en" fo:country="GB"/>
    </style:style>
    <style:style style:name="T538" style:parent-style-name="Policepardéfaut" style:family="text">
      <style:text-properties style:font-name="Segoe UI Emoji" style:font-name-complex="Segoe UI Emoji"/>
    </style:style>
    <style:style style:name="T539" style:parent-style-name="Policepardéfaut" style:family="text">
      <style:text-properties fo:language="en" fo:country="GB"/>
    </style:style>
    <style:style style:name="P540" style:parent-style-name="Normal" style:family="paragraph">
      <style:text-properties fo:language="en" fo:country="GB"/>
    </style:style>
    <style:style style:name="P541" style:parent-style-name="Normal" style:family="paragraph">
      <style:text-properties fo:language="en" fo:country="GB"/>
    </style:style>
    <style:style style:name="P542" style:parent-style-name="Normal" style:family="paragraph">
      <style:text-properties fo:language="en" fo:country="GB"/>
    </style:style>
    <style:style style:name="T543" style:parent-style-name="Policepardéfaut" style:family="text">
      <style:text-properties fo:language="en" fo:country="GB"/>
    </style:style>
    <style:style style:name="T544" style:parent-style-name="Policepardéfaut" style:family="text">
      <style:text-properties style:font-name="Segoe UI Emoji" style:font-name-complex="Segoe UI Emoji"/>
    </style:style>
    <style:style style:name="T545" style:parent-style-name="Policepardéfaut" style:family="text">
      <style:text-properties fo:language="en" fo:country="GB"/>
    </style:style>
    <style:style style:name="P546" style:parent-style-name="Normal" style:family="paragraph">
      <style:text-properties fo:language="en" fo:country="GB"/>
    </style:style>
    <style:style style:name="P547" style:parent-style-name="Normal" style:family="paragraph">
      <style:text-properties fo:language="en" fo:country="GB"/>
    </style:style>
    <style:style style:name="T548" style:parent-style-name="Policepardéfaut" style:family="text">
      <style:text-properties fo:language="en" fo:country="GB"/>
    </style:style>
    <style:style style:name="T549" style:parent-style-name="Policepardéfaut" style:family="text">
      <style:text-properties fo:language="en" fo:country="GB"/>
    </style:style>
    <style:style style:name="P550" style:parent-style-name="Normal" style:family="paragraph">
      <style:text-properties fo:language="en" fo:country="GB"/>
    </style:style>
    <style:style style:name="P551" style:parent-style-name="Normal" style:family="paragraph">
      <style:text-properties fo:language="en" fo:country="GB"/>
    </style:style>
    <style:style style:name="P552" style:parent-style-name="Normal" style:family="paragraph">
      <style:text-properties fo:language="en" fo:country="GB"/>
    </style:style>
    <style:style style:name="P553" style:parent-style-name="Normal" style:family="paragraph">
      <style:text-properties fo:language="en" fo:country="GB"/>
    </style:style>
    <style:style style:name="P554" style:parent-style-name="Normal" style:family="paragraph">
      <style:text-properties fo:language="en" fo:country="GB"/>
    </style:style>
    <style:style style:name="T555" style:parent-style-name="Policepardéfaut" style:family="text">
      <style:text-properties fo:language="en" fo:country="GB"/>
    </style:style>
    <style:style style:name="T556" style:parent-style-name="Policepardéfaut" style:family="text">
      <style:text-properties fo:language="en" fo:country="GB"/>
    </style:style>
    <style:style style:name="P557" style:parent-style-name="Normal" style:family="paragraph">
      <style:text-properties fo:language="en" fo:country="GB"/>
    </style:style>
    <style:style style:name="P558" style:parent-style-name="Normal" style:family="paragraph">
      <style:text-properties fo:language="en" fo:country="GB"/>
    </style:style>
    <style:style style:name="P559" style:parent-style-name="Normal" style:family="paragraph">
      <style:text-properties fo:language="en" fo:country="GB"/>
    </style:style>
    <style:style style:name="T560" style:parent-style-name="Policepardéfaut" style:family="text">
      <style:text-properties fo:language="en" fo:country="GB"/>
    </style:style>
    <style:style style:name="T561" style:parent-style-name="Policepardéfaut" style:family="text">
      <style:text-properties fo:language="en" fo:country="GB"/>
    </style:style>
    <style:style style:name="P562" style:parent-style-name="Normal" style:family="paragraph">
      <style:text-properties fo:language="en" fo:country="GB"/>
    </style:style>
    <style:style style:name="P563" style:parent-style-name="Normal" style:family="paragraph">
      <style:text-properties fo:language="en" fo:country="GB"/>
    </style:style>
    <style:style style:name="P564" style:parent-style-name="Normal" style:family="paragraph">
      <style:text-properties fo:language="en" fo:country="GB"/>
    </style:style>
    <style:style style:name="T565" style:parent-style-name="Policepardéfaut" style:family="text">
      <style:text-properties fo:language="en" fo:country="GB"/>
    </style:style>
    <style:style style:name="P566" style:parent-style-name="Normal" style:family="paragraph">
      <style:text-properties fo:language="en" fo:country="GB"/>
    </style:style>
    <style:style style:name="P567" style:parent-style-name="Normal" style:family="paragraph">
      <style:text-properties fo:language="en" fo:country="GB"/>
    </style:style>
    <style:style style:name="T568" style:parent-style-name="Policepardéfaut" style:family="text">
      <style:text-properties fo:language="en" fo:country="GB"/>
    </style:style>
    <style:style style:name="T569" style:parent-style-name="Policepardéfaut" style:family="text">
      <style:text-properties style:font-name="Segoe UI Emoji" style:font-name-complex="Segoe UI Emoji"/>
    </style:style>
    <style:style style:name="T570" style:parent-style-name="Policepardéfaut" style:family="text">
      <style:text-properties fo:language="en" fo:country="GB"/>
    </style:style>
    <style:style style:name="T571" style:parent-style-name="Policepardéfaut" style:family="text">
      <style:text-properties fo:language="en" fo:country="GB"/>
    </style:style>
    <style:style style:name="T572" style:parent-style-name="Policepardéfaut" style:family="text">
      <style:text-properties fo:language="en" fo:country="GB"/>
    </style:style>
    <style:style style:name="P573" style:parent-style-name="Normal" style:family="paragraph">
      <style:text-properties fo:language="en" fo:country="GB"/>
    </style:style>
    <style:style style:name="P574" style:parent-style-name="Normal" style:family="paragraph">
      <style:text-properties fo:language="en" fo:country="GB"/>
    </style:style>
    <style:style style:name="P575" style:parent-style-name="Normal" style:family="paragraph">
      <style:text-properties fo:language="en" fo:country="GB"/>
    </style:style>
    <style:style style:name="T576" style:parent-style-name="Policepardéfaut" style:family="text">
      <style:text-properties fo:language="en" fo:country="GB"/>
    </style:style>
    <style:style style:name="T577" style:parent-style-name="Policepardéfaut" style:family="text">
      <style:text-properties style:font-name="Segoe UI Emoji" style:font-name-complex="Segoe UI Emoji"/>
    </style:style>
    <style:style style:name="T578" style:parent-style-name="Policepardéfaut" style:family="text">
      <style:text-properties style:font-name="Segoe UI Emoji" style:font-name-complex="Segoe UI Emoji"/>
    </style:style>
    <style:style style:name="T579" style:parent-style-name="Policepardéfaut" style:family="text">
      <style:text-properties fo:language="en" fo:country="GB"/>
    </style:style>
    <style:style style:name="P580" style:parent-style-name="Normal" style:family="paragraph">
      <style:text-properties fo:language="en" fo:country="GB"/>
    </style:style>
    <style:style style:name="T581" style:parent-style-name="Policepardéfaut" style:family="text">
      <style:text-properties fo:language="en" fo:country="GB"/>
    </style:style>
    <style:style style:name="T582" style:parent-style-name="Policepardéfaut" style:family="text">
      <style:text-properties style:font-name="Segoe UI Emoji" style:font-name-complex="Segoe UI Emoji"/>
    </style:style>
    <style:style style:name="T583" style:parent-style-name="Policepardéfaut" style:family="text">
      <style:text-properties fo:language="en" fo:country="GB"/>
    </style:style>
    <style:style style:name="P584" style:parent-style-name="Normal" style:family="paragraph">
      <style:text-properties fo:language="en" fo:country="GB"/>
    </style:style>
    <style:style style:name="T585" style:parent-style-name="Policepardéfaut" style:family="text">
      <style:text-properties fo:language="en" fo:country="GB"/>
    </style:style>
    <style:style style:name="T586" style:parent-style-name="Policepardéfaut" style:family="text">
      <style:text-properties style:font-name="Segoe UI Emoji" style:font-name-complex="Segoe UI Emoji"/>
    </style:style>
    <style:style style:name="T587" style:parent-style-name="Policepardéfaut" style:family="text">
      <style:text-properties fo:language="en" fo:country="GB"/>
    </style:style>
    <style:style style:name="P588" style:parent-style-name="Normal" style:family="paragraph">
      <style:text-properties fo:language="en" fo:country="GB"/>
    </style:style>
    <style:style style:name="P589" style:parent-style-name="Normal" style:family="paragraph">
      <style:text-properties fo:language="en" fo:country="GB"/>
    </style:style>
    <style:style style:name="P590" style:parent-style-name="Normal" style:family="paragraph">
      <style:text-properties fo:language="en" fo:country="GB"/>
    </style:style>
    <style:style style:name="P591" style:parent-style-name="Normal" style:family="paragraph">
      <style:text-properties fo:language="en" fo:country="GB"/>
    </style:style>
    <style:style style:name="T592" style:parent-style-name="Policepardéfaut" style:family="text">
      <style:text-properties fo:language="en" fo:country="GB"/>
    </style:style>
    <style:style style:name="T593" style:parent-style-name="Policepardéfaut" style:family="text">
      <style:text-properties style:font-name="Segoe UI Emoji" style:font-name-complex="Segoe UI Emoji"/>
    </style:style>
    <style:style style:name="T594" style:parent-style-name="Policepardéfaut" style:family="text">
      <style:text-properties fo:language="en" fo:country="GB"/>
    </style:style>
    <style:style style:name="P595" style:parent-style-name="Normal" style:family="paragraph">
      <style:text-properties fo:language="en" fo:country="GB"/>
    </style:style>
    <style:style style:name="T596" style:parent-style-name="Policepardéfaut" style:family="text">
      <style:text-properties fo:language="en" fo:country="GB"/>
    </style:style>
    <style:style style:name="T597" style:parent-style-name="Policepardéfaut" style:family="text">
      <style:text-properties style:font-name="Segoe UI Emoji" style:font-name-complex="Segoe UI Emoji"/>
    </style:style>
    <style:style style:name="T598" style:parent-style-name="Policepardéfaut" style:family="text">
      <style:text-properties fo:language="en" fo:country="GB"/>
    </style:style>
    <style:style style:name="T599" style:parent-style-name="Policepardéfaut" style:family="text">
      <style:text-properties fo:language="en" fo:country="GB"/>
    </style:style>
    <style:style style:name="T600" style:parent-style-name="Policepardéfaut" style:family="text">
      <style:text-properties fo:language="en" fo:country="GB"/>
    </style:style>
    <style:style style:name="P601" style:parent-style-name="Normal" style:family="paragraph">
      <style:text-properties fo:language="en" fo:country="GB"/>
    </style:style>
    <style:style style:name="T602" style:parent-style-name="Policepardéfaut" style:family="text">
      <style:text-properties fo:language="en" fo:country="GB"/>
    </style:style>
    <style:style style:name="T603" style:parent-style-name="Policepardéfaut" style:family="text">
      <style:text-properties style:font-name="Segoe UI Emoji" style:font-name-complex="Segoe UI Emoji"/>
    </style:style>
    <style:style style:name="T604" style:parent-style-name="Policepardéfaut" style:family="text">
      <style:text-properties fo:language="en" fo:country="GB"/>
    </style:style>
    <style:style style:name="T605" style:parent-style-name="Policepardéfaut" style:family="text">
      <style:text-properties fo:language="en" fo:country="GB"/>
    </style:style>
    <style:style style:name="T606" style:parent-style-name="Policepardéfaut" style:family="text">
      <style:text-properties fo:language="en" fo:country="GB"/>
    </style:style>
    <style:style style:name="T607" style:parent-style-name="Policepardéfaut" style:family="text">
      <style:text-properties style:font-name="Segoe UI Emoji" style:font-name-complex="Segoe UI Emoji"/>
    </style:style>
    <style:style style:name="T608" style:parent-style-name="Policepardéfaut" style:family="text">
      <style:text-properties fo:language="en" fo:country="GB"/>
    </style:style>
    <style:style style:name="T609" style:parent-style-name="Policepardéfaut" style:family="text">
      <style:text-properties fo:language="en" fo:country="GB"/>
    </style:style>
    <style:style style:name="T610" style:parent-style-name="Policepardéfaut" style:family="text">
      <style:text-properties fo:language="en" fo:country="GB"/>
    </style:style>
    <style:style style:name="P611" style:parent-style-name="Normal" style:family="paragraph">
      <style:text-properties fo:language="en" fo:country="GB"/>
    </style:style>
    <style:style style:name="T612" style:parent-style-name="Policepardéfaut" style:family="text">
      <style:text-properties fo:language="en" fo:country="GB"/>
    </style:style>
    <style:style style:name="T613" style:parent-style-name="Policepardéfaut" style:family="text">
      <style:text-properties style:font-name="Segoe UI Emoji" style:font-name-complex="Segoe UI Emoji"/>
    </style:style>
    <style:style style:name="T614" style:parent-style-name="Policepardéfaut" style:family="text">
      <style:text-properties fo:language="en" fo:country="GB"/>
    </style:style>
    <style:style style:name="T615" style:parent-style-name="Policepardéfaut" style:family="text">
      <style:text-properties fo:language="en" fo:country="GB"/>
    </style:style>
    <style:style style:name="T616" style:parent-style-name="Policepardéfaut" style:family="text">
      <style:text-properties fo:language="en" fo:country="GB"/>
    </style:style>
    <style:style style:name="P617" style:parent-style-name="Normal" style:family="paragraph">
      <style:text-properties fo:language="en" fo:country="GB"/>
    </style:style>
    <style:style style:name="T618" style:parent-style-name="Policepardéfaut" style:family="text">
      <style:text-properties fo:language="en" fo:country="GB"/>
    </style:style>
    <style:style style:name="T619" style:parent-style-name="Policepardéfaut" style:family="text">
      <style:text-properties style:font-name="Segoe UI Emoji" style:font-name-complex="Segoe UI Emoji"/>
    </style:style>
    <style:style style:name="T620" style:parent-style-name="Policepardéfaut" style:family="text">
      <style:text-properties fo:language="en" fo:country="GB"/>
    </style:style>
    <style:style style:name="T621" style:parent-style-name="Policepardéfaut" style:family="text">
      <style:text-properties fo:language="en" fo:country="GB"/>
    </style:style>
    <style:style style:name="T622" style:parent-style-name="Policepardéfaut" style:family="text">
      <style:text-properties fo:language="en" fo:country="GB"/>
    </style:style>
    <style:style style:name="P623" style:parent-style-name="Normal" style:family="paragraph">
      <style:text-properties fo:language="en" fo:country="GB"/>
    </style:style>
    <style:style style:name="T624" style:parent-style-name="Policepardéfaut" style:family="text">
      <style:text-properties fo:language="en" fo:country="GB"/>
    </style:style>
    <style:style style:name="T625" style:parent-style-name="Policepardéfaut" style:family="text">
      <style:text-properties style:font-name="Segoe UI Emoji" style:font-name-complex="Segoe UI Emoji"/>
    </style:style>
    <style:style style:name="T626" style:parent-style-name="Policepardéfaut" style:family="text">
      <style:text-properties fo:language="en" fo:country="GB"/>
    </style:style>
    <style:style style:name="T627" style:parent-style-name="Policepardéfaut" style:family="text">
      <style:text-properties fo:language="en" fo:country="GB"/>
    </style:style>
    <style:style style:name="T628" style:parent-style-name="Policepardéfaut" style:family="text">
      <style:text-properties fo:language="en" fo:country="GB"/>
    </style:style>
    <style:style style:name="P629" style:parent-style-name="Normal" style:family="paragraph">
      <style:text-properties fo:language="en" fo:country="GB"/>
    </style:style>
    <style:style style:name="P630" style:parent-style-name="Normal" style:family="paragraph">
      <style:text-properties fo:language="en" fo:country="GB"/>
    </style:style>
    <style:style style:name="P631" style:parent-style-name="Normal" style:family="paragraph">
      <style:text-properties fo:language="en" fo:country="GB"/>
    </style:style>
    <style:style style:name="P632" style:parent-style-name="Normal" style:family="paragraph">
      <style:text-properties fo:language="en" fo:country="GB"/>
    </style:style>
    <style:style style:name="T633" style:parent-style-name="Policepardéfaut" style:family="text">
      <style:text-properties fo:language="en" fo:country="GB"/>
    </style:style>
    <style:style style:name="T634" style:parent-style-name="Policepardéfaut" style:family="text">
      <style:text-properties style:font-name="Segoe UI Emoji" style:font-name-complex="Segoe UI Emoji"/>
    </style:style>
    <style:style style:name="T635" style:parent-style-name="Policepardéfaut" style:family="text">
      <style:text-properties fo:language="en" fo:country="GB"/>
    </style:style>
    <style:style style:name="P636" style:parent-style-name="Normal" style:family="paragraph">
      <style:text-properties fo:language="en" fo:country="GB"/>
    </style:style>
    <style:style style:name="P637" style:parent-style-name="Normal" style:family="paragraph">
      <style:text-properties fo:language="en" fo:country="GB"/>
    </style:style>
    <style:style style:name="P638" style:parent-style-name="Normal" style:family="paragraph">
      <style:text-properties fo:language="en" fo:country="GB"/>
    </style:style>
    <style:style style:name="T639" style:parent-style-name="Policepardéfaut" style:family="text">
      <style:text-properties fo:language="en" fo:country="GB"/>
    </style:style>
    <style:style style:name="T640" style:parent-style-name="Policepardéfaut" style:family="text">
      <style:text-properties style:font-name="Segoe UI Emoji" style:font-name-complex="Segoe UI Emoji"/>
    </style:style>
    <style:style style:name="T641" style:parent-style-name="Policepardéfaut" style:family="text">
      <style:text-properties fo:language="en" fo:country="GB"/>
    </style:style>
    <style:style style:name="P642" style:parent-style-name="Normal" style:family="paragraph">
      <style:text-properties fo:language="en" fo:country="GB"/>
    </style:style>
    <style:style style:name="P643" style:parent-style-name="Normal" style:family="paragraph">
      <style:text-properties fo:language="en" fo:country="GB"/>
    </style:style>
    <style:style style:name="P644" style:parent-style-name="Normal" style:family="paragraph">
      <style:text-properties fo:language="en" fo:country="GB"/>
    </style:style>
    <style:style style:name="P645" style:parent-style-name="Normal" style:family="paragraph">
      <style:text-properties fo:language="en" fo:country="GB"/>
    </style:style>
    <style:style style:name="P646" style:parent-style-name="Normal" style:family="paragraph">
      <style:text-properties fo:language="en" fo:country="GB"/>
    </style:style>
    <style:style style:name="T647" style:parent-style-name="Policepardéfaut" style:family="text">
      <style:text-properties fo:language="en" fo:country="GB"/>
    </style:style>
    <style:style style:name="T648" style:parent-style-name="Policepardéfaut" style:family="text">
      <style:text-properties style:font-name="Segoe UI Emoji" style:font-name-complex="Segoe UI Emoji"/>
    </style:style>
    <style:style style:name="T649" style:parent-style-name="Policepardéfaut" style:family="text">
      <style:text-properties fo:language="en" fo:country="GB"/>
    </style:style>
    <style:style style:name="T650" style:parent-style-name="Policepardéfaut" style:family="text">
      <style:text-properties fo:language="en" fo:country="GB"/>
    </style:style>
    <style:style style:name="T651" style:parent-style-name="Policepardéfaut" style:family="text">
      <style:text-properties fo:language="en" fo:country="GB"/>
    </style:style>
    <style:style style:name="T652" style:parent-style-name="Policepardéfaut" style:family="text">
      <style:text-properties fo:language="en" fo:country="GB"/>
    </style:style>
    <style:style style:name="T653" style:parent-style-name="Policepardéfaut" style:family="text">
      <style:text-properties style:font-name="Segoe UI Emoji" style:font-name-complex="Segoe UI Emoji"/>
    </style:style>
    <style:style style:name="T654" style:parent-style-name="Policepardéfaut" style:family="text">
      <style:text-properties fo:language="en" fo:country="GB"/>
    </style:style>
    <style:style style:name="P655" style:parent-style-name="Normal" style:family="paragraph">
      <style:text-properties fo:language="en" fo:country="GB"/>
    </style:style>
    <style:style style:name="P656" style:parent-style-name="Normal" style:family="paragraph">
      <style:text-properties fo:language="en" fo:country="GB"/>
    </style:style>
    <style:style style:name="P657" style:parent-style-name="Normal" style:family="paragraph">
      <style:text-properties fo:language="en" fo:country="GB"/>
    </style:style>
    <style:style style:name="P658" style:parent-style-name="Normal" style:family="paragraph">
      <style:text-properties fo:language="en" fo:country="GB"/>
    </style:style>
    <style:style style:name="P659" style:parent-style-name="Normal" style:family="paragraph">
      <style:text-properties fo:language="en" fo:country="GB"/>
    </style:style>
    <style:style style:name="P660" style:parent-style-name="Normal" style:family="paragraph">
      <style:text-properties fo:language="en" fo:country="GB"/>
    </style:style>
    <style:style style:name="T661" style:parent-style-name="Policepardéfaut" style:family="text">
      <style:text-properties fo:language="en" fo:country="GB"/>
    </style:style>
    <style:style style:name="T662" style:parent-style-name="Policepardéfaut" style:family="text">
      <style:text-properties style:font-name="Segoe UI Emoji" style:font-name-complex="Segoe UI Emoji" fo:language="en" fo:country="GB"/>
    </style:style>
    <style:style style:name="T663" style:parent-style-name="Policepardéfaut" style:family="text">
      <style:text-properties fo:language="en" fo:country="GB"/>
    </style:style>
    <style:style style:name="T664" style:parent-style-name="Policepardéfaut" style:family="text">
      <style:text-properties fo:language="en" fo:country="GB"/>
    </style:style>
    <style:style style:name="T665" style:parent-style-name="Policepardéfaut" style:family="text">
      <style:text-properties fo:language="en" fo:country="GB"/>
    </style:style>
    <style:style style:name="P666" style:parent-style-name="Normal" style:family="paragraph">
      <style:text-properties fo:language="en" fo:country="GB"/>
    </style:style>
    <style:style style:name="P667" style:parent-style-name="Normal" style:family="paragraph">
      <style:text-properties fo:language="en" fo:country="GB"/>
    </style:style>
    <style:style style:name="P668" style:parent-style-name="Normal" style:family="paragraph">
      <style:text-properties fo:language="en" fo:country="GB"/>
    </style:style>
    <style:style style:name="T669" style:parent-style-name="Policepardéfaut" style:family="text">
      <style:text-properties fo:language="en" fo:country="GB"/>
    </style:style>
    <style:style style:name="T670" style:parent-style-name="Policepardéfaut" style:family="text">
      <style:text-properties style:font-name="Segoe UI Emoji" style:font-name-complex="Segoe UI Emoji"/>
    </style:style>
    <style:style style:name="T671" style:parent-style-name="Policepardéfaut" style:family="text">
      <style:text-properties fo:language="en" fo:country="GB"/>
    </style:style>
    <style:style style:name="P672" style:parent-style-name="Normal" style:family="paragraph">
      <style:text-properties fo:language="en" fo:country="GB"/>
    </style:style>
    <style:style style:name="P673" style:parent-style-name="Normal" style:family="paragraph">
      <style:text-properties fo:language="en" fo:country="GB"/>
    </style:style>
    <style:style style:name="P674" style:parent-style-name="Normal" style:family="paragraph">
      <style:text-properties fo:language="en" fo:country="GB"/>
    </style:style>
    <style:style style:name="P675" style:parent-style-name="Normal" style:family="paragraph">
      <style:text-properties fo:language="en" fo:country="GB"/>
    </style:style>
    <style:style style:name="T676" style:parent-style-name="Policepardéfaut" style:family="text">
      <style:text-properties fo:language="en" fo:country="GB"/>
    </style:style>
    <style:style style:name="T677" style:parent-style-name="Policepardéfaut" style:family="text">
      <style:text-properties style:font-name="Segoe UI Emoji" style:font-name-complex="Segoe UI Emoji" fo:language="en" fo:country="GB"/>
    </style:style>
    <style:style style:name="T678" style:parent-style-name="Policepardéfaut" style:family="text">
      <style:text-properties fo:language="en" fo:country="GB"/>
    </style:style>
    <style:style style:name="T679" style:parent-style-name="Policepardéfaut" style:family="text">
      <style:text-properties fo:language="en" fo:country="GB"/>
    </style:style>
    <style:style style:name="T680" style:parent-style-name="Policepardéfaut" style:family="text">
      <style:text-properties fo:language="en" fo:country="GB"/>
    </style:style>
    <style:style style:name="T681" style:parent-style-name="Policepardéfaut" style:family="text">
      <style:text-properties fo:language="en" fo:country="GB"/>
    </style:style>
    <style:style style:name="T682" style:parent-style-name="Policepardéfaut" style:family="text">
      <style:text-properties style:font-name="Segoe UI Emoji" style:font-name-complex="Segoe UI Emoji" fo:language="en" fo:country="GB"/>
    </style:style>
    <style:style style:name="T683" style:parent-style-name="Policepardéfaut" style:family="text">
      <style:text-properties fo:language="en" fo:country="GB"/>
    </style:style>
    <style:style style:name="T684" style:parent-style-name="Policepardéfaut" style:family="text">
      <style:text-properties fo:language="en" fo:country="GB"/>
    </style:style>
    <style:style style:name="T685" style:parent-style-name="Policepardéfaut" style:family="text">
      <style:text-properties fo:language="en" fo:country="GB"/>
    </style:style>
    <style:style style:name="P686" style:parent-style-name="Normal" style:family="paragraph">
      <style:text-properties fo:language="en" fo:country="GB"/>
    </style:style>
    <style:style style:name="P687" style:parent-style-name="Normal" style:family="paragraph">
      <style:text-properties fo:language="en" fo:country="GB"/>
    </style:style>
    <style:style style:name="P688" style:parent-style-name="Normal" style:family="paragraph">
      <style:text-properties fo:language="en" fo:country="GB"/>
    </style:style>
    <style:style style:name="T689" style:parent-style-name="Policepardéfaut" style:family="text">
      <style:text-properties fo:language="en" fo:country="GB"/>
    </style:style>
    <style:style style:name="T690" style:parent-style-name="Policepardéfaut" style:family="text">
      <style:text-properties style:font-name="Segoe UI Emoji" style:font-name-complex="Segoe UI Emoji" fo:language="en" fo:country="GB"/>
    </style:style>
    <style:style style:name="T691" style:parent-style-name="Policepardéfaut" style:family="text">
      <style:text-properties fo:language="en" fo:country="GB"/>
    </style:style>
    <style:style style:name="T692" style:parent-style-name="Policepardéfaut" style:family="text">
      <style:text-properties fo:language="en" fo:country="GB"/>
    </style:style>
    <style:style style:name="T693" style:parent-style-name="Policepardéfaut" style:family="text">
      <style:text-properties fo:language="en" fo:country="GB"/>
    </style:style>
    <style:style style:name="P694" style:parent-style-name="Normal" style:family="paragraph">
      <style:text-properties fo:language="en" fo:country="GB"/>
    </style:style>
    <style:style style:name="P695" style:parent-style-name="Normal" style:family="paragraph">
      <style:text-properties fo:language="en" fo:country="GB"/>
    </style:style>
    <style:style style:name="P696" style:parent-style-name="Normal" style:family="paragraph">
      <style:text-properties fo:language="en" fo:country="GB"/>
    </style:style>
    <style:style style:name="T697" style:parent-style-name="Policepardéfaut" style:family="text">
      <style:text-properties fo:language="en" fo:country="GB"/>
    </style:style>
    <style:style style:name="T698" style:parent-style-name="Policepardéfaut" style:family="text">
      <style:text-properties style:font-name="Segoe UI Emoji" style:font-name-complex="Segoe UI Emoji" fo:language="en" fo:country="GB"/>
    </style:style>
    <style:style style:name="T699" style:parent-style-name="Policepardéfaut" style:family="text">
      <style:text-properties fo:language="en" fo:country="GB"/>
    </style:style>
    <style:style style:name="T700" style:parent-style-name="Policepardéfaut" style:family="text">
      <style:text-properties fo:language="en" fo:country="GB"/>
    </style:style>
    <style:style style:name="T701" style:parent-style-name="Policepardéfaut" style:family="text">
      <style:text-properties fo:language="en" fo:country="GB"/>
    </style:style>
    <style:style style:name="P702" style:parent-style-name="Normal" style:family="paragraph">
      <style:text-properties fo:language="en" fo:country="GB"/>
    </style:style>
    <style:style style:name="P703" style:parent-style-name="Normal" style:family="paragraph">
      <style:text-properties fo:language="en" fo:country="GB"/>
    </style:style>
    <style:style style:name="P704" style:parent-style-name="Normal" style:family="paragraph">
      <style:text-properties fo:language="en" fo:country="GB"/>
    </style:style>
    <style:style style:name="P705" style:parent-style-name="Normal" style:family="paragraph">
      <style:text-properties fo:language="en" fo:country="GB"/>
    </style:style>
    <style:style style:name="T706" style:parent-style-name="Policepardéfaut" style:family="text">
      <style:text-properties fo:language="en" fo:country="GB"/>
    </style:style>
    <style:style style:name="T707" style:parent-style-name="Policepardéfaut" style:family="text">
      <style:text-properties style:font-name="Segoe UI Emoji" style:font-name-complex="Segoe UI Emoji" fo:language="en" fo:country="GB"/>
    </style:style>
    <style:style style:name="T708" style:parent-style-name="Policepardéfaut" style:family="text">
      <style:text-properties fo:language="en" fo:country="GB"/>
    </style:style>
    <style:style style:name="T709" style:parent-style-name="Policepardéfaut" style:family="text">
      <style:text-properties fo:language="en" fo:country="GB"/>
    </style:style>
    <style:style style:name="T710" style:parent-style-name="Policepardéfaut" style:family="text">
      <style:text-properties fo:language="en" fo:country="GB"/>
    </style:style>
    <style:style style:name="P711" style:parent-style-name="Normal" style:family="paragraph">
      <style:text-properties fo:language="en" fo:country="GB"/>
    </style:style>
    <style:style style:name="P712" style:parent-style-name="Normal" style:family="paragraph">
      <style:text-properties fo:language="en" fo:country="GB"/>
    </style:style>
    <style:style style:name="T713" style:parent-style-name="Policepardéfaut" style:family="text">
      <style:text-properties fo:language="en" fo:country="GB"/>
    </style:style>
    <style:style style:name="T714" style:parent-style-name="Policepardéfaut" style:family="text">
      <style:text-properties style:font-name="Segoe UI Emoji" style:font-name-complex="Segoe UI Emoji"/>
    </style:style>
    <style:style style:name="T715" style:parent-style-name="Policepardéfaut" style:family="text">
      <style:text-properties fo:language="en" fo:country="GB"/>
    </style:style>
    <style:style style:name="T716" style:parent-style-name="Policepardéfaut" style:family="text">
      <style:text-properties fo:language="en" fo:country="GB"/>
    </style:style>
    <style:style style:name="T717" style:parent-style-name="Policepardéfaut" style:family="text">
      <style:text-properties fo:language="en" fo:country="GB"/>
    </style:style>
    <style:style style:name="T718" style:parent-style-name="Policepardéfaut" style:family="text">
      <style:text-properties fo:language="en" fo:country="GB"/>
    </style:style>
    <style:style style:name="T719" style:parent-style-name="Policepardéfaut" style:family="text">
      <style:text-properties style:font-name="Segoe UI Emoji" style:font-name-complex="Segoe UI Emoji"/>
    </style:style>
    <style:style style:name="T720" style:parent-style-name="Policepardéfaut" style:family="text">
      <style:text-properties style:font-name="Segoe UI Emoji" style:font-name-complex="Segoe UI Emoji"/>
    </style:style>
    <style:style style:name="T721" style:parent-style-name="Policepardéfaut" style:family="text">
      <style:text-properties fo:language="en" fo:country="GB"/>
    </style:style>
    <style:style style:name="P722" style:parent-style-name="Normal" style:family="paragraph">
      <style:text-properties fo:language="en" fo:country="GB"/>
    </style:style>
    <style:style style:name="P723" style:parent-style-name="Normal" style:family="paragraph">
      <style:text-properties fo:language="en" fo:country="GB"/>
    </style:style>
    <style:style style:name="P724" style:parent-style-name="Normal" style:family="paragraph">
      <style:text-properties fo:language="en" fo:country="GB"/>
    </style:style>
    <style:style style:name="P725" style:parent-style-name="Normal" style:family="paragraph">
      <style:text-properties fo:language="en" fo:country="GB"/>
    </style:style>
    <style:style style:name="P726" style:parent-style-name="Normal" style:family="paragraph">
      <style:text-properties fo:language="en" fo:country="GB"/>
    </style:style>
    <style:style style:name="P727" style:parent-style-name="Normal" style:family="paragraph">
      <style:text-properties fo:language="en" fo:country="GB"/>
    </style:style>
    <style:style style:name="P728" style:parent-style-name="Normal" style:family="paragraph">
      <style:text-properties fo:language="en" fo:country="GB"/>
    </style:style>
    <style:style style:name="P729" style:parent-style-name="Normal" style:family="paragraph">
      <style:text-properties fo:language="en" fo:country="GB"/>
    </style:style>
    <style:style style:name="P730" style:parent-style-name="Normal" style:family="paragraph">
      <style:text-properties fo:language="en" fo:country="GB"/>
    </style:style>
    <style:style style:name="P731" style:parent-style-name="Normal" style:family="paragraph">
      <style:text-properties fo:language="en" fo:country="GB"/>
    </style:style>
    <style:style style:name="P732" style:parent-style-name="Normal" style:family="paragraph">
      <style:text-properties fo:language="en" fo:country="GB"/>
    </style:style>
    <style:style style:name="P733" style:parent-style-name="Normal" style:family="paragraph">
      <style:text-properties fo:language="en" fo:country="GB"/>
    </style:style>
    <style:style style:name="P734" style:parent-style-name="Normal" style:family="paragraph">
      <style:text-properties fo:language="en" fo:country="GB"/>
    </style:style>
    <style:style style:name="P735" style:parent-style-name="Normal" style:family="paragraph">
      <style:text-properties fo:language="en" fo:country="GB"/>
    </style:style>
    <style:style style:name="P736" style:parent-style-name="Normal" style:family="paragraph">
      <style:text-properties fo:language="en" fo:country="GB"/>
    </style:style>
    <style:style style:name="T737" style:parent-style-name="Policepardéfaut" style:family="text">
      <style:text-properties style:font-name="Segoe UI Emoji" style:font-name-complex="Segoe UI Emoji"/>
    </style:style>
    <style:style style:name="T738" style:parent-style-name="Policepardéfaut" style:family="text">
      <style:text-properties style:font-name="Calibri" style:font-name-complex="Calibri"/>
    </style:style>
    <style:style style:name="T739" style:parent-style-name="Policepardéfaut" style:family="text">
      <style:text-properties style:font-name="Segoe UI Emoji" style:font-name-complex="Segoe UI Emoji"/>
    </style:style>
    <style:style style:name="T740" style:parent-style-name="Policepardéfaut" style:family="text">
      <style:text-properties style:font-name="Calibri" style:font-name-complex="Calibri"/>
    </style:style>
    <style:style style:name="T741" style:parent-style-name="Policepardéfaut" style:family="text">
      <style:text-properties style:font-name="Calibri" style:font-name-complex="Calibri"/>
    </style:style>
    <style:style style:name="T742" style:parent-style-name="Policepardéfaut" style:family="text">
      <style:text-properties style:font-name="Segoe UI Emoji" style:font-name-complex="Segoe UI Emoji"/>
    </style:style>
    <style:style style:name="T743" style:parent-style-name="Policepardéfaut" style:family="text">
      <style:text-properties style:font-name="Calibri" style:font-name-complex="Calibri"/>
    </style:style>
    <style:style style:name="T744" style:parent-style-name="Policepardéfaut" style:family="text">
      <style:text-properties style:font-name="Calibri" style:font-name-complex="Calibri"/>
    </style:style>
    <style:style style:name="T745" style:parent-style-name="Policepardéfaut" style:family="text">
      <style:text-properties style:font-name="Calibri" style:font-name-complex="Calibri"/>
    </style:style>
    <style:style style:name="T746" style:parent-style-name="Policepardéfaut" style:family="text">
      <style:text-properties style:font-name="Calibri" style:font-name-complex="Calibri"/>
    </style:style>
    <style:style style:name="T747" style:parent-style-name="Policepardéfaut" style:family="text">
      <style:text-properties style:font-name="Calibri" style:font-name-complex="Calibri"/>
    </style:style>
    <style:style style:name="T748" style:parent-style-name="Policepardéfaut" style:family="text">
      <style:text-properties style:font-name="Segoe UI Emoji" style:font-name-complex="Segoe UI Emoji"/>
    </style:style>
    <style:style style:name="T749" style:parent-style-name="Policepardéfaut" style:family="text">
      <style:text-properties style:font-name="Calibri" style:font-name-complex="Calibri"/>
    </style:style>
    <style:style style:name="T750" style:parent-style-name="Policepardéfaut" style:family="text">
      <style:text-properties style:font-name="Calibri" style:font-name-complex="Calibri"/>
    </style:style>
    <style:style style:name="T751" style:parent-style-name="Policepardéfaut" style:family="text">
      <style:text-properties style:font-name="Calibri" style:font-name-complex="Calibri"/>
    </style:style>
    <style:style style:name="T752" style:parent-style-name="Policepardéfaut" style:family="text">
      <style:text-properties style:font-name="Calibri" style:font-name-complex="Calibri"/>
    </style:style>
    <style:style style:name="T753" style:parent-style-name="Policepardéfaut" style:family="text">
      <style:text-properties style:font-name="Calibri" style:font-name-complex="Calibri"/>
    </style:style>
    <style:style style:name="T754" style:parent-style-name="Policepardéfaut" style:family="text">
      <style:text-properties style:font-name="Calibri" style:font-name-complex="Calibri"/>
    </style:style>
    <style:style style:name="T755" style:parent-style-name="Policepardéfaut" style:family="text">
      <style:text-properties style:font-name="Calibri" style:font-name-complex="Calibri"/>
    </style:style>
    <style:style style:name="T756" style:parent-style-name="Policepardéfaut" style:family="text">
      <style:text-properties style:font-name="Calibri" style:font-name-complex="Calibri"/>
    </style:style>
    <style:style style:name="T757" style:parent-style-name="Policepardéfaut" style:family="text">
      <style:text-properties style:font-name="Calibri" style:font-name-complex="Calibri"/>
    </style:style>
    <style:style style:name="T758" style:parent-style-name="Policepardéfaut" style:family="text">
      <style:text-properties style:font-name="Segoe UI Emoji" style:font-name-complex="Segoe UI Emoji"/>
    </style:style>
    <style:style style:name="T759" style:parent-style-name="Policepardéfaut" style:family="text">
      <style:text-properties style:font-name="Calibri" style:font-name-complex="Calibri"/>
    </style:style>
    <style:style style:name="T760" style:parent-style-name="Policepardéfaut" style:family="text">
      <style:text-properties style:font-name="Segoe UI Emoji" style:font-name-complex="Segoe UI Emoji"/>
    </style:style>
    <style:style style:name="T761" style:parent-style-name="Policepardéfaut" style:family="text">
      <style:text-properties style:font-name="Calibri" style:font-name-complex="Calibri"/>
    </style:style>
    <style:style style:name="T762" style:parent-style-name="Policepardéfaut" style:family="text">
      <style:text-properties style:font-name="Segoe UI Emoji" style:font-name-complex="Segoe UI Emoji"/>
    </style:style>
    <style:style style:name="T763" style:parent-style-name="Policepardéfaut" style:family="text">
      <style:text-properties style:font-name="Calibri" style:font-name-complex="Calibri"/>
    </style:style>
    <style:style style:name="T764" style:parent-style-name="Policepardéfaut" style:family="text">
      <style:text-properties style:font-name="Calibri" style:font-name-complex="Calibri"/>
    </style:style>
    <style:style style:name="T765" style:parent-style-name="Policepardéfaut" style:family="text">
      <style:text-properties style:font-name="Calibri" style:font-name-complex="Calibri"/>
    </style:style>
    <style:style style:name="T766" style:parent-style-name="Policepardéfaut" style:family="text">
      <style:text-properties style:font-name="Calibri" style:font-name-complex="Calibri"/>
    </style:style>
    <style:style style:name="T767" style:parent-style-name="Policepardéfaut" style:family="text">
      <style:text-properties style:font-name="Segoe UI Emoji" style:font-name-complex="Segoe UI Emoji"/>
    </style:style>
    <style:style style:name="T768" style:parent-style-name="Policepardéfaut" style:family="text">
      <style:text-properties style:font-name="Segoe UI Emoji" style:font-name-complex="Segoe UI Emoji"/>
    </style:style>
    <style:style style:name="T769" style:parent-style-name="Policepardéfaut" style:family="text">
      <style:text-properties style:font-name="Segoe UI Emoji" style:font-name-complex="Segoe UI Emoji"/>
    </style:style>
    <style:style style:name="T770" style:parent-style-name="Policepardéfaut" style:family="text">
      <style:text-properties style:font-name="Calibri" style:font-name-complex="Calibri"/>
    </style:style>
    <style:style style:name="T771" style:parent-style-name="Policepardéfaut" style:family="text">
      <style:text-properties style:font-name="Calibri" style:font-name-complex="Calibri"/>
    </style:style>
    <style:style style:name="T772" style:parent-style-name="Policepardéfaut" style:family="text">
      <style:text-properties style:font-name="Calibri" style:font-name-complex="Calibri"/>
    </style:style>
    <style:style style:name="T773" style:parent-style-name="Policepardéfaut" style:family="text">
      <style:text-properties style:font-name="Calibri" style:font-name-complex="Calibri"/>
    </style:style>
    <style:style style:name="T774" style:parent-style-name="Policepardéfaut" style:family="text">
      <style:text-properties style:font-name="Calibri" style:font-name-complex="Calibri"/>
    </style:style>
    <style:style style:name="T775" style:parent-style-name="Policepardéfaut" style:family="text">
      <style:text-properties style:font-name="Calibri" style:font-name-complex="Calibri"/>
    </style:style>
    <style:style style:name="T776" style:parent-style-name="Policepardéfaut" style:family="text">
      <style:text-properties fo:language="en" fo:country="GB"/>
    </style:style>
    <style:style style:name="P777" style:parent-style-name="Normal" style:family="paragraph">
      <style:text-properties fo:language="en" fo:country="GB"/>
    </style:style>
    <style:style style:name="P778" style:parent-style-name="Normal" style:family="paragraph">
      <style:text-properties fo:language="en" fo:country="GB"/>
    </style:style>
    <style:style style:name="P779" style:parent-style-name="Normal" style:family="paragraph">
      <style:text-properties fo:language="en" fo:country="GB"/>
    </style:style>
    <style:style style:name="P780" style:parent-style-name="Normal" style:family="paragraph">
      <style:text-properties fo:language="en" fo:country="GB"/>
    </style:style>
    <style:style style:name="P781" style:parent-style-name="Normal" style:family="paragraph">
      <style:text-properties fo:language="en" fo:country="GB"/>
    </style:style>
    <style:style style:name="T782" style:parent-style-name="Policepardéfaut" style:family="text">
      <style:text-properties fo:language="en" fo:country="GB"/>
    </style:style>
    <style:style style:name="T783" style:parent-style-name="Policepardéfaut" style:family="text">
      <style:text-properties fo:language="en" fo:country="GB"/>
    </style:style>
    <style:style style:name="P784" style:parent-style-name="Normal" style:family="paragraph">
      <style:text-properties fo:language="en" fo:country="GB"/>
    </style:style>
    <style:style style:name="P785" style:parent-style-name="Normal" style:family="paragraph">
      <style:text-properties fo:language="en" fo:country="GB"/>
    </style:style>
    <style:style style:name="P786" style:parent-style-name="Normal" style:family="paragraph">
      <style:text-properties fo:language="en" fo:country="GB"/>
    </style:style>
    <style:style style:name="P787" style:parent-style-name="Normal" style:family="paragraph">
      <style:text-properties fo:language="en" fo:country="GB"/>
    </style:style>
    <style:style style:name="P788" style:parent-style-name="Normal" style:family="paragraph">
      <style:text-properties fo:language="en" fo:country="GB"/>
    </style:style>
    <style:style style:name="P789" style:parent-style-name="Normal" style:family="paragraph">
      <style:text-properties fo:language="en" fo:country="GB"/>
    </style:style>
    <style:style style:name="P790" style:parent-style-name="Normal" style:family="paragraph">
      <style:text-properties fo:language="en" fo:country="GB"/>
    </style:style>
    <style:style style:name="P791" style:parent-style-name="Normal" style:family="paragraph">
      <style:text-properties fo:language="en" fo:country="GB"/>
    </style:style>
    <style:style style:name="P792" style:parent-style-name="Normal" style:family="paragraph">
      <style:text-properties fo:language="en" fo:country="GB"/>
    </style:style>
    <style:style style:name="P793" style:parent-style-name="Normal" style:family="paragraph">
      <style:text-properties fo:language="en" fo:country="GB"/>
    </style:style>
    <style:style style:name="P794" style:parent-style-name="Normal" style:family="paragraph">
      <style:text-properties fo:language="en" fo:country="GB"/>
    </style:style>
    <style:style style:name="P795" style:parent-style-name="Normal" style:family="paragraph">
      <style:text-properties fo:language="en" fo:country="GB"/>
    </style:style>
    <style:style style:name="P796" style:parent-style-name="Normal" style:family="paragraph">
      <style:text-properties fo:language="en" fo:country="GB"/>
    </style:style>
    <style:style style:name="P797" style:parent-style-name="Normal" style:family="paragraph">
      <style:text-properties fo:language="en" fo:country="GB"/>
    </style:style>
    <style:style style:name="P798" style:parent-style-name="Normal" style:family="paragraph">
      <style:text-properties fo:language="en" fo:country="GB"/>
    </style:style>
    <style:style style:name="P799" style:parent-style-name="Normal" style:family="paragraph">
      <style:text-properties fo:language="en" fo:country="GB"/>
    </style:style>
    <style:style style:name="P800" style:parent-style-name="Normal" style:family="paragraph">
      <style:text-properties fo:language="en" fo:country="GB"/>
    </style:style>
    <style:style style:name="P801" style:parent-style-name="Normal" style:family="paragraph">
      <style:text-properties fo:language="en" fo:country="GB"/>
    </style:style>
    <style:style style:name="P802" style:parent-style-name="Normal" style:family="paragraph">
      <style:text-properties fo:language="en" fo:country="GB"/>
    </style:style>
    <style:style style:name="P803" style:parent-style-name="Normal" style:family="paragraph">
      <style:text-properties fo:language="en" fo:country="GB"/>
    </style:style>
    <style:style style:name="P804" style:parent-style-name="Normal" style:family="paragraph">
      <style:text-properties fo:language="en" fo:country="GB"/>
    </style:style>
    <style:style style:name="P805" style:parent-style-name="Normal" style:family="paragraph">
      <style:text-properties fo:language="en" fo:country="GB"/>
    </style:style>
    <style:style style:name="P806" style:parent-style-name="Normal" style:family="paragraph">
      <style:text-properties fo:language="en" fo:country="GB"/>
    </style:style>
    <style:style style:name="P807" style:parent-style-name="Normal" style:family="paragraph">
      <style:text-properties fo:language="en" fo:country="GB"/>
    </style:style>
    <style:style style:name="P808" style:parent-style-name="Normal" style:family="paragraph">
      <style:text-properties fo:language="en" fo:country="GB"/>
    </style:style>
    <style:style style:name="P809" style:parent-style-name="Normal" style:family="paragraph">
      <style:text-properties fo:language="en" fo:country="GB"/>
    </style:style>
    <style:style style:name="P810" style:parent-style-name="Normal" style:family="paragraph">
      <style:text-properties fo:language="en" fo:country="GB"/>
    </style:style>
    <style:style style:name="P811" style:parent-style-name="Normal" style:family="paragraph">
      <style:text-properties fo:language="en" fo:country="GB"/>
    </style:style>
    <style:style style:name="T812" style:parent-style-name="Policepardéfaut" style:family="text">
      <style:text-properties fo:language="en" fo:country="GB"/>
    </style:style>
    <style:style style:name="T813" style:parent-style-name="Policepardéfaut" style:family="text">
      <style:text-properties style:font-name="Segoe UI Emoji" style:font-name-complex="Segoe UI Emoji"/>
    </style:style>
    <style:style style:name="T814" style:parent-style-name="Policepardéfaut" style:family="text">
      <style:text-properties style:font-name="Calibri" style:font-name-complex="Calibri"/>
    </style:style>
    <style:style style:name="T815" style:parent-style-name="Policepardéfaut" style:family="text">
      <style:text-properties style:font-name="Calibri" style:font-name-complex="Calibri"/>
    </style:style>
    <style:style style:name="T816" style:parent-style-name="Policepardéfaut" style:family="text">
      <style:text-properties style:font-name="Segoe UI Emoji" style:font-name-complex="Segoe UI Emoji"/>
    </style:style>
    <style:style style:name="T817" style:parent-style-name="Policepardéfaut" style:family="text">
      <style:text-properties fo:language="en" fo:country="GB"/>
    </style:style>
    <style:style style:name="P818" style:parent-style-name="Normal" style:family="paragraph">
      <style:text-properties fo:language="en" fo:country="GB"/>
    </style:style>
    <style:style style:name="P819" style:parent-style-name="Normal" style:family="paragraph">
      <style:text-properties fo:language="en" fo:country="GB"/>
    </style:style>
    <style:style style:name="P820" style:parent-style-name="Normal" style:family="paragraph">
      <style:text-properties fo:language="en" fo:country="GB"/>
    </style:style>
    <style:style style:name="P821" style:parent-style-name="Normal" style:family="paragraph">
      <style:text-properties fo:language="en" fo:country="GB"/>
    </style:style>
    <style:style style:name="P822" style:parent-style-name="Normal" style:family="paragraph">
      <style:text-properties fo:language="en" fo:country="GB"/>
    </style:style>
    <style:style style:name="P823" style:parent-style-name="Normal" style:family="paragraph">
      <style:text-properties fo:language="en" fo:country="GB"/>
    </style:style>
    <style:style style:name="P824" style:parent-style-name="Normal" style:family="paragraph">
      <style:text-properties fo:language="en" fo:country="GB"/>
    </style:style>
    <style:style style:name="T825" style:parent-style-name="Policepardéfaut" style:family="text">
      <style:text-properties fo:language="en" fo:country="GB"/>
    </style:style>
    <style:style style:name="T826" style:parent-style-name="Policepardéfaut" style:family="text">
      <style:text-properties style:font-name="Segoe UI Emoji" style:font-name-complex="Segoe UI Emoji"/>
    </style:style>
    <style:style style:name="T827" style:parent-style-name="Policepardéfaut" style:family="text">
      <style:text-properties style:font-name="Segoe UI Emoji" style:font-name-complex="Segoe UI Emoji"/>
    </style:style>
    <style:style style:name="T828" style:parent-style-name="Policepardéfaut" style:family="text">
      <style:text-properties style:font-name="Segoe UI Emoji" style:font-name-complex="Segoe UI Emoji"/>
    </style:style>
    <style:style style:name="T829" style:parent-style-name="Policepardéfaut" style:family="text">
      <style:text-properties style:font-name="Segoe UI Emoji" style:font-name-complex="Segoe UI Emoji"/>
    </style:style>
    <style:style style:name="T830" style:parent-style-name="Policepardéfaut" style:family="text">
      <style:text-properties fo:language="en" fo:country="GB"/>
    </style:style>
    <style:style style:name="P831" style:parent-style-name="Normal" style:family="paragraph">
      <style:text-properties fo:language="en" fo:country="GB"/>
    </style:style>
    <style:style style:name="P832" style:parent-style-name="Normal" style:family="paragraph">
      <style:text-properties fo:language="en" fo:country="GB"/>
    </style:style>
    <style:style style:name="P833" style:parent-style-name="Normal" style:family="paragraph">
      <style:text-properties fo:language="en" fo:country="GB"/>
    </style:style>
    <style:style style:name="P834" style:parent-style-name="Normal" style:family="paragraph">
      <style:text-properties fo:language="en" fo:country="GB"/>
    </style:style>
    <style:style style:name="P835" style:parent-style-name="Normal" style:family="paragraph">
      <style:text-properties fo:language="en" fo:country="GB"/>
    </style:style>
    <style:style style:name="P836" style:parent-style-name="Normal" style:family="paragraph">
      <style:text-properties fo:language="en" fo:country="GB"/>
    </style:style>
    <style:style style:name="P837" style:parent-style-name="Normal" style:family="paragraph">
      <style:text-properties fo:language="en" fo:country="GB"/>
    </style:style>
    <style:style style:name="P838" style:parent-style-name="Normal" style:family="paragraph">
      <style:text-properties fo:language="en" fo:country="GB"/>
    </style:style>
  </office:automatic-styles>
  <office:body>
    <office:text text:use-soft-page-breaks="true">
      <text:p text:style-name="P1">&lt;!DOCTYPE html&gt;</text:p>
      <text:p text:style-name="P2">&lt;html lang="fr"&gt;</text:p>
      <text:p text:style-name="P3">&lt;head&gt;</text:p>
      <text:p text:style-name="P4">&lt;meta charset="UTF-8"&gt;</text:p>
      <text:p text:style-name="P5">&lt;meta name="viewport" content="width=device-width, initial-scale=1.0"&gt;</text:p>
      <text:p text:style-name="Normal">&lt;title&gt;La Commune, le Conseil Municipal et le Maire – EMC 6ème&lt;/title&gt;</text:p>
      <text:p text:style-name="P6">&lt;style&gt;</text:p>
      <text:p text:style-name="P7"><text:s text:c="2"/>@import url('https://fonts.googleapis.com/css2?family=Nunito:wght@400;600;700;800&amp;family=Crimson+Pro:wght@400;600&amp;display=swap');</text:p>
      <text:p text:style-name="P8"/>
      <text:p text:style-name="P9"><text:s text:c="2"/>:root {</text:p>
      <text:p text:style-name="Normal"><text:span text:style-name="T10"><text:s text:c="4"/></text:span>--bleu: #1A56A0;</text:p>
      <text:p text:style-name="Normal"><text:s text:c="4"/>--bleu-clair: #EBF3FF;</text:p>
      <text:p text:style-name="Normal"><text:s text:c="4"/>--bleu-moyen: #4A8FD4;</text:p>
      <text:p text:style-name="Normal"><text:s text:c="4"/><text:span text:style-name="T11">--rouge: #C0392B;</text:span></text:p>
      <text:p text:style-name="P12"><text:s text:c="4"/>--rouge-clair: #FDECEA;</text:p>
      <text:p text:style-name="P13"><text:s text:c="4"/>--vert: #1A7A4A;</text:p>
      <text:p text:style-name="P14"><text:s text:c="4"/>--vert-clair: #E8F8EF;</text:p>
      <text:p text:style-name="P15"><text:s text:c="4"/>--or: #B8860B;</text:p>
      <text:p text:style-name="P16"><text:s text:c="4"/>--or-clair: #FEF9E7;</text:p>
      <text:p text:style-name="P17"><text:s text:c="4"/>--gris: #F5F4F0;</text:p>
      <text:p text:style-name="Normal"><text:span text:style-name="T18"><text:s text:c="4"/></text:span>--gris-fonce: #555;</text:p>
      <text:p text:style-name="Normal"><text:s text:c="4"/>--texte: #1a1a1a;</text:p>
      <text:p text:style-name="Normal"><text:s text:c="4"/>--bord: #D0CECE;</text:p>
      <text:p text:style-name="Normal"><text:s text:c="2"/><text:span text:style-name="T19">}</text:span></text:p>
      <text:p text:style-name="P20"/>
      <text:p text:style-name="P21"><text:s text:c="2"/>* { margin: 0; padding: 0; box-sizing: border-box; }</text:p>
      <text:p text:style-name="P22"/>
      <text:p text:style-name="P23"><text:s text:c="2"/>body {</text:p>
      <text:p text:style-name="P24"><text:s text:c="4"/>font-family: 'Nunito', sans-serif;</text:p>
      <text:p text:style-name="P25"><text:s text:c="4"/>background: #F0EDE6;</text:p>
      <text:soft-page-break/>
      <text:p text:style-name="P26"><text:s text:c="4"/>color: var(--texte);</text:p>
      <text:p text:style-name="P27"><text:s text:c="4"/>line-height: 1.6;</text:p>
      <text:p text:style-name="P28"><text:s text:c="2"/>}</text:p>
      <text:p text:style-name="P29"/>
      <text:p text:style-name="P30"><text:s text:c="2"/>header {</text:p>
      <text:p text:style-name="P31"><text:s text:c="4"/>background: var(--bleu);</text:p>
      <text:p text:style-name="P32"><text:s text:c="4"/>color: white;</text:p>
      <text:p text:style-name="P33"><text:s text:c="4"/>text-align: center;</text:p>
      <text:p text:style-name="P34"><text:s text:c="4"/>padding: 2rem 1rem 1.5rem;</text:p>
      <text:p text:style-name="P35"><text:s text:c="4"/>position: relative;</text:p>
      <text:p text:style-name="P36"><text:s text:c="4"/>overflow: hidden;</text:p>
      <text:p text:style-name="P37"><text:s text:c="2"/>}</text:p>
      <text:p text:style-name="P38"><text:s text:c="2"/>header::before {</text:p>
      <text:p text:style-name="P39"><text:s text:c="4"/>content: '';</text:p>
      <text:p text:style-name="P40"><text:s text:c="4"/>position: absolute;</text:p>
      <text:p text:style-name="P41"><text:s text:c="4"/>top: -60px; left: -60px;</text:p>
      <text:p text:style-name="P42"><text:s text:c="4"/>width: 200px; height: 200px;</text:p>
      <text:p text:style-name="P43"><text:s text:c="4"/>background: rgba(255,255,255,0.05);</text:p>
      <text:p text:style-name="P44"><text:s text:c="4"/>border-radius: 50%;</text:p>
      <text:p text:style-name="P45"><text:s text:c="2"/>}</text:p>
      <text:p text:style-name="P46"><text:s text:c="2"/>header::after {</text:p>
      <text:p text:style-name="P47"><text:s text:c="4"/>content: '';</text:p>
      <text:p text:style-name="P48"><text:s text:c="4"/>position: absolute;</text:p>
      <text:p text:style-name="P49"><text:s text:c="4"/>bottom: -40px; right: -40px;</text:p>
      <text:p text:style-name="P50"><text:s text:c="4"/>width: 160px; height: 160px;</text:p>
      <text:p text:style-name="P51"><text:s text:c="4"/>background: rgba(255,255,255,0.05);</text:p>
      <text:p text:style-name="P52"><text:s text:c="4"/>border-radius: 50%;</text:p>
      <text:p text:style-name="P53"><text:s text:c="2"/>}</text:p>
      <text:p text:style-name="P54"><text:s text:c="2"/>.header-badge {</text:p>
      <text:p text:style-name="P55"><text:s text:c="4"/>display: inline-block;</text:p>
      <text:p text:style-name="P56"><text:s text:c="4"/>background: rgba(255,255,255,0.2);</text:p>
      <text:soft-page-break/>
      <text:p text:style-name="P57"><text:s text:c="4"/>border: 1px solid rgba(255,255,255,0.4);</text:p>
      <text:p text:style-name="P58"><text:s text:c="4"/>border-radius: 20px;</text:p>
      <text:p text:style-name="P59"><text:s text:c="4"/>padding: 4px 14px;</text:p>
      <text:p text:style-name="P60"><text:s text:c="4"/>font-size: 13px;</text:p>
      <text:p text:style-name="P61"><text:s text:c="4"/>font-weight: 600;</text:p>
      <text:p text:style-name="P62"><text:s text:c="4"/>margin-bottom: 0.7rem;</text:p>
      <text:p text:style-name="P63"><text:s text:c="4"/>letter-spacing: 0.5px;</text:p>
      <text:p text:style-name="P64"><text:s text:c="2"/>}</text:p>
      <text:p text:style-name="P65"><text:s text:c="2"/>header h1 {</text:p>
      <text:p text:style-name="P66"><text:s text:c="4"/>font-size: 2rem;</text:p>
      <text:p text:style-name="P67"><text:s text:c="4"/>font-weight: 800;</text:p>
      <text:p text:style-name="P68"><text:s text:c="4"/>letter-spacing: -0.5px;</text:p>
      <text:p text:style-name="P69"><text:s text:c="4"/>margin-bottom: 0.4rem;</text:p>
      <text:p text:style-name="P70"><text:s text:c="2"/>}</text:p>
      <text:p text:style-name="P71"><text:s text:c="2"/>header p { font-size: 1rem; opacity: 0.85; }</text:p>
      <text:p text:style-name="P72"/>
      <text:p text:style-name="P73"><text:s text:c="2"/>.nav-tabs {</text:p>
      <text:p text:style-name="P74"><text:s text:c="4"/>background: white;</text:p>
      <text:p text:style-name="P75"><text:s text:c="4"/>border-bottom: 2px solid var(--bord);</text:p>
      <text:p text:style-name="P76"><text:s text:c="4"/>display: flex;</text:p>
      <text:p text:style-name="P77"><text:s text:c="4"/>overflow-x: auto;</text:p>
      <text:p text:style-name="P78"><text:s text:c="4"/>position: sticky;</text:p>
      <text:p text:style-name="P79"><text:s text:c="4"/>top: 0;</text:p>
      <text:p text:style-name="P80"><text:s text:c="4"/>z-index: 100;</text:p>
      <text:p text:style-name="P81"><text:s text:c="4"/>box-shadow: 0 2px 8px rgba(0,0,0,0.08);</text:p>
      <text:p text:style-name="P82"><text:s text:c="2"/>}</text:p>
      <text:p text:style-name="P83"><text:s text:c="2"/>.nav-tab {</text:p>
      <text:p text:style-name="P84"><text:s text:c="4"/>flex: 1;</text:p>
      <text:p text:style-name="P85"><text:s text:c="4"/>min-width: 120px;</text:p>
      <text:p text:style-name="P86"><text:s text:c="4"/>padding: 0.85rem 0.5rem;</text:p>
      <text:p text:style-name="P87"><text:s text:c="4"/>border: none;</text:p>
      <text:soft-page-break/>
      <text:p text:style-name="P88"><text:s text:c="4"/>background: white;</text:p>
      <text:p text:style-name="P89"><text:s text:c="4"/>color: var(--gris-fonce);</text:p>
      <text:p text:style-name="Normal"><text:span text:style-name="T90"><text:s text:c="4"/></text:span>font-family: 'Nunito', sans-serif;</text:p>
      <text:p text:style-name="Normal"><text:s text:c="4"/>font-size: 13px;</text:p>
      <text:p text:style-name="Normal"><text:s text:c="4"/>font-weight: 600;</text:p>
      <text:p text:style-name="Normal"><text:s text:c="4"/><text:span text:style-name="T91">cursor: pointer;</text:span></text:p>
      <text:p text:style-name="P92"><text:s text:c="4"/>border-bottom: 3px solid transparent;</text:p>
      <text:p text:style-name="P93"><text:s text:c="4"/>transition: all 0.2s;</text:p>
      <text:p text:style-name="P94"><text:s text:c="4"/>text-align: center;</text:p>
      <text:p text:style-name="P95"><text:s text:c="2"/>}</text:p>
      <text:p text:style-name="P96"><text:s text:c="2"/>.nav-tab:hover { color: var(--bleu); background: var(--bleu-clair); }</text:p>
      <text:p text:style-name="P97"><text:s text:c="2"/>.nav-tab.active {</text:p>
      <text:p text:style-name="P98"><text:s text:c="4"/>color: var(--bleu);</text:p>
      <text:p text:style-name="P99"><text:s text:c="4"/>border-bottom-color: var(--bleu);</text:p>
      <text:p text:style-name="P100"><text:s text:c="4"/>background: var(--bleu-clair);</text:p>
      <text:p text:style-name="P101"><text:s text:c="2"/>}</text:p>
      <text:p text:style-name="P102"><text:s text:c="2"/>.nav-num { display: block; font-size: 18px; margin-bottom: 2px; }</text:p>
      <text:p text:style-name="P103"/>
      <text:p text:style-name="P104"><text:s text:c="2"/>.content { display: none; max-width: 860px; margin: 0 auto; padding: 2rem 1.5rem; }</text:p>
      <text:p text:style-name="P105"><text:s text:c="2"/>.content.active { display: block; }</text:p>
      <text:p text:style-name="P106"/>
      <text:p text:style-name="P107"><text:s text:c="2"/>.section-title { display: flex; align-items: center; gap: 14px; margin-bottom: 1.5rem; }</text:p>
      <text:p text:style-name="P108"><text:s text:c="2"/>.section-icon {</text:p>
      <text:p text:style-name="P109"><text:s text:c="4"/>width: 54px; height: 54px;</text:p>
      <text:p text:style-name="P110"><text:s text:c="4"/>border-radius: 14px;</text:p>
      <text:p text:style-name="P111"><text:s text:c="4"/>display: flex; align-items: center; justify-content: center;</text:p>
      <text:p text:style-name="P112"><text:s text:c="4"/>font-size: 26px; flex-shrink: 0;</text:p>
      <text:p text:style-name="P113"><text:s text:c="2"/>}</text:p>
      <text:p text:style-name="P114"><text:s text:c="2"/>.section-title h2 { font-size: 1.5rem; font-weight: 800; color: var(--bleu); }</text:p>
      <text:p text:style-name="P115"><text:s text:c="2"/>.section-title p { font-size: 0.9rem; color: var(--gris-fonce); margin-top: 2px; }</text:p>
      <text:p text:style-name="P116"/>
      <text:soft-page-break/>
      <text:p text:style-name="P117"><text:s text:c="2"/>.card {</text:p>
      <text:p text:style-name="P118"><text:s text:c="4"/>background: white; border-radius: 16px;</text:p>
      <text:p text:style-name="P119"><text:s text:c="4"/>border: 1px solid var(--bord); padding: 1.5rem; margin-bottom: 1.2rem;</text:p>
      <text:p text:style-name="P120"><text:s text:c="2"/>}</text:p>
      <text:p text:style-name="P121"><text:s text:c="2"/>.card h3 {</text:p>
      <text:p text:style-name="P122"><text:s text:c="4"/>font-size: 1.1rem; font-weight: 700; margin-bottom: 0.7rem;</text:p>
      <text:p text:style-name="P123"><text:s text:c="4"/>color: var(--bleu); display: flex; align-items: center; gap: 8px;</text:p>
      <text:p text:style-name="P124"><text:s text:c="2"/>}</text:p>
      <text:p text:style-name="P125"><text:s text:c="2"/>.card p, .card li { font-size: 0.95rem; line-height: 1.7; color: #333; }</text:p>
      <text:p text:style-name="P126"><text:s text:c="2"/>.card ul { padding-left: 1.3rem; }</text:p>
      <text:p text:style-name="P127"><text:s text:c="2"/>.card li { margin-bottom: 0.3rem; }</text:p>
      <text:p text:style-name="P128"/>
      <text:p text:style-name="P129"><text:s text:c="2"/>.highlight {</text:p>
      <text:p text:style-name="P130"><text:s text:c="4"/>border-radius: 14px; padding: 1.1rem 1.3rem;</text:p>
      <text:p text:style-name="P131"><text:s text:c="4"/>margin-bottom: 1.2rem; border-left: 4px solid;</text:p>
      <text:p text:style-name="P132"><text:s text:c="2"/>}</text:p>
      <text:p text:style-name="P133"><text:s text:c="2"/>.highlight-bleu { background: var(--bleu-clair); border-color: var(--bleu); }</text:p>
      <text:p text:style-name="P134"><text:s text:c="2"/>.highlight-vert <text:s/>{ background: var(--vert-clair); <text:s/>border-color: var(--vert); }</text:p>
      <text:p text:style-name="P135"><text:s text:c="2"/>.highlight-rouge { background: var(--rouge-clair); border-color: var(--rouge); }</text:p>
      <text:p text:style-name="P136"><text:s text:c="2"/>.highlight-or <text:s text:c="3"/>{ background: var(--or-clair); <text:s text:c="3"/>border-color: var(--or); }</text:p>
      <text:p text:style-name="P137"><text:s text:c="2"/>.highlight strong {</text:p>
      <text:p text:style-name="P138"><text:s text:c="4"/>display: block; font-size: 0.85rem; font-weight: 700;</text:p>
      <text:p text:style-name="P139"><text:s text:c="4"/>text-transform: uppercase; letter-spacing: 0.5px; margin-bottom: 0.3rem;</text:p>
      <text:p text:style-name="P140"><text:s text:c="2"/>}</text:p>
      <text:p text:style-name="P141"><text:s text:c="2"/>.highlight-bleu strong { color: var(--bleu); }</text:p>
      <text:p text:style-name="P142"><text:s text:c="2"/>.highlight-vert <text:s/>strong { color: var(--vert); }</text:p>
      <text:p text:style-name="P143"><text:s text:c="2"/>.highlight-rouge strong { color: var(--rouge); }</text:p>
      <text:p text:style-name="P144"><text:s text:c="2"/>.highlight-or <text:s text:c="3"/>strong { color: var(--or); }</text:p>
      <text:p text:style-name="P145"/>
      <text:p text:style-name="P146"><text:s text:c="2"/>.stats-grid {</text:p>
      <text:p text:style-name="P147"><text:s text:c="4"/>display: grid; grid-template-columns: repeat(auto-fit, minmax(150px, 1fr));</text:p>
      <text:soft-page-break/>
      <text:p text:style-name="P148"><text:s text:c="4"/>gap: 12px; margin-bottom: 1.4rem;</text:p>
      <text:p text:style-name="P149"><text:s text:c="2"/>}</text:p>
      <text:p text:style-name="P150"><text:s text:c="2"/>.stat-card {</text:p>
      <text:p text:style-name="P151"><text:s text:c="4"/>background: white; border-radius: 14px;</text:p>
      <text:p text:style-name="P152"><text:s text:c="4"/>border: 1px solid var(--bord); padding: 1rem; text-align: center;</text:p>
      <text:p text:style-name="P153"><text:s text:c="2"/>}</text:p>
      <text:p text:style-name="P154"><text:s text:c="2"/>.stat-number { font-size: 1.8rem; font-weight: 800; color: var(--bleu); display: block; }</text:p>
      <text:p text:style-name="P155"><text:s text:c="2"/>.stat-label <text:s/>{ font-size: 0.8rem; color: var(--gris-fonce); font-weight: 600; }</text:p>
      <text:p text:style-name="P156"/>
      <text:p text:style-name="P157"><text:s text:c="2"/>.steps { list-style: none; }</text:p>
      <text:p text:style-name="P158"><text:s text:c="2"/>.step { display: flex; gap: 16px; margin-bottom: 1.1rem; align-items: flex-start; }</text:p>
      <text:p text:style-name="P159"><text:s text:c="2"/>.step-num {</text:p>
      <text:p text:style-name="P160"><text:s text:c="4"/>width: 34px; height: 34px; border-radius: 50%;</text:p>
      <text:p text:style-name="P161"><text:s text:c="4"/>background: var(--bleu); color: white;</text:p>
      <text:p text:style-name="P162"><text:s text:c="4"/>display: flex; align-items: center; justify-content: center;</text:p>
      <text:p text:style-name="P163"><text:s text:c="4"/>font-weight: 800; font-size: 14px; flex-shrink: 0; margin-top: 2px;</text:p>
      <text:p text:style-name="P164"><text:s text:c="2"/>}</text:p>
      <text:p text:style-name="P165"><text:s text:c="2"/>.step-content {</text:p>
      <text:p text:style-name="P166"><text:s text:c="4"/>flex: 1; background: white; border-radius: 12px;</text:p>
      <text:p text:style-name="P167"><text:s text:c="4"/>border: 1px solid var(--bord); padding: 0.9rem 1.1rem;</text:p>
      <text:p text:style-name="P168"><text:s text:c="2"/>}</text:p>
      <text:p text:style-name="P169"><text:s text:c="2"/>.step-content strong { color: var(--bleu); font-size: 0.95rem; }</text:p>
      <text:p text:style-name="P170"><text:s text:c="2"/>.step-content p { font-size: 0.9rem; color: #444; margin-top: 3px; }</text:p>
      <text:p text:style-name="P171"/>
      <text:p text:style-name="P172"><text:s text:c="2"/>.comp-grid {</text:p>
      <text:p text:style-name="P173"><text:s text:c="4"/>display: grid; grid-template-columns: repeat(auto-fit, minmax(220px, 1fr));</text:p>
      <text:p text:style-name="P174"><text:s text:c="4"/>gap: 12px; margin-bottom: 1.2rem;</text:p>
      <text:p text:style-name="P175"><text:s text:c="2"/>}</text:p>
      <text:p text:style-name="P176"><text:s text:c="2"/>.comp-card {</text:p>
      <text:p text:style-name="P177"><text:s text:c="4"/>background: white; border-radius: 14px;</text:p>
      <text:p text:style-name="P178"><text:s text:c="4"/>border: 1px solid var(--bord); padding: 1rem 1.1rem; border-top: 4px solid;</text:p>
      <text:soft-page-break/>
      <text:p text:style-name="P179"><text:s text:c="2"/>}</text:p>
      <text:p text:style-name="P180"><text:s text:c="2"/>.comp-card.bleu <text:s/>{ border-top-color: var(--bleu); }</text:p>
      <text:p text:style-name="P181"><text:s text:c="2"/>.comp-card.vert <text:s/>{ border-top-color: var(--vert); }</text:p>
      <text:p text:style-name="P182"><text:s text:c="2"/>.comp-card.rouge { border-top-color: var(--rouge); }</text:p>
      <text:p text:style-name="P183"><text:s text:c="2"/>.comp-card.or <text:s text:c="3"/>{ border-top-color: var(--or); }</text:p>
      <text:p text:style-name="P184"><text:s text:c="2"/>.comp-card .icon { font-size: 24px; margin-bottom: 6px; }</text:p>
      <text:p text:style-name="P185"><text:s text:c="2"/>.comp-card h4 <text:s text:c="3"/>{ font-size: 0.9rem; font-weight: 700; color: #222; margin-bottom: 6px; }</text:p>
      <text:p text:style-name="P186"><text:s text:c="2"/>.comp-card p <text:s text:c="4"/>{ font-size: 0.82rem; color: #555; line-height: 1.5; }</text:p>
      <text:p text:style-name="P187"/>
      <text:p text:style-name="P188"><text:s text:c="2"/>.cities-grid {</text:p>
      <text:p text:style-name="P189"><text:s text:c="4"/>display: grid; grid-template-columns: repeat(auto-fit, minmax(240px, 1fr));</text:p>
      <text:p text:style-name="P190"><text:s text:c="4"/>gap: 14px; margin-bottom: 1.2rem;</text:p>
      <text:p text:style-name="P191"><text:s text:c="2"/>}</text:p>
      <text:p text:style-name="P192"><text:s text:c="2"/>.city-card {</text:p>
      <text:p text:style-name="P193"><text:s text:c="4"/>background: white; border-radius: 14px;</text:p>
      <text:p text:style-name="P194"><text:s text:c="4"/>border: 1px solid var(--bord); padding: 1.2rem;</text:p>
      <text:p text:style-name="P195"><text:s text:c="4"/>position: relative; overflow: hidden;</text:p>
      <text:p text:style-name="P196"><text:s text:c="2"/>}</text:p>
      <text:p text:style-name="P197"><text:s text:c="2"/>.city-card::before {</text:p>
      <text:p text:style-name="P198"><text:s text:c="4"/>content: ''; position: absolute;</text:p>
      <text:p text:style-name="P199"><text:s text:c="4"/>top: 0; left: 0; right: 0; height: 5px;</text:p>
      <text:p text:style-name="P200"><text:s text:c="2"/>}</text:p>
      <text:p text:style-name="P201"><text:s text:c="2"/>.city-paris::before <text:s text:c="5"/>{ background: linear-gradient(90deg,#002395 33.33%,#FFFFFF 33.33%,#FFFFFF 66.66%,#ED2939 66.66%); }</text:p>
      <text:p text:style-name="P202"><text:s text:c="2"/>.city-lyon::before <text:s text:c="6"/>{ background: #C1002B; }</text:p>
      <text:p text:style-name="P203"><text:s text:c="2"/>.city-marseille::before <text:s/>{ background: #009FDF; }</text:p>
      <text:p text:style-name="P204"><text:s text:c="2"/>.city-card h4 <text:s/>{ font-size: 1rem; font-weight: 800; margin-bottom: 4px; color: #111; }</text:p>
      <text:p text:style-name="P205"><text:s text:c="2"/>.city-card .pop{ font-size: 0.8rem; color: var(--gris-fonce); margin-bottom: 8px; }</text:p>
      <text:p text:style-name="P206"><text:s text:c="2"/>.city-card p <text:s text:c="2"/>{ font-size: 0.85rem; color: #444; line-height: 1.55; }</text:p>
      <text:p text:style-name="P207"><text:s text:c="2"/>.city-badge {</text:p>
      <text:p text:style-name="P208"><text:s text:c="4"/>display: inline-block; font-size: 11px; font-weight: 700;</text:p>
      <text:soft-page-break/>
      <text:p text:style-name="P209"><text:s text:c="4"/>background: var(--bleu-clair); color: var(--bleu);</text:p>
      <text:p text:style-name="P210"><text:s text:c="4"/>border-radius: 6px; padding: 2px 8px; margin-bottom: 8px;</text:p>
      <text:p text:style-name="P211"><text:s text:c="2"/>}</text:p>
      <text:p text:style-name="P212"/>
      <text:p text:style-name="P213"><text:s text:c="2"/>.quiz-question {</text:p>
      <text:p text:style-name="P214"><text:s text:c="4"/>background: white; border-radius: 16px;</text:p>
      <text:p text:style-name="P215"><text:s text:c="4"/>border: 1px solid var(--bord); padding: 1.5rem; margin-bottom: 1rem;</text:p>
      <text:p text:style-name="P216"><text:s text:c="2"/>}</text:p>
      <text:p text:style-name="P217"><text:s text:c="2"/>.quiz-q-num {</text:p>
      <text:p text:style-name="P218"><text:s text:c="4"/>font-size: 0.78rem; font-weight: 700; color: var(--bleu);</text:p>
      <text:p text:style-name="P219"><text:s text:c="4"/>text-transform: uppercase; letter-spacing: 0.5px; margin-bottom: 0.5rem;</text:p>
      <text:p text:style-name="P220"><text:s text:c="2"/>}</text:p>
      <text:p text:style-name="P221"><text:s text:c="2"/>.quiz-q-text { font-size: 1rem; font-weight: 700; color: #222; margin-bottom: 1rem; }</text:p>
      <text:p text:style-name="P222"><text:s text:c="2"/>.quiz-options { display: flex; flex-direction: column; gap: 8px; }</text:p>
      <text:p text:style-name="P223"><text:s text:c="2"/>.quiz-opt {</text:p>
      <text:p text:style-name="P224"><text:s text:c="4"/>background: var(--gris); border: 2px solid transparent;</text:p>
      <text:p text:style-name="P225"><text:s text:c="4"/>border-radius: 10px; padding: 0.7rem 1rem; cursor: pointer;</text:p>
      <text:p text:style-name="P226"><text:s text:c="4"/>font-size: 0.9rem; font-weight: 600; transition: all 0.15s;</text:p>
      <text:p text:style-name="P227"><text:s text:c="4"/>text-align: left; font-family: 'Nunito', sans-serif;</text:p>
      <text:p text:style-name="P228"><text:s text:c="2"/>}</text:p>
      <text:p text:style-name="P229"><text:s text:c="2"/>.quiz-opt:hover <text:s/>{ background: var(--bleu-clair); border-color: var(--bleu-moyen); }</text:p>
      <text:p text:style-name="P230"><text:s text:c="2"/>.quiz-opt.correct{ background: var(--vert-clair); <text:s/>border-color: var(--vert); <text:s/>color: var(--vert); }</text:p>
      <text:p text:style-name="P231"><text:s text:c="2"/>.quiz-opt.wrong <text:s/>{ background: var(--rouge-clair); border-color: var(--rouge); color: var(--rouge); }</text:p>
      <text:p text:style-name="P232"><text:s text:c="2"/>.quiz-opt.disabled { cursor: default; }</text:p>
      <text:p text:style-name="P233"><text:s text:c="2"/>.quiz-explication {</text:p>
      <text:p text:style-name="P234"><text:s text:c="4"/>margin-top: 0.8rem; padding: 0.8rem 1rem;</text:p>
      <text:p text:style-name="P235"><text:s text:c="4"/>border-radius: 10px; font-size: 0.88rem; display: none; line-height: 1.6;</text:p>
      <text:p text:style-name="P236"><text:s text:c="2"/>}</text:p>
      <text:p text:style-name="P237"><text:s text:c="2"/>.quiz-explication.show <text:s text:c="3"/>{ display: block; }</text:p>
      <text:p text:style-name="P238"><text:s text:c="2"/>.quiz-explication.correct { background: var(--vert-clair); <text:s/>color: #1A5C35; }</text:p>
      <text:p text:style-name="P239"><text:s text:c="2"/>.quiz-explication.wrong <text:s text:c="2"/>{ background: var(--rouge-clair); color: #8B1A14; }</text:p>
      <text:p text:style-name="P240"/>
      <text:p text:style-name="P241"><text:s text:c="2"/>.quiz-score {</text:p>
      <text:p text:style-name="P242"><text:s text:c="4"/>background: var(--bleu); color: white;</text:p>
      <text:p text:style-name="P243"><text:s text:c="4"/>border-radius: 16px; padding: 1.5rem; text-align: center; display: none;</text:p>
      <text:p text:style-name="P244"><text:s text:c="2"/>}</text:p>
      <text:p text:style-name="P245"><text:s text:c="2"/>.quiz-score.show <text:s text:c="3"/>{ display: block; }</text:p>
      <text:p text:style-name="P246"><text:s text:c="2"/>.quiz-score .score-num { font-size: 2.5rem; font-weight: 800; }</text:p>
      <text:p text:style-name="P247"><text:s text:c="2"/>.quiz-score p <text:s text:c="6"/>{ font-size: 1rem; opacity: 0.9; margin-top: 0.3rem; }</text:p>
      <text:p text:style-name="P248"><text:s text:c="2"/>.btn-restart {</text:p>
      <text:p text:style-name="P249"><text:s text:c="4"/>margin-top: 1rem; background: white; color: var(--bleu);</text:p>
      <text:p text:style-name="P250"><text:s text:c="4"/>border: none; border-radius: 10px; padding: 0.6rem 1.4rem;</text:p>
      <text:p text:style-name="P251"><text:s text:c="4"/>font-size: 0.9rem; font-weight: 700; cursor: pointer; font-family: 'Nunito', sans-serif;</text:p>
      <text:p text:style-name="P252"><text:s text:c="2"/>}</text:p>
      <text:p text:style-name="P253"/>
      <text:p text:style-name="P254"><text:s text:c="2"/>.timeline-seance { position: relative; padding-left: 20px; }</text:p>
      <text:p text:style-name="P255"><text:s text:c="2"/>.timeline-seance::before {</text:p>
      <text:p text:style-name="P256"><text:s text:c="4"/>content: ''; position: absolute;</text:p>
      <text:p text:style-name="P257"><text:s text:c="4"/>left: 7px; top: 0; bottom: 0; width: 2px; background: var(--bord);</text:p>
      <text:p text:style-name="P258"><text:s text:c="2"/>}</text:p>
      <text:p text:style-name="P259"><text:s text:c="2"/>.tl-item { position: relative; margin-bottom: 1rem; }</text:p>
      <text:p text:style-name="P260"><text:s text:c="2"/>.tl-item::before {</text:p>
      <text:p text:style-name="P261"><text:s text:c="4"/>content: ''; position: absolute;</text:p>
      <text:p text:style-name="P262"><text:s text:c="4"/>left: -16px; top: 16px; width: 12px; height: 12px;</text:p>
      <text:p text:style-name="P263"><text:s text:c="4"/>border-radius: 50%; background: var(--bleu);</text:p>
      <text:p text:style-name="P264"><text:s text:c="4"/>border: 2px solid white; box-shadow: 0 0 0 2px var(--bleu);</text:p>
      <text:p text:style-name="P265"><text:s text:c="2"/>}</text:p>
      <text:p text:style-name="P266"><text:s text:c="2"/>.tl-card {</text:p>
      <text:p text:style-name="P267"><text:s text:c="4"/>background: white; border-radius: 12px;</text:p>
      <text:p text:style-name="P268"><text:s text:c="4"/>border: 1px solid var(--bord); padding: 1rem 1.2rem;</text:p>
      <text:p text:style-name="P269"><text:s text:c="2"/>}</text:p>
      <text:p text:style-name="P270"><text:s text:c="2"/>.tl-card .tl-time {</text:p>
      <text:soft-page-break/>
      <text:p text:style-name="P271"><text:s text:c="4"/>font-size: 0.78rem; font-weight: 700; color: var(--bleu);</text:p>
      <text:p text:style-name="P272"><text:s text:c="4"/>text-transform: uppercase; letter-spacing: 0.5px;</text:p>
      <text:p text:style-name="P273"><text:s text:c="2"/>}</text:p>
      <text:p text:style-name="P274"><text:s text:c="2"/>.tl-card h4 { font-size: 0.95rem; font-weight: 700; margin: 3px 0; }</text:p>
      <text:p text:style-name="P275"><text:s text:c="2"/>.tl-card p <text:s/>{ font-size: 0.85rem; color: #555; }</text:p>
      <text:p text:style-name="P276"/>
      <text:p text:style-name="P277"><text:s text:c="2"/>.toggle-section { margin-bottom: 0.8rem; }</text:p>
      <text:p text:style-name="P278"><text:s text:c="2"/>.toggle-btn {</text:p>
      <text:p text:style-name="P279"><text:s text:c="4"/>width: 100%; background: white; border: 1px solid var(--bord);</text:p>
      <text:p text:style-name="P280"><text:s text:c="4"/>border-radius: 12px; padding: 0.9rem 1.1rem; text-align: left;</text:p>
      <text:p text:style-name="P281"><text:s text:c="4"/>cursor: pointer; font-size: 0.95rem; font-weight: 700; color: var(--bleu);</text:p>
      <text:p text:style-name="Normal"><text:span text:style-name="T282"><text:s text:c="4"/></text:span>font-family: 'Nunito', sans-serif;</text:p>
      <text:p text:style-name="Normal"><text:s text:c="4"/><text:span text:style-name="T283">display: flex; justify-content: space-between; align-items: center;</text:span></text:p>
      <text:p text:style-name="P284"><text:s text:c="4"/>transition: background 0.15s;</text:p>
      <text:p text:style-name="P285"><text:s text:c="2"/>}</text:p>
      <text:p text:style-name="P286"><text:s text:c="2"/>.toggle-btn:hover { background: var(--bleu-clair); }</text:p>
      <text:p text:style-name="P287"><text:s text:c="2"/>.toggle-body {</text:p>
      <text:p text:style-name="P288"><text:s text:c="4"/>display: none; background: white;</text:p>
      <text:p text:style-name="P289"><text:s text:c="4"/>border: 1px solid var(--bord); border-top: none;</text:p>
      <text:p text:style-name="P290"><text:s text:c="4"/>border-radius: 0 0 12px 12px; padding: 1rem 1.2rem;</text:p>
      <text:p text:style-name="P291"><text:s text:c="4"/>font-size: 0.9rem; line-height: 1.7; color: #333;</text:p>
      <text:p text:style-name="P292"><text:s text:c="2"/>}</text:p>
      <text:p text:style-name="P293"><text:s text:c="2"/>.toggle-body.open { display: block; }</text:p>
      <text:p text:style-name="P294"/>
      <text:p text:style-name="P295"><text:s text:c="2"/>.deux-roles { display: grid; grid-template-columns: 1fr 1fr; gap: 12px; }</text:p>
      <text:p text:style-name="P296"><text:s text:c="2"/>@media (max-width: 500px) { .deux-roles { grid-template-columns: 1fr; } }</text:p>
      <text:p text:style-name="P297"><text:s text:c="2"/>.role-card { border-radius: 14px; padding: 1.1rem; border: 1px solid var(--bord); }</text:p>
      <text:p text:style-name="P298"><text:s text:c="2"/>.role-card h4 { font-size: 0.9rem; font-weight: 700; margin-bottom: 6px; }</text:p>
      <text:p text:style-name="P299"><text:s text:c="2"/>.role-card p <text:s/>{ font-size: 0.84rem; color: #444; line-height: 1.55; }</text:p>
      <text:p text:style-name="P300"/>
      <text:p text:style-name="P301"><text:s text:c="2"/>.bandeau-tricolore {</text:p>
      <text:soft-page-break/>
      <text:p text:style-name="P302"><text:s text:c="4"/>height: 5px;</text:p>
      <text:p text:style-name="P303"><text:s text:c="4"/>background: linear-gradient(90deg,#002395 33.33%,white 33.33%,white 66.66%,#ED2939 66.66%);</text:p>
      <text:p text:style-name="P304"><text:s text:c="2"/>}</text:p>
      <text:p text:style-name="P305"/>
      <text:p text:style-name="P306"><text:s text:c="2"/>@media (max-width: 600px) {</text:p>
      <text:p text:style-name="P307"><text:s text:c="4"/>header h1 { font-size: 1.4rem; }</text:p>
      <text:p text:style-name="P308"><text:s text:c="4"/>.nav-tab <text:s/>{ font-size: 11px; min-width: 90px; }</text:p>
      <text:p text:style-name="P309"><text:s text:c="4"/>.nav-num <text:s/>{ font-size: 15px; }</text:p>
      <text:p text:style-name="P310"><text:s text:c="2"/>}</text:p>
      <text:p text:style-name="P311">&lt;/style&gt;</text:p>
      <text:p text:style-name="P312">&lt;/head&gt;</text:p>
      <text:p text:style-name="P313">&lt;body&gt;</text:p>
      <text:p text:style-name="P314"/>
      <text:p text:style-name="P315">&lt;div class="bandeau-tricolore"&gt;&lt;/div&gt;</text:p>
      <text:p text:style-name="P316"/>
      <text:p text:style-name="Normal">&lt;header&gt;</text:p>
      <text:p text:style-name="Normal"><text:s text:c="2"/>&lt;div class="header-badge"&gt;EMC — Éducation Morale et Civique — Classe de 6ème&lt;/div&gt;</text:p>
      <text:p text:style-name="Normal"><text:s text:c="2"/>&lt;h1&gt;<text:span text:style-name="T317">🏛</text:span>️ La Commune, le Conseil Municipal et le Maire&lt;/h1&gt;</text:p>
      <text:p text:style-name="Normal"><text:s text:c="2"/>&lt;p&gt;Comprendre comment fonctionne la démocratie locale en France&lt;/p&gt;</text:p>
      <text:p text:style-name="P318">&lt;/header&gt;</text:p>
      <text:p text:style-name="P319"/>
      <text:p text:style-name="P320">&lt;div class="nav-tabs"&gt;</text:p>
      <text:p text:style-name="P321"><text:s text:c="2"/>&lt;button class="nav-tab active" onclick="showTab('tab-commune')"&gt;</text:p>
      <text:p text:style-name="Normal"><text:span text:style-name="T322"><text:s text:c="4"/>&lt;span class="nav-num"&gt;</text:span><text:span text:style-name="T323">🏘</text:span>️<text:span text:style-name="T324">&lt;/span&gt;La commune</text:span></text:p>
      <text:p text:style-name="P325"><text:s text:c="2"/>&lt;/button&gt;</text:p>
      <text:p text:style-name="P326"><text:s text:c="2"/>&lt;button class="nav-tab" onclick="showTab('tab-conseil')"&gt;</text:p>
      <text:p text:style-name="Normal"><text:span text:style-name="T327"><text:s text:c="4"/>&lt;span class="nav-num"&gt;</text:span><text:span text:style-name="T328">🗳</text:span>️<text:span text:style-name="T329">&lt;/span&gt;Le conseil municipal</text:span></text:p>
      <text:p text:style-name="P330"><text:s text:c="2"/>&lt;/button&gt;</text:p>
      <text:p text:style-name="P331"><text:s text:c="2"/>&lt;button class="nav-tab" onclick="showTab('tab-election')"&gt;</text:p>
      <text:p text:style-name="Normal"><text:span text:style-name="T332"><text:s text:c="4"/>&lt;span class="nav-num"&gt;</text:span><text:span text:style-name="T333">📊</text:span><text:span text:style-name="T334">&lt;/span&gt;Les élections</text:span></text:p>
      <text:soft-page-break/>
      <text:p text:style-name="P335"><text:s text:c="2"/>&lt;/button&gt;</text:p>
      <text:p text:style-name="P336"><text:s text:c="2"/>&lt;button class="nav-tab" onclick="showTab('tab-maire')"&gt;</text:p>
      <text:p text:style-name="Normal"><text:span text:style-name="T337"><text:s text:c="4"/>&lt;span class="nav-num"&gt;</text:span><text:span text:style-name="T338">👤</text:span><text:span text:style-name="T339">&lt;/span&gt;Le maire</text:span></text:p>
      <text:p text:style-name="P340"><text:s text:c="2"/>&lt;/button&gt;</text:p>
      <text:p text:style-name="P341"><text:s text:c="2"/>&lt;button class="nav-tab" onclick="showTab('tab-quiz')"&gt;</text:p>
      <text:p text:style-name="Normal"><text:span text:style-name="T342"><text:s text:c="4"/>&lt;span class="nav-num"&gt;</text:span><text:span text:style-name="T343">🎯</text:span><text:span text:style-name="T344">&lt;/span&gt;Quiz</text:span></text:p>
      <text:p text:style-name="P345"><text:s text:c="2"/>&lt;/button&gt;</text:p>
      <text:p text:style-name="P346"><text:s text:c="2"/>&lt;button class="nav-tab" onclick="showTab('tab-seance')"&gt;</text:p>
      <text:p text:style-name="Normal"><text:span text:style-name="T347"><text:s text:c="4"/>&lt;span class="nav-num"&gt;</text:span><text:span text:style-name="T348">⏱</text:span>️<text:span text:style-name="T349">&lt;/span&gt;Plan de séance</text:span></text:p>
      <text:p text:style-name="P350"><text:s text:c="2"/>&lt;/button&gt;</text:p>
      <text:p text:style-name="P351">&lt;/div&gt;</text:p>
      <text:p text:style-name="P352"/>
      <text:p text:style-name="P353">&lt;!-- ===== ONGLET 1 : COMMUNE ===== --&gt;</text:p>
      <text:p text:style-name="P354">&lt;div id="tab-commune" class="content active"&gt;</text:p>
      <text:p text:style-name="P355"><text:s text:c="2"/>&lt;div class="section-title"&gt;</text:p>
      <text:p text:style-name="Normal"><text:span text:style-name="T356"><text:s text:c="4"/>&lt;div class="section-icon" style="background:#EBF3FF;"&gt;</text:span><text:span text:style-name="T357">🏘</text:span>️<text:span text:style-name="T358">&lt;/div&gt;</text:span></text:p>
      <text:p text:style-name="Normal"><text:span text:style-name="T359"><text:s text:c="4"/></text:span>&lt;div&gt;</text:p>
      <text:p text:style-name="Normal"><text:s text:c="6"/>&lt;h2&gt;Qu'est-ce qu'une commune ?&lt;/h2&gt;</text:p>
      <text:p text:style-name="Normal"><text:s text:c="6"/>&lt;p&gt;La plus petite division administrative de France&lt;/p&gt;</text:p>
      <text:p text:style-name="Normal"><text:s text:c="4"/><text:span text:style-name="T360">&lt;/div&gt;</text:span></text:p>
      <text:p text:style-name="P361"><text:s text:c="2"/>&lt;/div&gt;</text:p>
      <text:p text:style-name="P362"/>
      <text:p text:style-name="P363"><text:s text:c="2"/>&lt;div class="stats-grid"&gt;</text:p>
      <text:p text:style-name="P364"><text:s text:c="4"/>&lt;div class="stat-card"&gt;</text:p>
      <text:p text:style-name="P365"><text:s text:c="6"/>&lt;span class="stat-number"&gt;34 935&lt;/span&gt;</text:p>
      <text:p text:style-name="P366"><text:s text:c="6"/>&lt;span class="stat-label"&gt;communes en France&lt;/span&gt;</text:p>
      <text:p text:style-name="P367"><text:s text:c="4"/>&lt;/div&gt;</text:p>
      <text:p text:style-name="P368"><text:s text:c="4"/>&lt;div class="stat-card"&gt;</text:p>
      <text:p text:style-name="P369"><text:s text:c="6"/>&lt;span class="stat-number"&gt;12&lt;/span&gt;</text:p>
      <text:p text:style-name="P370"><text:s text:c="6"/>&lt;span class="stat-label"&gt;min. d'habitants (Rochefourchat)&lt;/span&gt;</text:p>
      <text:p text:style-name="P371"><text:s text:c="4"/>&lt;/div&gt;</text:p>
      <text:soft-page-break/>
      <text:p text:style-name="P372"><text:s text:c="4"/>&lt;div class="stat-card"&gt;</text:p>
      <text:p text:style-name="P373"><text:s text:c="6"/>&lt;span class="stat-number"&gt;2,1 M&lt;/span&gt;</text:p>
      <text:p text:style-name="Normal"><text:span text:style-name="T374"><text:s text:c="6"/></text:span>&lt;span class="stat-label"&gt;hab. à Paris (la plus grande)&lt;/span&gt;</text:p>
      <text:p text:style-name="Normal"><text:s text:c="4"/><text:span text:style-name="T375">&lt;/div&gt;</text:span></text:p>
      <text:p text:style-name="P376"><text:s text:c="4"/>&lt;div class="stat-card"&gt;</text:p>
      <text:p text:style-name="P377"><text:s text:c="6"/>&lt;span class="stat-number"&gt;6 ans&lt;/span&gt;</text:p>
      <text:p text:style-name="Normal"><text:span text:style-name="T378"><text:s text:c="6"/></text:span>&lt;span class="stat-label"&gt;durée du mandat municipal&lt;/span&gt;</text:p>
      <text:p text:style-name="Normal"><text:s text:c="4"/>&lt;/div&gt;</text:p>
      <text:p text:style-name="Normal"><text:s text:c="2"/>&lt;/div&gt;</text:p>
      <text:p text:style-name="Normal"/>
      <text:p text:style-name="Normal"><text:s text:c="2"/>&lt;div class="card"&gt;</text:p>
      <text:p text:style-name="Normal"><text:s text:c="4"/>&lt;h3&gt;<text:span text:style-name="T379">📖</text:span><text:s/>Définition&lt;/h3&gt;</text:p>
      <text:p text:style-name="Normal"><text:s text:c="4"/>&lt;p&gt;Une &lt;strong&gt;commune&lt;/strong&gt; est le territoire d'un village ou d'une ville, avec ses habitants qui partagent des intérêts communs. C'est la plus petite &lt;strong&gt;collectivité territoriale&lt;/strong&gt; de France. Chaque commune possède une mairie, qui est le siège de son administration.&lt;/p&gt;</text:p>
      <text:p text:style-name="Normal"><text:s text:c="2"/><text:span text:style-name="T380">&lt;/div&gt;</text:span></text:p>
      <text:p text:style-name="P381"/>
      <text:p text:style-name="P382"><text:s text:c="2"/>&lt;div class="highlight highlight-bleu"&gt;</text:p>
      <text:p text:style-name="Normal"><text:span text:style-name="T383"><text:s text:c="4"/></text:span>&lt;strong&gt;<text:span text:style-name="T384">🤔</text:span><text:s/>Qu'est-ce qu'une collectivité territoriale ?&lt;/strong&gt;</text:p>
      <text:p text:style-name="Normal"><text:s text:c="4"/>C'est une portion du territoire français qui dispose de sa propre administration, d'élus locaux et d'un budget pour gérer les affaires des habitants. La commune est la collectivité territoriale la plus proche des citoyens.</text:p>
      <text:p text:style-name="Normal"><text:s text:c="2"/>&lt;/div&gt;</text:p>
      <text:p text:style-name="Normal"/>
      <text:p text:style-name="Normal"><text:s text:c="2"/>&lt;div class="card"&gt;</text:p>
      <text:p text:style-name="Normal"><text:s text:c="4"/>&lt;h3&gt;<text:span text:style-name="T385">🔧</text:span><text:s/>Ce que fait la commune pour toi&lt;/h3&gt;</text:p>
      <text:p text:style-name="Normal"><text:s text:c="4"/>&lt;ul&gt;</text:p>
      <text:p text:style-name="Normal"><text:s text:c="6"/>&lt;li&gt;&lt;strong&gt;L'école :&lt;/strong&gt; elle construit les écoles primaires, paye les agents (ATSEM, gardiens, cantiniers), achète le mobilier et les fournitures&lt;/li&gt;</text:p>
      <text:p text:style-name="Normal"><text:s text:c="6"/>&lt;li&gt;&lt;strong&gt;La voirie :&lt;/strong&gt; elle entretient les rues, les trottoirs, l'éclairage public et les parkings&lt;/li&gt;</text:p>
      <text:p text:style-name="Normal"><text:s text:c="6"/>&lt;li&gt;&lt;strong&gt;Les espaces verts :&lt;/strong&gt; parcs, jardins publics, squares&lt;/li&gt;</text:p>
      <text:p text:style-name="Normal"><text:s text:c="6"/>&lt;li&gt;&lt;strong&gt;L'état civil :&lt;/strong&gt; naissance, mariage, décès — tous enregistrés à la mairie&lt;/li&gt;</text:p>
      <text:soft-page-break/>
      <text:p text:style-name="Normal"><text:s text:c="6"/>&lt;li&gt;&lt;strong&gt;Les équipements culturels et sportifs :&lt;/strong&gt; médiathèques, piscines, gymnases, stades&lt;/li&gt;</text:p>
      <text:p text:style-name="Normal"><text:s text:c="6"/>&lt;li&gt;&lt;strong&gt;La sécurité :&lt;/strong&gt; la police municipale veille à l'ordre dans la commune&lt;/li&gt;</text:p>
      <text:p text:style-name="Normal"><text:s text:c="6"/>&lt;li&gt;&lt;strong&gt;L'urbanisme :&lt;/strong&gt; qui a le droit de construire quoi et où&lt;/li&gt;</text:p>
      <text:p text:style-name="Normal"><text:s text:c="4"/><text:span text:style-name="T386">&lt;/ul&gt;</text:span></text:p>
      <text:p text:style-name="P387"><text:s text:c="2"/>&lt;/div&gt;</text:p>
      <text:p text:style-name="P388"/>
      <text:p text:style-name="P389"><text:s text:c="2"/>&lt;div class="highlight highlight-vert"&gt;</text:p>
      <text:p text:style-name="Normal"><text:span text:style-name="T390"><text:s text:c="4"/></text:span>&lt;strong&gt;<text:span text:style-name="T391">💡</text:span><text:s/>Pour mémoriser&lt;/strong&gt;</text:p>
      <text:p text:style-name="Normal"><text:s text:c="4"/>La commune s'occupe de ta vie de tous les jours : l'école que tu fréquentes, les rues que tu traverses, le parc où tu joues, la piscine municipale… tout cela dépend de ta commune !</text:p>
      <text:p text:style-name="Normal"><text:s text:c="2"/>&lt;/div&gt;</text:p>
      <text:p text:style-name="Normal"/>
      <text:p text:style-name="Normal"><text:s text:c="2"/>&lt;div class="card"&gt;</text:p>
      <text:p text:style-name="Normal"><text:s text:c="4"/>&lt;h3&gt;<text:span text:style-name="T392">🗺</text:span>️ Comment est organisée la France ?&lt;/h3&gt;</text:p>
      <text:p text:style-name="Normal"><text:s text:c="4"/>&lt;p&gt;La France est organisée en plusieurs niveaux :&lt;/p&gt;</text:p>
      <text:p text:style-name="Normal"><text:s text:c="4"/><text:span text:style-name="T393">&lt;ul style="margin-top:0.5rem;"&gt;</text:span></text:p>
      <text:p text:style-name="Normal"><text:span text:style-name="T394"><text:s text:c="6"/></text:span>&lt;li&gt;&lt;strong&gt;La commune&lt;/strong&gt; (le village ou la ville) — gérée par le conseil municipal et le maire&lt;/li&gt;</text:p>
      <text:p text:style-name="Normal"><text:s text:c="6"/>&lt;li&gt;&lt;strong&gt;Le département&lt;/strong&gt; — géré par le conseil départemental&lt;/li&gt;</text:p>
      <text:p text:style-name="Normal"><text:s text:c="6"/>&lt;li&gt;&lt;strong&gt;La région&lt;/strong&gt; — gérée par le conseil régional&lt;/li&gt;</text:p>
      <text:p text:style-name="Normal"><text:s text:c="6"/>&lt;li&gt;&lt;strong&gt;L'État&lt;/strong&gt; — gouverné par le Parlement et le gouvernement&lt;/li&gt;</text:p>
      <text:p text:style-name="Normal"><text:s text:c="4"/>&lt;/ul&gt;</text:p>
      <text:p text:style-name="Normal"><text:s text:c="4"/>&lt;p style="margin-top:0.7rem;color:#666;font-size:0.85rem;"&gt;La commune est le niveau le plus proche des habitants. C'est là que la démocratie locale s'exerce au quotidien.&lt;/p&gt;</text:p>
      <text:p text:style-name="Normal"><text:s text:c="2"/>&lt;/div&gt;</text:p>
      <text:p text:style-name="Normal">&lt;/div&gt;</text:p>
      <text:p text:style-name="Normal"/>
      <text:p text:style-name="Normal">&lt;!-- ===== ONGLET 2 : CONSEIL MUNICIPAL ===== --&gt;</text:p>
      <text:p text:style-name="P395">&lt;div id="tab-conseil" class="content"&gt;</text:p>
      <text:p text:style-name="P396"><text:s text:c="2"/>&lt;div class="section-title"&gt;</text:p>
      <text:p text:style-name="Normal"><text:span text:style-name="T397"><text:s text:c="4"/>&lt;div class="section-icon" style="background:#E8F8EF;"&gt;</text:span><text:span text:style-name="T398">🗳</text:span>️<text:span text:style-name="T399">&lt;/div&gt;</text:span></text:p>
      <text:soft-page-break/>
      <text:p text:style-name="Normal"><text:span text:style-name="T400"><text:s text:c="4"/></text:span>&lt;div&gt;</text:p>
      <text:p text:style-name="Normal"><text:s text:c="6"/>&lt;h2&gt;Le conseil municipal&lt;/h2&gt;</text:p>
      <text:p text:style-name="Normal"><text:s text:c="6"/>&lt;p&gt;L'organe de décision de la commune&lt;/p&gt;</text:p>
      <text:p text:style-name="Normal"><text:s text:c="4"/><text:span text:style-name="T401">&lt;/div&gt;</text:span></text:p>
      <text:p text:style-name="P402"><text:s text:c="2"/>&lt;/div&gt;</text:p>
      <text:p text:style-name="P403"/>
      <text:p text:style-name="P404"><text:s text:c="2"/>&lt;div class="highlight highlight-bleu"&gt;</text:p>
      <text:p text:style-name="Normal"><text:span text:style-name="T405"><text:s text:c="4"/></text:span>&lt;strong&gt;<text:span text:style-name="T406">📌</text:span><text:s/>Définition&lt;/strong&gt;</text:p>
      <text:p text:style-name="Normal"><text:s text:c="4"/>Le conseil municipal est l'assemblée élue qui prend les décisions pour la commune. Il est composé de &lt;strong&gt;conseillers municipaux&lt;/strong&gt; élus par les habitants. C'est l'organe délibérant : il vote les lois locales (appelées &lt;em&gt;délibérations&lt;/em&gt;) et le budget de la commune.</text:p>
      <text:p text:style-name="Normal"><text:s text:c="2"/>&lt;/div&gt;</text:p>
      <text:p text:style-name="Normal"/>
      <text:p text:style-name="Normal"><text:s text:c="2"/>&lt;div class="card"&gt;</text:p>
      <text:p text:style-name="Normal"><text:s text:c="4"/>&lt;h3&gt;<text:span text:style-name="T407">👥</text:span><text:s/>Combien de conseillers municipaux ?&lt;/h3&gt;</text:p>
      <text:p text:style-name="Normal"><text:s text:c="4"/>&lt;p&gt;Le nombre de conseillers dépend de la taille de la commune :&lt;/p&gt;</text:p>
      <text:p text:style-name="Normal"><text:s text:c="4"/><text:span text:style-name="T408">&lt;div class="stats-grid" style="margin-top:0.8rem;"&gt;</text:span></text:p>
      <text:p text:style-name="P409"><text:s text:c="6"/>&lt;div class="stat-card"&gt;&lt;span class="stat-number"&gt;9&lt;/span&gt;&lt;span class="stat-label"&gt;moins de 100 habitants&lt;/span&gt;&lt;/div&gt;</text:p>
      <text:p text:style-name="P410"><text:s text:c="6"/>&lt;div class="stat-card"&gt;&lt;span class="stat-number"&gt;15&lt;/span&gt;&lt;span class="stat-label"&gt;100 à 499 habitants&lt;/span&gt;&lt;/div&gt;</text:p>
      <text:p text:style-name="P411"><text:s text:c="6"/>&lt;div class="stat-card"&gt;&lt;span class="stat-number"&gt;29&lt;/span&gt;&lt;span class="stat-label"&gt;5 000 à 9 999 hab.&lt;/span&gt;&lt;/div&gt;</text:p>
      <text:p text:style-name="P412"><text:s text:c="6"/>&lt;div class="stat-card"&gt;&lt;span class="stat-number"&gt;69&lt;/span&gt;&lt;span class="stat-label"&gt;plus de 300 000 hab.&lt;/span&gt;&lt;/div&gt;</text:p>
      <text:p text:style-name="P413"><text:s text:c="4"/>&lt;/div&gt;</text:p>
      <text:p text:style-name="P414"><text:s text:c="2"/>&lt;/div&gt;</text:p>
      <text:p text:style-name="P415"/>
      <text:p text:style-name="P416"><text:s text:c="2"/>&lt;div class="card"&gt;</text:p>
      <text:p text:style-name="Normal"><text:span text:style-name="T417"><text:s text:c="4"/></text:span>&lt;h3&gt;<text:span text:style-name="T418">🏛</text:span>️ Les principales compétences du conseil municipal&lt;/h3&gt;</text:p>
      <text:p text:style-name="Normal"><text:s text:c="4"/><text:span text:style-name="T419">&lt;div class="comp-grid"&gt;</text:span></text:p>
      <text:p text:style-name="P420"><text:s text:c="6"/>&lt;div class="comp-card bleu"&gt;</text:p>
      <text:p text:style-name="Normal"><text:span text:style-name="T421"><text:s text:c="8"/>&lt;div class="icon"&gt;</text:span><text:span text:style-name="T422">💰</text:span><text:span text:style-name="T423">&lt;/div&gt;</text:span></text:p>
      <text:soft-page-break/>
      <text:p text:style-name="Normal"><text:span text:style-name="T424"><text:s text:c="8"/></text:span>&lt;h4&gt;Budget et finances&lt;/h4&gt;</text:p>
      <text:p text:style-name="Normal"><text:s text:c="8"/>&lt;p&gt;Vote le budget annuel de la commune. Décide des impôts locaux et des dépenses.&lt;/p&gt;</text:p>
      <text:p text:style-name="Normal"><text:s text:c="6"/><text:span text:style-name="T425">&lt;/div&gt;</text:span></text:p>
      <text:p text:style-name="P426"><text:s text:c="6"/>&lt;div class="comp-card vert"&gt;</text:p>
      <text:p text:style-name="Normal"><text:span text:style-name="T427"><text:s text:c="8"/>&lt;div class="icon"&gt;</text:span><text:span text:style-name="T428">🏗</text:span>️<text:span text:style-name="T429">&lt;/div&gt;</text:span></text:p>
      <text:p text:style-name="Normal"><text:span text:style-name="T430"><text:s text:c="8"/></text:span>&lt;h4&gt;Urbanisme et travaux&lt;/h4&gt;</text:p>
      <text:p text:style-name="Normal"><text:s text:c="8"/>&lt;p&gt;Décide des constructions, rénovations, plans d'aménagement du territoire.&lt;/p&gt;</text:p>
      <text:p text:style-name="Normal"><text:s text:c="6"/><text:span text:style-name="T431">&lt;/div&gt;</text:span></text:p>
      <text:p text:style-name="P432"><text:s text:c="6"/>&lt;div class="comp-card rouge"&gt;</text:p>
      <text:p text:style-name="Normal"><text:span text:style-name="T433"><text:s text:c="8"/>&lt;div class="icon"&gt;</text:span><text:span text:style-name="T434">🎓</text:span><text:span text:style-name="T435">&lt;/div&gt;</text:span></text:p>
      <text:p text:style-name="Normal"><text:span text:style-name="T436"><text:s text:c="8"/></text:span>&lt;h4&gt;Enseignement&lt;/h4&gt;</text:p>
      <text:p text:style-name="Normal"><text:s text:c="8"/>&lt;p&gt;Gère les écoles primaires : bâtiments, cantine, équipements, personnel non-enseignant.&lt;/p&gt;</text:p>
      <text:p text:style-name="Normal"><text:s text:c="6"/><text:span text:style-name="T437">&lt;/div&gt;</text:span></text:p>
      <text:p text:style-name="P438"><text:s text:c="6"/>&lt;div class="comp-card or"&gt;</text:p>
      <text:p text:style-name="Normal"><text:span text:style-name="T439"><text:s text:c="8"/>&lt;div class="icon"&gt;</text:span><text:span text:style-name="T440">🌿</text:span><text:span text:style-name="T441">&lt;/div&gt;</text:span></text:p>
      <text:p text:style-name="Normal"><text:span text:style-name="T442"><text:s text:c="8"/></text:span>&lt;h4&gt;Vie locale&lt;/h4&gt;</text:p>
      <text:p text:style-name="Normal"><text:s text:c="8"/>&lt;p&gt;Gère les parcs, la voirie, les équipements sportifs et culturels, les transports locaux.&lt;/p&gt;</text:p>
      <text:p text:style-name="Normal"><text:s text:c="6"/><text:span text:style-name="T443">&lt;/div&gt;</text:span></text:p>
      <text:p text:style-name="P444"><text:s text:c="6"/>&lt;div class="comp-card bleu"&gt;</text:p>
      <text:p text:style-name="Normal"><text:span text:style-name="T445"><text:s text:c="8"/>&lt;div class="icon"&gt;</text:span><text:span text:style-name="T446">🤝</text:span><text:span text:style-name="T447">&lt;/div&gt;</text:span></text:p>
      <text:p text:style-name="Normal"><text:span text:style-name="T448"><text:s text:c="8"/></text:span>&lt;h4&gt;Action sociale&lt;/h4&gt;</text:p>
      <text:p text:style-name="Normal"><text:s text:c="8"/>&lt;p&gt;Aide aux personnes âgées, aux familles, centres de loisirs, crèches municipales.&lt;/p&gt;</text:p>
      <text:p text:style-name="Normal"><text:s text:c="6"/><text:span text:style-name="T449">&lt;/div&gt;</text:span></text:p>
      <text:p text:style-name="P450"><text:s text:c="6"/>&lt;div class="comp-card vert"&gt;</text:p>
      <text:p text:style-name="Normal"><text:span text:style-name="T451"><text:s text:c="8"/>&lt;div class="icon"&gt;</text:span><text:span text:style-name="T452">🔒</text:span><text:span text:style-name="T453">&lt;/div&gt;</text:span></text:p>
      <text:p text:style-name="Normal"><text:span text:style-name="T454"><text:s text:c="8"/></text:span>&lt;h4&gt;Sécurité et ordre&lt;/h4&gt;</text:p>
      <text:p text:style-name="Normal"><text:s text:c="8"/>&lt;p&gt;Organise la police municipale et veille à la sécurité des habitants.&lt;/p&gt;</text:p>
      <text:p text:style-name="Normal"><text:s text:c="6"/><text:span text:style-name="T455">&lt;/div&gt;</text:span></text:p>
      <text:p text:style-name="P456"><text:s text:c="4"/>&lt;/div&gt;</text:p>
      <text:p text:style-name="P457"><text:s text:c="2"/>&lt;/div&gt;</text:p>
      <text:p text:style-name="P458"/>
      <text:soft-page-break/>
      <text:p text:style-name="P459"><text:s text:c="2"/>&lt;div class="card"&gt;</text:p>
      <text:p text:style-name="Normal"><text:span text:style-name="T460"><text:s text:c="4"/></text:span>&lt;h3&gt;<text:span text:style-name="T461">📋</text:span><text:s/>Comment fonctionne le conseil municipal ?&lt;/h3&gt;</text:p>
      <text:p text:style-name="Normal"><text:s text:c="4"/>&lt;ul&gt;</text:p>
      <text:p text:style-name="Normal"><text:s text:c="6"/>&lt;li&gt;Le conseil se réunit au moins &lt;strong&gt;une fois par trimestre&lt;/strong&gt;&lt;/li&gt;</text:p>
      <text:p text:style-name="Normal"><text:s text:c="6"/>&lt;li&gt;Les séances sont publiques : les habitants peuvent assister aux réunions&lt;/li&gt;</text:p>
      <text:p text:style-name="Normal"><text:s text:c="6"/>&lt;li&gt;Les décisions s'appellent des &lt;strong&gt;délibérations&lt;/strong&gt; et sont votées à la majorité&lt;/li&gt;</text:p>
      <text:p text:style-name="Normal"><text:s text:c="6"/>&lt;li&gt;Le conseil peut créer des &lt;strong&gt;commissions&lt;/strong&gt; spécialisées (voirie, culture, urbanisme…)&lt;/li&gt;</text:p>
      <text:p text:style-name="Normal"><text:s text:c="6"/>&lt;li&gt;Il peut déléguer certains pouvoirs au maire, qui lui rend compte&lt;/li&gt;</text:p>
      <text:p text:style-name="Normal"><text:s text:c="4"/><text:span text:style-name="T462">&lt;/ul&gt;</text:span></text:p>
      <text:p text:style-name="P463"><text:s text:c="2"/>&lt;/div&gt;</text:p>
      <text:p text:style-name="P464"/>
      <text:p text:style-name="P465"><text:s text:c="2"/>&lt;div class="highlight highlight-or"&gt;</text:p>
      <text:p text:style-name="Normal"><text:span text:style-name="T466"><text:s text:c="4"/></text:span>&lt;strong&gt;<text:span text:style-name="T467">🏫</text:span><text:s/>Le lien avec ton école&lt;/strong&gt;</text:p>
      <text:p text:style-name="Normal"><text:s text:c="4"/>Si ta cantine a de nouvelles tables, si ta cour d'école a été rénovée, si un nouveau gymnase a ouvert — c'est le conseil municipal qui a voté ces dépenses dans le budget de la commune !</text:p>
      <text:p text:style-name="Normal"><text:s text:c="2"/><text:span text:style-name="T468">&lt;/div&gt;</text:span></text:p>
      <text:p text:style-name="P469">&lt;/div&gt;</text:p>
      <text:p text:style-name="P470"/>
      <text:p text:style-name="P471">&lt;!-- ===== ONGLET 3 : ÉLECTIONS ===== --&gt;</text:p>
      <text:p text:style-name="P472">&lt;div id="tab-election" class="content"&gt;</text:p>
      <text:p text:style-name="P473"><text:s text:c="2"/>&lt;div class="section-title"&gt;</text:p>
      <text:p text:style-name="Normal"><text:span text:style-name="T474"><text:s text:c="4"/>&lt;div class="section-icon" style="background:#FDECEA;"&gt;</text:span><text:span text:style-name="T475">📊</text:span><text:span text:style-name="T476">&lt;/div&gt;</text:span></text:p>
      <text:p text:style-name="Normal"><text:span text:style-name="T477"><text:s text:c="4"/></text:span>&lt;div&gt;</text:p>
      <text:p text:style-name="Normal"><text:s text:c="6"/>&lt;h2&gt;Comment sont élus les conseillers ?&lt;/h2&gt;</text:p>
      <text:p text:style-name="Normal"><text:s text:c="6"/>&lt;p&gt;Les élections municipales en France&lt;/p&gt;</text:p>
      <text:p text:style-name="Normal"><text:s text:c="4"/><text:span text:style-name="T478">&lt;/div&gt;</text:span></text:p>
      <text:p text:style-name="P479"><text:s text:c="2"/>&lt;/div&gt;</text:p>
      <text:p text:style-name="P480"/>
      <text:p text:style-name="P481"><text:s text:c="2"/>&lt;div class="highlight highlight-bleu"&gt;</text:p>
      <text:p text:style-name="Normal"><text:span text:style-name="T482"><text:s text:c="4"/></text:span>&lt;strong&gt;<text:span text:style-name="T483">📅</text:span><text:s/>Quand ont lieu les élections ?&lt;/strong&gt;</text:p>
      <text:soft-page-break/>
      <text:p text:style-name="Normal"><text:s text:c="4"/>Les élections municipales ont lieu tous les &lt;strong&gt;6 ans&lt;/strong&gt;. Les dernières élections ont eu lieu en &lt;strong&gt;mars 2026&lt;/strong&gt; (les 15 et 22 mars). Les prochaines auront lieu en 2032.</text:p>
      <text:p text:style-name="Normal"><text:s text:c="2"/>&lt;/div&gt;</text:p>
      <text:p text:style-name="Normal"/>
      <text:p text:style-name="Normal"><text:s text:c="2"/>&lt;div class="card"&gt;</text:p>
      <text:p text:style-name="Normal"><text:s text:c="4"/>&lt;h3&gt;<text:span text:style-name="T484">🗳</text:span>️ Qui peut voter ?&lt;/h3&gt;</text:p>
      <text:p text:style-name="Normal"><text:s text:c="4"/>&lt;p&gt;Pour voter aux élections municipales, il faut :&lt;/p&gt;</text:p>
      <text:p text:style-name="Normal"><text:s text:c="4"/><text:span text:style-name="T485">&lt;ul style="margin-top:0.5rem;"&gt;</text:span></text:p>
      <text:p text:style-name="Normal"><text:span text:style-name="T486"><text:s text:c="6"/></text:span>&lt;li&gt;Avoir &lt;strong&gt;18 ans ou plus&lt;/strong&gt;&lt;/li&gt;</text:p>
      <text:p text:style-name="Normal"><text:s text:c="6"/>&lt;li&gt;Être inscrit sur les &lt;strong&gt;listes électorales&lt;/strong&gt; de la commune&lt;/li&gt;</text:p>
      <text:p text:style-name="Normal"><text:s text:c="6"/>&lt;li&gt;Être &lt;strong&gt;citoyen français&lt;/strong&gt; (ou citoyen européen résidant en France)&lt;/li&gt;</text:p>
      <text:p text:style-name="Normal"><text:s text:c="4"/><text:span text:style-name="T487">&lt;/ul&gt;</text:span></text:p>
      <text:p text:style-name="P488"><text:s text:c="4"/>&lt;div class="highlight highlight-rouge" style="margin-top:1rem;"&gt;</text:p>
      <text:p text:style-name="Normal"><text:span text:style-name="T489"><text:s text:c="6"/></text:span>&lt;strong&gt;<text:span text:style-name="T490">⚠</text:span>️ Remarque&lt;/strong&gt;</text:p>
      <text:p text:style-name="Normal"><text:s text:c="6"/>En France, le vote est un droit mais aussi un devoir civique. Se désintéresser des élections, c'est laisser les autres décider à sa place !</text:p>
      <text:p text:style-name="Normal"><text:s text:c="4"/><text:span text:style-name="T491">&lt;/div&gt;</text:span></text:p>
      <text:p text:style-name="P492"><text:s text:c="2"/>&lt;/div&gt;</text:p>
      <text:p text:style-name="P493"/>
      <text:p text:style-name="P494"><text:s text:c="2"/>&lt;div class="card"&gt;</text:p>
      <text:p text:style-name="Normal"><text:span text:style-name="T495"><text:s text:c="4"/></text:span>&lt;h3&gt;<text:span text:style-name="T496">🏙</text:span>️ Le mode de scrutin selon la taille des communes&lt;/h3&gt;</text:p>
      <text:p text:style-name="Normal"><text:s text:c="4"/>&lt;div class="toggle-section"&gt;</text:p>
      <text:p text:style-name="Normal"><text:s text:c="6"/>&lt;button class="toggle-btn" onclick="toggleSection('scrutin-moins')"&gt;Communes de moins de 1 000 habitants &lt;span&gt;<text:span text:style-name="T497">▼</text:span>&lt;/span&gt;&lt;/button&gt;</text:p>
      <text:p text:style-name="Normal"><text:s text:c="6"/><text:span text:style-name="T498">&lt;div id="scrutin-moins" class="toggle-body open"&gt;</text:span></text:p>
      <text:p text:style-name="Normal"><text:span text:style-name="T499"><text:s text:c="8"/></text:span>Scrutin &lt;strong&gt;majoritaire plurinominal à deux tours&lt;/strong&gt;. Les électeurs votent pour des candidats individuels. Depuis la loi de 2025, les candidates et candidats doivent se présenter sur des &lt;strong&gt;listes paritaires&lt;/strong&gt; (alternance femmes/hommes).</text:p>
      <text:p text:style-name="Normal"><text:s text:c="6"/><text:span text:style-name="T500">&lt;/div&gt;</text:span></text:p>
      <text:p text:style-name="P501"><text:s text:c="4"/>&lt;/div&gt;</text:p>
      <text:p text:style-name="P502"><text:s text:c="4"/>&lt;div class="toggle-section"&gt;</text:p>
      <text:p text:style-name="Normal"><text:span text:style-name="T503"><text:s text:c="6"/>&lt;button class="toggle-btn" onclick="toggleSection('scrutin-plus')"&gt;Communes de 1 000 habitants et plus &lt;span&gt;</text:span><text:span text:style-name="T504">▼</text:span><text:span text:style-name="T505">&lt;/span&gt;&lt;/button&gt;</text:span></text:p>
      <text:soft-page-break/>
      <text:p text:style-name="P506"><text:s text:c="6"/>&lt;div id="scrutin-plus" class="toggle-body"&gt;</text:p>
      <text:p text:style-name="Normal"><text:span text:style-name="T507"><text:s text:c="8"/></text:span>Scrutin &lt;strong&gt;proportionnel de liste à deux tours&lt;/strong&gt;. Les partis présentent des listes complètes de candidats. La liste arrivée en tête remporte une &lt;strong&gt;"prime majoritaire"&lt;/strong&gt; de 50 % des sièges, garantissant une majorité stable. Les autres sièges sont partagés entre toutes les listes ayant obtenu au moins 5 % des voix.</text:p>
      <text:p text:style-name="Normal"><text:s text:c="6"/><text:span text:style-name="T508">&lt;/div&gt;</text:span></text:p>
      <text:p text:style-name="P509"><text:s text:c="4"/>&lt;/div&gt;</text:p>
      <text:p text:style-name="P510"><text:s text:c="2"/>&lt;/div&gt;</text:p>
      <text:p text:style-name="P511"/>
      <text:p text:style-name="P512"><text:s text:c="2"/>&lt;div class="card"&gt;</text:p>
      <text:p text:style-name="Normal"><text:span text:style-name="T513"><text:s text:c="4"/></text:span>&lt;h3&gt;<text:span text:style-name="T514">⭐</text:span><text:s/>Le cas particulier : Paris, Lyon, Marseille&lt;/h3&gt;</text:p>
      <text:p text:style-name="Normal"><text:s text:c="4"/>&lt;p style="margin-bottom:0.8rem;"&gt;Ces trois grandes villes ont des règles spéciales depuis la &lt;strong&gt;loi PLM&lt;/strong&gt; (Paris-Lyon-Marseille). Une nouvelle loi du &lt;strong&gt;11 août 2025&lt;/strong&gt; a réformé ce système pour les élections de mars 2026.&lt;/p&gt;</text:p>
      <text:p text:style-name="Normal"><text:s text:c="4"/><text:span text:style-name="T515">&lt;div class="cities-grid"&gt;</text:span></text:p>
      <text:p text:style-name="P516"><text:s text:c="6"/>&lt;div class="city-card city-paris"&gt;</text:p>
      <text:p text:style-name="Normal"><text:span text:style-name="T517"><text:s text:c="8"/>&lt;span class="city-badge"&gt;</text:span><text:span text:style-name="T518">🗼</text:span><text:span text:style-name="T519"><text:s/>Paris — 2,1 M hab.&lt;/span&gt;</text:span></text:p>
      <text:p text:style-name="Normal"><text:span text:style-name="T520"><text:s text:c="8"/></text:span>&lt;h4&gt;Conseil de Paris&lt;/h4&gt;</text:p>
      <text:p text:style-name="Normal"><text:s text:c="8"/>&lt;p&gt;Divisée en &lt;strong&gt;17 secteurs&lt;/strong&gt; (arrondissements ou regroupements). Depuis 2026 : deux votes distincts — un pour le &lt;strong&gt;conseil municipal&lt;/strong&gt; de Paris, un pour le conseil d'arrondissement.<text:s/><text:span text:style-name="T521">Prime majoritaire réduite à &lt;strong&gt;25 %&lt;/strong&gt;.&lt;/p&gt;</text:span></text:p>
      <text:p text:style-name="P522"><text:s text:c="6"/>&lt;/div&gt;</text:p>
      <text:p text:style-name="P523"><text:s text:c="6"/>&lt;div class="city-card city-lyon"&gt;</text:p>
      <text:p text:style-name="Normal"><text:span text:style-name="T524"><text:s text:c="8"/>&lt;span class="city-badge"&gt;</text:span><text:span text:style-name="T525">🦁</text:span><text:span text:style-name="T526"><text:s/>Lyon — 530 000 hab.&lt;/span&gt;</text:span></text:p>
      <text:p text:style-name="Normal"><text:span text:style-name="T527"><text:s text:c="8"/></text:span>&lt;h4&gt;Triple scrutin&lt;/h4&gt;</text:p>
      <text:p text:style-name="Normal"><text:s text:c="8"/>&lt;p&gt;Les Lyonnais votent pour &lt;strong&gt;trois&lt;/strong&gt; assemblées en même temps : le conseil municipal de Lyon, le conseil d'arrondissement, et le &lt;strong&gt;conseil métropolitain&lt;/strong&gt; de la Métropole de Lyon (collectivité à part entière).&lt;/p&gt;</text:p>
      <text:p text:style-name="Normal"><text:s text:c="6"/><text:span text:style-name="T528">&lt;/div&gt;</text:span></text:p>
      <text:p text:style-name="P529"><text:s text:c="6"/>&lt;div class="city-card city-marseille"&gt;</text:p>
      <text:p text:style-name="Normal"><text:span text:style-name="T530"><text:s text:c="8"/>&lt;span class="city-badge"&gt;</text:span><text:span text:style-name="T531">⚓</text:span><text:span text:style-name="T532"><text:s/>Marseille<text:s/></text:span><text:span text:style-name="T533">—</text:span><text:span text:style-name="T534"><text:s/>870 000 hab.&lt;/span&gt;</text:span></text:p>
      <text:p text:style-name="Normal"><text:span text:style-name="T535"><text:s text:c="8"/></text:span>&lt;h4&gt;8 secteurs&lt;/h4&gt;</text:p>
      <text:p text:style-name="Normal"><text:s text:c="8"/>&lt;p&gt;Divisée en &lt;strong&gt;8 secteurs&lt;/strong&gt; (chaque secteur = 2 arrondissements). Deux votes : un pour le &lt;strong&gt;conseil municipal&lt;/strong&gt;, un pour le conseil de secteur. Prime majoritaire à 25 % pour le conseil municipal.&lt;/p&gt;</text:p>
      <text:soft-page-break/>
      <text:p text:style-name="Normal"><text:s text:c="6"/>&lt;/div&gt;</text:p>
      <text:p text:style-name="Normal"><text:s text:c="4"/>&lt;/div&gt;</text:p>
      <text:p text:style-name="Normal"><text:s text:c="4"/><text:span text:style-name="T536">&lt;div class="highlight highlight-or"&gt;</text:span></text:p>
      <text:p text:style-name="Normal"><text:span text:style-name="T537"><text:s text:c="6"/></text:span>&lt;strong&gt;<text:span text:style-name="T538">🔑</text:span><text:s/>La nouveauté 2026&lt;/strong&gt;</text:p>
      <text:p text:style-name="Normal"><text:s text:c="6"/>Avant 2026, les habitants de Paris, Lyon et Marseille ne votaient que pour leurs conseillers d'arrondissement, qui élisaient ensuite entre eux les conseillers municipaux. Depuis 2026, ils élisent &lt;strong&gt;directement&lt;/strong&gt; les conseillers municipaux, comme dans le reste de la France.</text:p>
      <text:p text:style-name="Normal"><text:s text:c="4"/><text:span text:style-name="T539">&lt;/div&gt;</text:span></text:p>
      <text:p text:style-name="P540"><text:s text:c="2"/>&lt;/div&gt;</text:p>
      <text:p text:style-name="P541"/>
      <text:p text:style-name="P542"><text:s text:c="2"/>&lt;div class="card"&gt;</text:p>
      <text:p text:style-name="Normal"><text:span text:style-name="T543"><text:s text:c="4"/></text:span>&lt;h3&gt;<text:span text:style-name="T544">📍</text:span><text:s/>Et après l'élection ? Comment est élu le maire ?&lt;/h3&gt;</text:p>
      <text:p text:style-name="Normal"><text:s text:c="4"/><text:span text:style-name="T545">&lt;ol class="steps" style="margin-top:0.5rem;"&gt;</text:span></text:p>
      <text:p text:style-name="P546"><text:s text:c="6"/>&lt;li class="step"&gt;</text:p>
      <text:p text:style-name="P547"><text:s text:c="8"/>&lt;div class="step-num"&gt;1&lt;/div&gt;</text:p>
      <text:p text:style-name="Normal"><text:span text:style-name="T548"><text:s text:c="8"/></text:span>&lt;div class="step-content"&gt;</text:p>
      <text:p text:style-name="Normal"><text:s text:c="10"/>&lt;strong&gt;Le tour de scrutin (15 mars 2026)&lt;/strong&gt;</text:p>
      <text:p text:style-name="Normal"><text:s text:c="10"/>&lt;p&gt;Les habitants votent pour élire les conseillers municipaux.&lt;/p&gt;</text:p>
      <text:p text:style-name="Normal"><text:s text:c="8"/><text:span text:style-name="T549">&lt;/div&gt;</text:span></text:p>
      <text:p text:style-name="P550"><text:s text:c="6"/>&lt;/li&gt;</text:p>
      <text:p text:style-name="P551"><text:s text:c="6"/>&lt;li class="step"&gt;</text:p>
      <text:p text:style-name="P552"><text:s text:c="8"/>&lt;div class="step-num"&gt;2&lt;/div&gt;</text:p>
      <text:p text:style-name="P553"><text:s text:c="8"/>&lt;div class="step-content"&gt;</text:p>
      <text:p text:style-name="P554"><text:s text:c="10"/>&lt;strong&gt;Premier conseil municipal&lt;/strong&gt;</text:p>
      <text:p text:style-name="Normal"><text:span text:style-name="T555"><text:s text:c="10"/></text:span>&lt;p&gt;Dans les jours qui suivent l'élection, le nouveau conseil se réunit pour la première fois.&lt;/p&gt;</text:p>
      <text:p text:style-name="Normal"><text:s text:c="8"/><text:span text:style-name="T556">&lt;/div&gt;</text:span></text:p>
      <text:p text:style-name="P557"><text:s text:c="6"/>&lt;/li&gt;</text:p>
      <text:p text:style-name="P558"><text:s text:c="6"/>&lt;li class="step"&gt;</text:p>
      <text:p text:style-name="P559"><text:s text:c="8"/>&lt;div class="step-num"&gt;3&lt;/div&gt;</text:p>
      <text:p text:style-name="Normal"><text:span text:style-name="T560"><text:s text:c="8"/></text:span>&lt;div class="step-content"&gt;</text:p>
      <text:p text:style-name="Normal"><text:s text:c="10"/>&lt;strong&gt;Élection du maire par les conseillers&lt;/strong&gt;</text:p>
      <text:soft-page-break/>
      <text:p text:style-name="Normal"><text:s text:c="10"/>&lt;p&gt;Les conseillers municipaux élisent le maire parmi eux, au scrutin secret. Si aucun n'obtient la majorité absolue aux deux premiers tours, le candidat ayant le plus de voix au 3e tour est élu.&lt;/p&gt;</text:p>
      <text:p text:style-name="Normal"><text:s text:c="8"/><text:span text:style-name="T561">&lt;/div&gt;</text:span></text:p>
      <text:p text:style-name="P562"><text:s text:c="6"/>&lt;/li&gt;</text:p>
      <text:p text:style-name="P563"><text:s text:c="6"/>&lt;li class="step"&gt;</text:p>
      <text:p text:style-name="P564"><text:s text:c="8"/>&lt;div class="step-num"&gt;4&lt;/div&gt;</text:p>
      <text:p text:style-name="Normal"><text:span text:style-name="T565"><text:s text:c="8"/></text:span>&lt;div class="step-content"&gt;</text:p>
      <text:p text:style-name="Normal"><text:s text:c="10"/>&lt;strong&gt;Élection des adjoints&lt;/strong&gt;</text:p>
      <text:p text:style-name="Normal"><text:s text:c="10"/>&lt;p&gt;Le maire propose des adjoints (1 à 30 % des conseillers). Ils l'aident dans ses missions et peuvent le remplacer.&lt;/p&gt;</text:p>
      <text:p text:style-name="Normal"><text:s text:c="8"/>&lt;/div&gt;</text:p>
      <text:p text:style-name="Normal"><text:s text:c="6"/>&lt;/li&gt;</text:p>
      <text:p text:style-name="Normal"><text:s text:c="4"/>&lt;/ol&gt;</text:p>
      <text:p text:style-name="Normal"><text:s text:c="2"/>&lt;/div&gt;</text:p>
      <text:p text:style-name="Normal">&lt;/div&gt;</text:p>
      <text:p text:style-name="Normal"/>
      <text:p text:style-name="Normal">&lt;!-- ===== ONGLET 4 : MAIRE ===== --&gt;</text:p>
      <text:p text:style-name="P566">&lt;div id="tab-maire" class="content"&gt;</text:p>
      <text:p text:style-name="P567"><text:s text:c="2"/>&lt;div class="section-title"&gt;</text:p>
      <text:p text:style-name="Normal"><text:span text:style-name="T568"><text:s text:c="4"/>&lt;div class="section-icon" style="background:#FEF9E7;"&gt;</text:span><text:span text:style-name="T569">👤</text:span><text:span text:style-name="T570">&lt;/div&gt;</text:span></text:p>
      <text:p text:style-name="Normal"><text:span text:style-name="T571"><text:s text:c="4"/></text:span>&lt;div&gt;</text:p>
      <text:p text:style-name="Normal"><text:s text:c="6"/>&lt;h2&gt;Le maire&lt;/h2&gt;</text:p>
      <text:p text:style-name="Normal"><text:s text:c="6"/>&lt;p&gt;Chef de l'exécutif municipal&lt;/p&gt;</text:p>
      <text:p text:style-name="Normal"><text:s text:c="4"/><text:span text:style-name="T572">&lt;/div&gt;</text:span></text:p>
      <text:p text:style-name="P573"><text:s text:c="2"/>&lt;/div&gt;</text:p>
      <text:p text:style-name="P574"/>
      <text:p text:style-name="P575"><text:s text:c="2"/>&lt;div class="highlight highlight-bleu"&gt;</text:p>
      <text:p text:style-name="Normal"><text:span text:style-name="T576"><text:s text:c="4"/></text:span>&lt;strong&gt;<text:span text:style-name="T577">🎽</text:span><text:s/>L'écharpe tricolore&lt;/strong&gt;</text:p>
      <text:p text:style-name="Normal"><text:s text:c="4"/>Le maire porte une écharpe aux couleurs de la France (bleu, blanc, rouge) lors des cérémonies officielles. Elle symbolise sa double fonction : représentant de la commune ET représentant de l'État.</text:p>
      <text:p text:style-name="Normal"><text:s text:c="2"/>&lt;/div&gt;</text:p>
      <text:p text:style-name="Normal"/>
      <text:soft-page-break/>
      <text:p text:style-name="Normal"><text:s text:c="2"/>&lt;div class="card"&gt;</text:p>
      <text:p text:style-name="Normal"><text:s text:c="4"/>&lt;h3&gt;<text:span text:style-name="T578">⚖</text:span>️ Les deux casquettes du maire&lt;/h3&gt;</text:p>
      <text:p text:style-name="Normal"><text:s text:c="4"/><text:span text:style-name="T579">&lt;div class="deux-roles"&gt;</text:span></text:p>
      <text:p text:style-name="P580"><text:s text:c="6"/>&lt;div class="role-card" style="background:var(--bleu-clair);border-color:var(--bleu);"&gt;</text:p>
      <text:p text:style-name="Normal"><text:span text:style-name="T581"><text:s text:c="8"/></text:span>&lt;h4 style="color:var(--bleu);"&gt;<text:span text:style-name="T582">🏛</text:span>️ Représentant de la commune&lt;/h4&gt;</text:p>
      <text:p text:style-name="Normal"><text:s text:c="8"/>&lt;p&gt;Il exécute les décisions du conseil municipal, gère les services publics locaux, prépare et exécute le budget, représente la commune en justice et passe les contrats au nom de la commune.&lt;/p&gt;</text:p>
      <text:p text:style-name="Normal"><text:s text:c="6"/><text:span text:style-name="T583">&lt;/div&gt;</text:span></text:p>
      <text:p text:style-name="P584"><text:s text:c="6"/>&lt;div class="role-card" style="background:var(--rouge-clair);border-color:var(--rouge);"&gt;</text:p>
      <text:p text:style-name="Normal"><text:span text:style-name="T585"><text:s text:c="8"/></text:span>&lt;h4 style="color:var(--rouge);"&gt;<text:span text:style-name="T586">🇫🇷</text:span><text:s/>Agent de l'État&lt;/h4&gt;</text:p>
      <text:p text:style-name="Normal"><text:s text:c="8"/>&lt;p&gt;Sous l'autorité du préfet, il publie les lois et règlements, organise les élections dans les bureaux de vote, tient les registres d'état civil (naissances, mariages, décès) et assure l'ordre public.&lt;/p&gt;</text:p>
      <text:p text:style-name="Normal"><text:s text:c="6"/><text:span text:style-name="T587">&lt;/div&gt;</text:span></text:p>
      <text:p text:style-name="P588"><text:s text:c="4"/>&lt;/div&gt;</text:p>
      <text:p text:style-name="P589"><text:s text:c="2"/>&lt;/div&gt;</text:p>
      <text:p text:style-name="P590"/>
      <text:p text:style-name="P591"><text:s text:c="2"/>&lt;div class="card"&gt;</text:p>
      <text:p text:style-name="Normal"><text:span text:style-name="T592"><text:s text:c="4"/></text:span>&lt;h3&gt;<text:span text:style-name="T593">🔑</text:span><text:s/>Les responsabilités du maire&lt;/h3&gt;</text:p>
      <text:p text:style-name="Normal"><text:s text:c="4"/><text:span text:style-name="T594">&lt;div class="comp-grid"&gt;</text:span></text:p>
      <text:p text:style-name="P595"><text:s text:c="6"/>&lt;div class="comp-card bleu"&gt;</text:p>
      <text:p text:style-name="Normal"><text:span text:style-name="T596"><text:s text:c="8"/>&lt;div class="icon"&gt;</text:span><text:span text:style-name="T597">🚔</text:span><text:span text:style-name="T598">&lt;/div&gt;</text:span></text:p>
      <text:p text:style-name="Normal"><text:span text:style-name="T599"><text:s text:c="8"/></text:span>&lt;h4&gt;Police municipale&lt;/h4&gt;</text:p>
      <text:p text:style-name="Normal"><text:s text:c="8"/>&lt;p&gt;Il dispose d'un pouvoir de police pour assurer le bon ordre, la sécurité et la salubrité publique dans la commune.&lt;/p&gt;</text:p>
      <text:p text:style-name="Normal"><text:s text:c="6"/><text:span text:style-name="T600">&lt;/div&gt;</text:span></text:p>
      <text:p text:style-name="P601"><text:s text:c="6"/>&lt;div class="comp-card vert"&gt;</text:p>
      <text:p text:style-name="Normal"><text:span text:style-name="T602"><text:s text:c="8"/>&lt;div class="icon"&gt;</text:span><text:span text:style-name="T603">📜</text:span><text:span text:style-name="T604">&lt;/div&gt;</text:span></text:p>
      <text:p text:style-name="Normal"><text:span text:style-name="T605"><text:s text:c="8"/></text:span>&lt;h4&gt;État civil&lt;/h4&gt;</text:p>
      <text:p text:style-name="Normal"><text:s text:c="8"/>&lt;p&gt;Il signe les actes de naissance, de mariage et de décès. Il célèbre les mariages civils.&lt;/p&gt;</text:p>
      <text:p text:style-name="Normal"><text:s text:c="6"/>&lt;/div&gt;</text:p>
      <text:soft-page-break/>
      <text:p text:style-name="Normal"><text:s text:c="6"/>&lt;div class="comp-card rouge"&gt;</text:p>
      <text:p text:style-name="Normal"><text:s text:c="8"/><text:span text:style-name="T606">&lt;div class="icon"&gt;</text:span><text:span text:style-name="T607">🗳</text:span>️<text:span text:style-name="T608">&lt;/div&gt;</text:span></text:p>
      <text:p text:style-name="Normal"><text:span text:style-name="T609"><text:s text:c="8"/></text:span>&lt;h4&gt;Organisation des élections&lt;/h4&gt;</text:p>
      <text:p text:style-name="Normal"><text:s text:c="8"/>&lt;p&gt;Il organise les bureaux de vote pour toutes les élections (présidentielles, législatives, municipales…).&lt;/p&gt;</text:p>
      <text:p text:style-name="Normal"><text:s text:c="6"/><text:span text:style-name="T610">&lt;/div&gt;</text:span></text:p>
      <text:p text:style-name="P611"><text:s text:c="6"/>&lt;div class="comp-card or"&gt;</text:p>
      <text:p text:style-name="Normal"><text:span text:style-name="T612"><text:s text:c="8"/>&lt;div class="icon"&gt;</text:span><text:span text:style-name="T613">📋</text:span><text:span text:style-name="T614">&lt;/div&gt;</text:span></text:p>
      <text:p text:style-name="Normal"><text:span text:style-name="T615"><text:s text:c="8"/></text:span>&lt;h4&gt;Direction des services&lt;/h4&gt;</text:p>
      <text:p text:style-name="Normal"><text:s text:c="8"/>&lt;p&gt;Il est le chef des agents municipaux (fonctionnaires territoriaux) qui travaillent à la mairie.&lt;/p&gt;</text:p>
      <text:p text:style-name="Normal"><text:s text:c="6"/><text:span text:style-name="T616">&lt;/div&gt;</text:span></text:p>
      <text:p text:style-name="P617"><text:s text:c="6"/>&lt;div class="comp-card bleu"&gt;</text:p>
      <text:p text:style-name="Normal"><text:span text:style-name="T618"><text:s text:c="8"/>&lt;div class="icon"&gt;</text:span><text:span text:style-name="T619">🤝</text:span><text:span text:style-name="T620">&lt;/div&gt;</text:span></text:p>
      <text:p text:style-name="Normal"><text:span text:style-name="T621"><text:s text:c="8"/></text:span>&lt;h4&gt;Représentation&lt;/h4&gt;</text:p>
      <text:p text:style-name="Normal"><text:s text:c="8"/>&lt;p&gt;Il représente la commune dans tous les actes juridiques : contrats, marchés publics, litiges…&lt;/p&gt;</text:p>
      <text:p text:style-name="Normal"><text:s text:c="6"/><text:span text:style-name="T622">&lt;/div&gt;</text:span></text:p>
      <text:p text:style-name="P623"><text:s text:c="6"/>&lt;div class="comp-card vert"&gt;</text:p>
      <text:p text:style-name="Normal"><text:span text:style-name="T624"><text:s text:c="8"/>&lt;div class="icon"&gt;</text:span><text:span text:style-name="T625">🏗</text:span>️<text:span text:style-name="T626">&lt;/div&gt;</text:span></text:p>
      <text:p text:style-name="Normal"><text:span text:style-name="T627"><text:s text:c="8"/></text:span>&lt;h4&gt;Permis de construire&lt;/h4&gt;</text:p>
      <text:p text:style-name="Normal"><text:s text:c="8"/>&lt;p&gt;Il délivre (ou refuse) les permis de construire au nom de la commune.&lt;/p&gt;</text:p>
      <text:p text:style-name="Normal"><text:s text:c="6"/><text:span text:style-name="T628">&lt;/div&gt;</text:span></text:p>
      <text:p text:style-name="P629"><text:s text:c="4"/>&lt;/div&gt;</text:p>
      <text:p text:style-name="P630"><text:s text:c="2"/>&lt;/div&gt;</text:p>
      <text:p text:style-name="P631"/>
      <text:p text:style-name="P632"><text:s text:c="2"/>&lt;div class="card"&gt;</text:p>
      <text:p text:style-name="Normal"><text:span text:style-name="T633"><text:s text:c="4"/></text:span>&lt;h3&gt;<text:span text:style-name="T634">📋</text:span><text:s/>Quelques règles à connaître&lt;/h3&gt;</text:p>
      <text:p text:style-name="Normal"><text:s text:c="4"/>&lt;ul&gt;</text:p>
      <text:p text:style-name="Normal"><text:s text:c="6"/>&lt;li&gt;Le maire est élu pour &lt;strong&gt;6 ans&lt;/strong&gt; par les conseillers municipaux&lt;/li&gt;</text:p>
      <text:p text:style-name="Normal"><text:s text:c="6"/>&lt;li&gt;Il peut être révoqué par le conseil municipal s'il perd la confiance de la majorité&lt;/li&gt;</text:p>
      <text:soft-page-break/>
      <text:p text:style-name="Normal"><text:s text:c="6"/>&lt;li&gt;Il est assisté de &lt;strong&gt;adjoints au maire&lt;/strong&gt; qui ont chacun des délégations (adjoint à la culture, adjoint aux sports…)&lt;/li&gt;</text:p>
      <text:p text:style-name="Normal"><text:s text:c="6"/>&lt;li&gt;Il est responsable devant le conseil municipal et lui rend compte de ses décisions&lt;/li&gt;</text:p>
      <text:p text:style-name="Normal"><text:s text:c="6"/>&lt;li&gt;Sa fonction est &lt;strong&gt;bénévole dans les petites communes&lt;/strong&gt;, avec des indemnités dans les grandes villes&lt;/li&gt;</text:p>
      <text:p text:style-name="Normal"><text:s text:c="6"/>&lt;li&gt;Depuis 2025, il doit déclarer les dons et avantages reçus (valeur supérieure à 150 €)&lt;/li&gt;</text:p>
      <text:p text:style-name="Normal"><text:s text:c="4"/><text:span text:style-name="T635">&lt;/ul&gt;</text:span></text:p>
      <text:p text:style-name="P636"><text:s text:c="2"/>&lt;/div&gt;</text:p>
      <text:p text:style-name="P637"/>
      <text:p text:style-name="P638"><text:s text:c="2"/>&lt;div class="highlight highlight-vert"&gt;</text:p>
      <text:p text:style-name="Normal"><text:span text:style-name="T639"><text:s text:c="4"/></text:span>&lt;strong&gt;<text:span text:style-name="T640">🔎</text:span><text:s/>Exemple concret&lt;/strong&gt;</text:p>
      <text:p text:style-name="Normal"><text:s text:c="4"/>Imagine qu'un arbre tombe sur la route principale de ta commune un soir de tempête. C'est le maire qui, dans son pouvoir de police, donne l'ordre de sécuriser la zone. C'est aussi lui qui, en tant que représentant de la commune, passe le contrat avec l'entreprise qui enlèvera l'arbre. Et c'est le conseil municipal qui aura voté le budget pour payer ces travaux !</text:p>
      <text:p text:style-name="Normal"><text:s text:c="2"/><text:span text:style-name="T641">&lt;/div&gt;</text:span></text:p>
      <text:p text:style-name="P642">&lt;/div&gt;</text:p>
      <text:p text:style-name="P643"/>
      <text:p text:style-name="P644">&lt;!-- ===== ONGLET 5 : QUIZ ===== --&gt;</text:p>
      <text:p text:style-name="P645">&lt;div id="tab-quiz" class="content"&gt;</text:p>
      <text:p text:style-name="P646"><text:s text:c="2"/>&lt;div class="section-title"&gt;</text:p>
      <text:p text:style-name="Normal"><text:span text:style-name="T647"><text:s text:c="4"/>&lt;div class="section-icon" style="background:#EBF3FF;"&gt;</text:span><text:span text:style-name="T648">🎯</text:span><text:span text:style-name="T649">&lt;/div&gt;</text:span></text:p>
      <text:p text:style-name="Normal"><text:span text:style-name="T650"><text:s text:c="4"/></text:span>&lt;div&gt;</text:p>
      <text:p text:style-name="Normal"><text:s text:c="6"/>&lt;h2&gt;Quiz — Teste tes connaissances&lt;/h2&gt;</text:p>
      <text:p text:style-name="Normal"><text:s text:c="6"/>&lt;p&gt;10 questions sur la commune, le conseil municipal et le maire&lt;/p&gt;</text:p>
      <text:p text:style-name="Normal"><text:s text:c="4"/>&lt;/div&gt;</text:p>
      <text:p text:style-name="Normal"><text:s text:c="2"/>&lt;/div&gt;</text:p>
      <text:p text:style-name="Normal"><text:s text:c="2"/>&lt;div class="quiz-container" id="quiz"&gt;&lt;/div&gt;</text:p>
      <text:p text:style-name="Normal"><text:s text:c="2"/>&lt;div class="quiz-score" id="quiz-score"&gt;</text:p>
      <text:p text:style-name="Normal"><text:s text:c="4"/>&lt;div class="score-num" id="score-num"&gt;&lt;/div&gt;</text:p>
      <text:p text:style-name="Normal"><text:s text:c="4"/><text:span text:style-name="T651">&lt;p id="score-msg"&gt;&lt;/p&gt;</text:span></text:p>
      <text:p text:style-name="Normal"><text:span text:style-name="T652"><text:s text:c="4"/>&lt;button class="btn-restart" onclick="restartQuiz()"&gt;</text:span><text:span text:style-name="T653">🔄</text:span><text:span text:style-name="T654"><text:s/>Recommencer le quiz&lt;/button&gt;</text:span></text:p>
      <text:p text:style-name="P655"><text:s text:c="2"/>&lt;/div&gt;</text:p>
      <text:soft-page-break/>
      <text:p text:style-name="P656">&lt;/div&gt;</text:p>
      <text:p text:style-name="P657"/>
      <text:p text:style-name="P658">&lt;!-- ===== ONGLET 6 : PLAN DE SÉANCE ===== --&gt;</text:p>
      <text:p text:style-name="P659">&lt;div id="tab-seance" class="content"&gt;</text:p>
      <text:p text:style-name="P660"><text:s text:c="2"/>&lt;div class="section-title"&gt;</text:p>
      <text:p text:style-name="Normal"><text:span text:style-name="T661"><text:s text:c="4"/>&lt;div class="section-icon" style="background:#E8F8EF;"&gt;</text:span><text:span text:style-name="T662">⏱</text:span>️<text:span text:style-name="T663">&lt;/div&gt;</text:span></text:p>
      <text:p text:style-name="Normal"><text:span text:style-name="T664"><text:s text:c="4"/></text:span>&lt;div&gt;</text:p>
      <text:p text:style-name="Normal"><text:s text:c="6"/>&lt;h2&gt;Plan de séance — 1 heure&lt;/h2&gt;</text:p>
      <text:p text:style-name="Normal"><text:s text:c="6"/>&lt;p&gt;Organisation suggérée du cours&lt;/p&gt;</text:p>
      <text:p text:style-name="Normal"><text:s text:c="4"/><text:span text:style-name="T665">&lt;/div&gt;</text:span></text:p>
      <text:p text:style-name="P666"><text:s text:c="2"/>&lt;/div&gt;</text:p>
      <text:p text:style-name="P667"/>
      <text:p text:style-name="P668"><text:s text:c="2"/>&lt;div class="highlight highlight-bleu"&gt;</text:p>
      <text:p text:style-name="Normal"><text:span text:style-name="T669"><text:s text:c="4"/></text:span>&lt;strong&gt;<text:span text:style-name="T670">🎯</text:span><text:s/>Objectifs de la séance&lt;/strong&gt;</text:p>
      <text:p text:style-name="Normal"><text:s text:c="4"/>À la fin du cours, les élèves doivent être capables de : définir commune et collectivité territoriale · expliquer le rôle du conseil municipal et comment il est élu · décrire les pouvoirs et responsabilités du maire · comprendre les particularités de Paris, Lyon et Marseille.</text:p>
      <text:p text:style-name="Normal"><text:s text:c="2"/><text:span text:style-name="T671">&lt;/div&gt;</text:span></text:p>
      <text:p text:style-name="P672"/>
      <text:p text:style-name="P673"><text:s text:c="2"/>&lt;div class="timeline-seance"&gt;</text:p>
      <text:p text:style-name="P674"><text:s text:c="4"/>&lt;div class="tl-item"&gt;</text:p>
      <text:p text:style-name="P675"><text:s text:c="6"/>&lt;div class="tl-card"&gt;</text:p>
      <text:p text:style-name="Normal"><text:span text:style-name="T676"><text:s text:c="8"/>&lt;div class="tl-time"&gt;</text:span><text:span text:style-name="T677">⏱</text:span>️<text:span text:style-name="T678"><text:s/>0 – 5 min&lt;/div&gt;</text:span></text:p>
      <text:p text:style-name="Normal"><text:span text:style-name="T679"><text:s text:c="8"/></text:span>&lt;h4&gt;Accroche&lt;/h4&gt;</text:p>
      <text:p text:style-name="Normal"><text:s text:c="8"/>&lt;p&gt;Question amorce : « Qui s'occupe de ton école, de ta cantine, des parcs de ta ville ? » — Réponses des élèves. Lancement vers la notion de commune.&lt;/p&gt;</text:p>
      <text:p text:style-name="Normal"><text:s text:c="6"/>&lt;/div&gt;</text:p>
      <text:p text:style-name="Normal"><text:s text:c="4"/>&lt;/div&gt;</text:p>
      <text:p text:style-name="Normal"><text:s text:c="4"/>&lt;div class="tl-item"&gt;</text:p>
      <text:p text:style-name="Normal"><text:s text:c="6"/><text:span text:style-name="T680">&lt;div class="tl-card"&gt;</text:span></text:p>
      <text:p text:style-name="Normal"><text:span text:style-name="T681"><text:s text:c="8"/>&lt;div class="tl-time"&gt;</text:span><text:span text:style-name="T682">⏱</text:span>️<text:span text:style-name="T683"><text:s/>5 – 20 min&lt;/div&gt;</text:span></text:p>
      <text:p text:style-name="Normal"><text:span text:style-name="T684"><text:s text:c="8"/></text:span>&lt;h4&gt;La commune et les collectivités territoriales&lt;/h4&gt;</text:p>
      <text:soft-page-break/>
      <text:p text:style-name="Normal"><text:s text:c="8"/>&lt;p&gt;Définition de commune et collectivité territoriale. Chiffres clés (35 000 communes). Les compétences de la commune (école, voirie, état civil…). Utilisation de l'onglet &lt;em&gt;"La commune"&lt;/em&gt; du cours interactif.&lt;/p&gt;</text:p>
      <text:p text:style-name="Normal"><text:s text:c="6"/><text:span text:style-name="T685">&lt;/div&gt;</text:span></text:p>
      <text:p text:style-name="P686"><text:s text:c="4"/>&lt;/div&gt;</text:p>
      <text:p text:style-name="P687"><text:s text:c="4"/>&lt;div class="tl-item"&gt;</text:p>
      <text:p text:style-name="P688"><text:s text:c="6"/>&lt;div class="tl-card"&gt;</text:p>
      <text:p text:style-name="Normal"><text:span text:style-name="T689"><text:s text:c="8"/>&lt;div class="tl-time"&gt;</text:span><text:span text:style-name="T690">⏱</text:span>️<text:span text:style-name="T691"><text:s/>20 – 35 min&lt;/div&gt;</text:span></text:p>
      <text:p text:style-name="Normal"><text:span text:style-name="T692"><text:s text:c="8"/></text:span>&lt;h4&gt;Le conseil municipal : composition, élection, compétences&lt;/h4&gt;</text:p>
      <text:p text:style-name="Normal"><text:s text:c="8"/>&lt;p&gt;Mode de scrutin, nombre de conseillers selon la taille de la commune. Compétences : budget, urbanisme, écoles… Cas particulier de Paris, Lyon, Marseille (loi PLM, réforme 2025). Onglets &lt;em&gt;"Le conseil municipal"&lt;/em&gt; et &lt;em&gt;"Les élections"&lt;/em&gt;.&lt;/p&gt;</text:p>
      <text:p text:style-name="Normal"><text:s text:c="6"/><text:span text:style-name="T693">&lt;/div&gt;</text:span></text:p>
      <text:p text:style-name="P694"><text:s text:c="4"/>&lt;/div&gt;</text:p>
      <text:p text:style-name="P695"><text:s text:c="4"/>&lt;div class="tl-item"&gt;</text:p>
      <text:p text:style-name="P696"><text:s text:c="6"/>&lt;div class="tl-card"&gt;</text:p>
      <text:p text:style-name="Normal"><text:span text:style-name="T697"><text:s text:c="8"/>&lt;div class="tl-time"&gt;</text:span><text:span text:style-name="T698">⏱</text:span>️<text:span text:style-name="T699"><text:s/>35 – 48 min&lt;/div&gt;</text:span></text:p>
      <text:p text:style-name="Normal"><text:span text:style-name="T700"><text:s text:c="8"/></text:span>&lt;h4&gt;Le maire : élection et responsabilités&lt;/h4&gt;</text:p>
      <text:p text:style-name="Normal"><text:s text:c="8"/>&lt;p&gt;Élection par les conseillers. Double rôle (représentant de la commune + agent de l'État). Ses pouvoirs : état civil, police municipale, direction des services… L'écharpe tricolore.<text:s/><text:span text:style-name="T701">Onglet &lt;em&gt;"Le maire"&lt;/em&gt;.&lt;/p&gt;</text:span></text:p>
      <text:p text:style-name="P702"><text:s text:c="6"/>&lt;/div&gt;</text:p>
      <text:p text:style-name="P703"><text:s text:c="4"/>&lt;/div&gt;</text:p>
      <text:p text:style-name="P704"><text:s text:c="4"/>&lt;div class="tl-item"&gt;</text:p>
      <text:p text:style-name="P705"><text:s text:c="6"/>&lt;div class="tl-card"&gt;</text:p>
      <text:p text:style-name="Normal"><text:span text:style-name="T706"><text:s text:c="8"/>&lt;div class="tl-time"&gt;</text:span><text:span text:style-name="T707">⏱</text:span>️<text:span text:style-name="T708"><text:s/>48 – 60 min&lt;/div&gt;</text:span></text:p>
      <text:p text:style-name="Normal"><text:span text:style-name="T709"><text:s text:c="8"/></text:span>&lt;h4&gt;Quiz et synthèse&lt;/h4&gt;</text:p>
      <text:p text:style-name="Normal"><text:s text:c="8"/>&lt;p&gt;Quiz interactif (onglet &lt;em&gt;"Quiz"&lt;/em&gt;) — 10 questions. Correction collective. Trace écrite au tableau ou dans le cahier. Lien avec la notion de démocratie locale.&lt;/p&gt;</text:p>
      <text:p text:style-name="Normal"><text:s text:c="6"/>&lt;/div&gt;</text:p>
      <text:p text:style-name="Normal"><text:s text:c="4"/>&lt;/div&gt;</text:p>
      <text:p text:style-name="Normal"><text:s text:c="2"/><text:span text:style-name="T710">&lt;/div&gt;</text:span></text:p>
      <text:p text:style-name="P711"/>
      <text:soft-page-break/>
      <text:p text:style-name="P712"><text:s text:c="2"/>&lt;div class="card" style="margin-top:1.5rem;"&gt;</text:p>
      <text:p text:style-name="Normal"><text:span text:style-name="T713"><text:s text:c="4"/></text:span>&lt;h3&gt;<text:span text:style-name="T714">📝</text:span><text:s/>Trace écrite suggérée&lt;/h3&gt;</text:p>
      <text:p text:style-name="Normal"><text:s text:c="4"/><text:span text:style-name="T715">&lt;div class="highlight highlight-bleu" style="margin-top:0;"&gt;</text:span></text:p>
      <text:p text:style-name="Normal"><text:span text:style-name="T716"><text:s text:c="6"/></text:span>&lt;strong&gt;La commune et ses représentants&lt;/strong&gt;</text:p>
      <text:p text:style-name="Normal"><text:s text:c="6"/><text:span text:style-name="T717">&lt;p style="font-size:0.9rem;line-height:1.7;margin-top:0.4rem;"&gt;</text:span></text:p>
      <text:p text:style-name="Normal"><text:span text:style-name="T718"><text:s text:c="8"/></text:span>&lt;strong&gt;1. La commune&lt;/strong&gt; est la plus petite collectivité territoriale française. Elle gère les affaires locales : écoles primaires, voirie, état civil, espaces verts et équipements sportifs et culturels.&lt;br&gt;&lt;br&gt;</text:p>
      <text:p text:style-name="Normal"><text:s text:c="8"/>&lt;strong&gt;2. Le conseil municipal&lt;/strong&gt; est élu tous les 6 ans au suffrage universel direct. Il vote le budget, les travaux, et les règles locales de la commune. Son nombre de membres dépend de la population.&lt;br&gt;&lt;br&gt;</text:p>
      <text:p text:style-name="Normal"><text:s text:c="8"/>&lt;strong&gt;3. Le maire&lt;/strong&gt; est élu par les conseillers municipaux. Il a deux rôles : représentant de la commune (il exécute les décisions du conseil) et agent de l'État (il organise les élections, tient l'état civil, assure l'ordre public).&lt;br&gt;&lt;br&gt;</text:p>
      <text:p text:style-name="Normal"><text:s text:c="8"/>&lt;strong&gt;<text:span text:style-name="T719">🔑</text:span><text:s/>Paris, Lyon et Marseille&lt;/strong&gt; ont un statut particulier : elles sont divisées en arrondissements/secteurs. Depuis 2026, leurs habitants élisent directement les conseillers municipaux.</text:p>
      <text:p text:style-name="Normal"><text:s text:c="6"/>&lt;/p&gt;</text:p>
      <text:p text:style-name="Normal"><text:s text:c="4"/>&lt;/div&gt;</text:p>
      <text:p text:style-name="Normal"><text:s text:c="2"/>&lt;/div&gt;</text:p>
      <text:p text:style-name="Normal"/>
      <text:p text:style-name="Normal"><text:s text:c="2"/>&lt;div class="card"&gt;</text:p>
      <text:p text:style-name="Normal"><text:s text:c="4"/>&lt;h3&gt;<text:span text:style-name="T720">🔗</text:span><text:s/>Ressources complémentaires&lt;/h3&gt;</text:p>
      <text:p text:style-name="Normal"><text:s text:c="4"/>&lt;ul&gt;</text:p>
      <text:p text:style-name="Normal"><text:s text:c="6"/>&lt;li&gt;&lt;strong&gt;Lumni :&lt;/strong&gt; Quiz interactif sur le maire et le conseil municipal (lumni.fr)&lt;/li&gt;</text:p>
      <text:p text:style-name="Normal"><text:s text:c="6"/>&lt;li&gt;&lt;strong&gt;Vie-publique.fr :&lt;/strong&gt; Fiches sur les communes et les élections municipales&lt;/li&gt;</text:p>
      <text:p text:style-name="Normal"><text:s text:c="6"/>&lt;li&gt;&lt;strong&gt;Elections.interieur.gouv.fr :&lt;/strong&gt; Informations officielles sur les élections&lt;/li&gt;</text:p>
      <text:p text:style-name="Normal"><text:s text:c="6"/>&lt;li&gt;&lt;strong&gt;Activité possible :&lt;/strong&gt; Visite de la mairie de la commune ou invitation du maire en classe&lt;/li&gt;</text:p>
      <text:p text:style-name="Normal"><text:s text:c="6"/>&lt;li&gt;&lt;strong&gt;Activité possible :&lt;/strong&gt; Simulation d'un conseil municipal des jeunes (CMJ)&lt;/li&gt;</text:p>
      <text:p text:style-name="Normal"><text:s text:c="4"/><text:span text:style-name="T721">&lt;/ul&gt;</text:span></text:p>
      <text:p text:style-name="P722"><text:s text:c="2"/>&lt;/div&gt;</text:p>
      <text:p text:style-name="P723">&lt;/div&gt;</text:p>
      <text:p text:style-name="P724"/>
      <text:soft-page-break/>
      <text:p text:style-name="P725">&lt;script&gt;</text:p>
      <text:p text:style-name="P726">function showTab(id) {</text:p>
      <text:p text:style-name="P727"><text:s text:c="2"/>document.querySelectorAll('.content').forEach(c =&gt; c.classList.remove('active'));</text:p>
      <text:p text:style-name="P728"><text:s text:c="2"/>document.querySelectorAll('.nav-tab').forEach(t =&gt; t.classList.remove('active'));</text:p>
      <text:p text:style-name="P729"><text:s text:c="2"/>document.getElementById(id).classList.add('active');</text:p>
      <text:p text:style-name="P730"><text:s text:c="2"/>const idx = ['tab-commune','tab-conseil','tab-election','tab-maire','tab-quiz','tab-seance'].indexOf(id);</text:p>
      <text:p text:style-name="P731"><text:s text:c="2"/>document.querySelectorAll('.nav-tab')[idx].classList.add('active');</text:p>
      <text:p text:style-name="P732"><text:s text:c="2"/>window.scrollTo({ top: 0, behavior: 'smooth' });</text:p>
      <text:p text:style-name="P733">}</text:p>
      <text:p text:style-name="P734"/>
      <text:p text:style-name="P735">function toggleSection(id) {</text:p>
      <text:p text:style-name="P736"><text:s text:c="2"/>document.getElementById(id).classList.toggle('open');</text:p>
      <text:p text:style-name="Normal">}</text:p>
      <text:p text:style-name="Normal"/>
      <text:p text:style-name="Normal">const questions = [</text:p>
      <text:p text:style-name="Normal"><text:s text:c="2"/>{</text:p>
      <text:p text:style-name="Normal"><text:s text:c="4"/>q: "Qu'est-ce qu'une commune ?",</text:p>
      <text:p text:style-name="Normal"><text:s text:c="4"/>opts: ["Un pays étranger","La plus petite collectivité territoriale française","Un département","Une région"],</text:p>
      <text:p text:style-name="Normal"><text:s text:c="4"/>correct: 1,</text:p>
      <text:p text:style-name="Normal"><text:s text:c="4"/>explication: "<text:span text:style-name="T737">✅</text:span><text:s/>Exactement ! La commune est la plus petite division administrative et la plus petite collectivit<text:span text:style-name="T738">é</text:span><text:s/>territoriale de France. Il en existe environ 35 000."</text:p>
      <text:p text:style-name="Normal"><text:s text:c="2"/>},</text:p>
      <text:p text:style-name="Normal"><text:s text:c="2"/>{</text:p>
      <text:p text:style-name="Normal"><text:s text:c="4"/>q: "Combien de temps dure le mandat des conseillers municipaux ?",</text:p>
      <text:p text:style-name="Normal"><text:s text:c="4"/>opts: ["3 ans","4 ans","5 ans","6 ans"],</text:p>
      <text:p text:style-name="Normal"><text:s text:c="4"/>correct: 3,</text:p>
      <text:p text:style-name="Normal"><text:s text:c="4"/>explication: "<text:span text:style-name="T739">✅</text:span><text:s/>Le mandat municipal dure 6 ans. Les derni<text:span text:style-name="T740">è</text:span>res<text:s/><text:span text:style-name="T741">é</text:span>lections ont eu lieu en mars 2026, les prochaines en 2032."</text:p>
      <text:p text:style-name="Normal"><text:s text:c="2"/>},</text:p>
      <text:p text:style-name="Normal"><text:s text:c="2"/>{</text:p>
      <text:soft-page-break/>
      <text:p text:style-name="Normal"><text:s text:c="4"/>q: "Qui élit le maire ?",</text:p>
      <text:p text:style-name="Normal"><text:s text:c="4"/>opts: ["Les habitants de la commune directement","Le préfet","Les conseillers municipaux","Le président de la République"],</text:p>
      <text:p text:style-name="Normal"><text:s text:c="4"/>correct: 2,</text:p>
      <text:p text:style-name="Normal"><text:s text:c="4"/>explication: "<text:span text:style-name="T742">✅</text:span><text:s/>Correct ! Le maire est<text:s/><text:span text:style-name="T743">é</text:span>lu par les conseillers municipaux lors de la premi<text:span text:style-name="T744">è</text:span>re s<text:span text:style-name="T745">é</text:span>ance du conseil, apr<text:span text:style-name="T746">è</text:span>s les<text:s/><text:span text:style-name="T747">é</text:span>lections municipales."</text:p>
      <text:p text:style-name="Normal"><text:s text:c="2"/>},</text:p>
      <text:p text:style-name="Normal"><text:s text:c="2"/>{</text:p>
      <text:p text:style-name="Normal"><text:s text:c="4"/>q: "Lequel de ces domaines n'est PAS une compétence de la commune ?",</text:p>
      <text:p text:style-name="Normal"><text:s text:c="4"/>opts: ["Les écoles primaires","Les lycées","La voirie communale","L'état civil"],</text:p>
      <text:p text:style-name="Normal"><text:s text:c="4"/>correct: 1,</text:p>
      <text:p text:style-name="Normal"><text:s text:c="4"/>explication: "<text:span text:style-name="T748">✅</text:span><text:s/>Bien vu ! Les lyc<text:span text:style-name="T749">é</text:span>es d<text:span text:style-name="T750">é</text:span>pendent des R<text:span text:style-name="T751">é</text:span>gions, les coll<text:span text:style-name="T752">è</text:span>ges des D<text:span text:style-name="T753">é</text:span>partements. Les communes g<text:span text:style-name="T754">è</text:span>rent les<text:s/><text:span text:style-name="T755">é</text:span>coles primaires (maternelles et<text:s/><text:span text:style-name="T756">é</text:span>l<text:span text:style-name="T757">é</text:span>mentaires)."</text:p>
      <text:p text:style-name="Normal"><text:s text:c="2"/>},</text:p>
      <text:p text:style-name="Normal"><text:s text:c="2"/>{</text:p>
      <text:p text:style-name="Normal"><text:s text:c="4"/>q: "Quel symbole le maire porte-t-il lors des cérémonies officielles ?",</text:p>
      <text:p text:style-name="Normal"><text:s text:c="4"/>opts: ["Une couronne","Une toque","Une écharpe tricolore bleu-blanc-rouge","Un chapeau haut-de-forme"],</text:p>
      <text:p text:style-name="Normal"><text:s text:c="4"/>correct: 2,</text:p>
      <text:p text:style-name="Normal"><text:s text:c="4"/>explication: "<text:span text:style-name="T758">✅</text:span><text:s/>C'est l'<text:span text:style-name="T759">é</text:span>charpe tricolore ! Elle symbolise sa double fonction : représentant de la commune ET représentant de l'État."</text:p>
      <text:p text:style-name="Normal"><text:s text:c="2"/>},</text:p>
      <text:p text:style-name="Normal"><text:s text:c="2"/>{</text:p>
      <text:p text:style-name="Normal"><text:s text:c="4"/>q: "Paris, Lyon et Marseille ont un statut particulier. Comment sont-elles organisées ?",</text:p>
      <text:p text:style-name="Normal"><text:s text:c="4"/>opts: ["En cantons","En arrondissements ou secteurs avec des conseils locaux","En quartiers sans élus","Comme les autres communes, sans différence"],</text:p>
      <text:p text:style-name="Normal"><text:s text:c="4"/>correct: 1,</text:p>
      <text:p text:style-name="Normal"><text:s text:c="4"/>explication: "<text:span text:style-name="T760">✅</text:span><text:s/>Correct ! Ces trois grandes villes sont divis<text:span text:style-name="T761">é</text:span>es en arrondissements (Paris, Lyon) ou secteurs (Marseille). Depuis 2026, les habitants y élisent directement les conseillers municipaux."</text:p>
      <text:p text:style-name="Normal"><text:s text:c="2"/>},</text:p>
      <text:p text:style-name="Normal"><text:s text:c="2"/>{</text:p>
      <text:p text:style-name="Normal"><text:s text:c="4"/>q: "Le maire doit-il organiser les élections présidentielles dans sa commune ?",</text:p>
      <text:p text:style-name="Normal"><text:s text:c="4"/>opts: ["Non, c'est le préfet qui s'en charge","Oui, c'est l'une de ses fonctions comme agent de l'État","Non, c'est le conseil municipal","Oui, mais seulement les élections locales"],</text:p>
      <text:soft-page-break/>
      <text:p text:style-name="Normal"><text:s text:c="4"/>correct: 1,</text:p>
      <text:p text:style-name="Normal"><text:s text:c="4"/>explication: "<text:span text:style-name="T762">✅</text:span><text:s/>Exact ! En tant qu'agent de l'<text:span text:style-name="T763">É</text:span>tat, le maire organise les bureaux de vote pour toutes les<text:s/><text:span text:style-name="T764">é</text:span>lections : pr<text:span text:style-name="T765">é</text:span>sidentielles, l<text:span text:style-name="T766">é</text:span>gislatives, municipales, etc."</text:p>
      <text:p text:style-name="Normal"><text:s text:c="2"/>},</text:p>
      <text:p text:style-name="Normal"><text:s text:c="2"/>{</text:p>
      <text:p text:style-name="Normal"><text:s text:c="4"/>q: "Quelle est la prime majoritaire dans les communes de plus de 1 000 habitants ?",</text:p>
      <text:p text:style-name="Normal"><text:s text:c="4"/>opts: ["La liste gagnante obtient 50 % des sièges directement","La liste gagnante obtient 25 % des sièges directement","Tous les sièges sont répartis à la proportionnelle","La liste gagnante prend tous les sièges"],</text:p>
      <text:p text:style-name="Normal"><text:s text:c="4"/>correct: 0,</text:p>
      <text:p text:style-name="Normal"><text:s text:c="4"/>explication: "<text:span text:style-name="T767">✅</text:span><text:s/>Dans les communes de plus de 1 000 habitants, la liste arrivée en tête obtient une \"prime majoritaire\" de 50 % des sièges. (À Paris, Lyon, Marseille, cette prime est de 25 %.)"</text:p>
      <text:p text:style-name="Normal"><text:s text:c="2"/>},</text:p>
      <text:p text:style-name="Normal"><text:s text:c="2"/>{</text:p>
      <text:p text:style-name="Normal"><text:s text:c="4"/>q: "Le conseil municipal peut-il démettre le maire de ses fonctions ?",</text:p>
      <text:p text:style-name="Normal"><text:s text:c="4"/>opts: ["Non, seul le préfet peut le faire","Oui, si le maire perd la confiance de la majorité des conseillers","Non, le maire est inamovible pendant 6 ans","Oui, à tout moment, par un simple vote"],</text:p>
      <text:p text:style-name="Normal"><text:s text:c="4"/>correct: 1,</text:p>
      <text:p text:style-name="Normal"><text:s text:c="4"/>explication: "<text:span text:style-name="T768">✅</text:span><text:s/>Correct. Le maire est responsable devant le conseil municipal. Il peut perdre sa fonction s'il n'a plus la confiance de la majorité des conseillers."</text:p>
      <text:p text:style-name="Normal"><text:s text:c="2"/>},</text:p>
      <text:p text:style-name="Normal"><text:s text:c="2"/>{</text:p>
      <text:p text:style-name="Normal"><text:s text:c="4"/>q: "Lequel de ces services dépend de la mairie de ta commune ?",</text:p>
      <text:p text:style-name="Normal"><text:s text:c="4"/>opts: ["Le collège","L'hôpital public","La cantine et les locaux de l'école primaire","La gendarmerie nationale"],</text:p>
      <text:p text:style-name="Normal"><text:s text:c="4"/>correct: 2,</text:p>
      <text:p text:style-name="Normal"><text:s text:c="4"/>explication: "<text:span text:style-name="T769">✅</text:span><text:s/>Exactement ! La commune g<text:span text:style-name="T770">è</text:span>re les b<text:span text:style-name="T771">â</text:span>timents, la cantine et le personnel non-enseignant des<text:s/><text:span text:style-name="T772">é</text:span>coles primaires. Le coll<text:span text:style-name="T773">è</text:span>ge d<text:span text:style-name="T774">é</text:span>pend du d<text:span text:style-name="T775">é</text:span>partement, l'hôpital de l'État, la gendarmerie de l'État."</text:p>
      <text:p text:style-name="Normal"><text:s text:c="2"/><text:span text:style-name="T776">}</text:span></text:p>
      <text:p text:style-name="P777">];</text:p>
      <text:p text:style-name="P778"/>
      <text:p text:style-name="P779">let answers = {}, submitted = {};</text:p>
      <text:p text:style-name="P780"/>
      <text:soft-page-break/>
      <text:p text:style-name="P781">function buildQuiz() {</text:p>
      <text:p text:style-name="Normal"><text:span text:style-name="T782"><text:s text:c="2"/></text:span>const container = document.getElementById('quiz');</text:p>
      <text:p text:style-name="Normal"><text:s text:c="2"/><text:span text:style-name="T783">container.innerHTML = '';</text:span></text:p>
      <text:p text:style-name="P784"><text:s text:c="2"/>answers = {}; submitted = {};</text:p>
      <text:p text:style-name="P785"><text:s text:c="2"/>questions.forEach((q, qi) =&gt; {</text:p>
      <text:p text:style-name="P786"><text:s text:c="4"/>const div = document.createElement('div');</text:p>
      <text:p text:style-name="P787"><text:s text:c="4"/>div.className = 'quiz-question';</text:p>
      <text:p text:style-name="P788"><text:s text:c="4"/>div.innerHTML = `</text:p>
      <text:p text:style-name="P789"><text:s text:c="6"/>&lt;div class="quiz-q-num"&gt;Question ${qi+1} / ${questions.length}&lt;/div&gt;</text:p>
      <text:p text:style-name="P790"><text:s text:c="6"/>&lt;div class="quiz-q-text"&gt;${q.q}&lt;/div&gt;</text:p>
      <text:p text:style-name="P791"><text:s text:c="6"/>&lt;div class="quiz-options"&gt;</text:p>
      <text:p text:style-name="P792"><text:s text:c="8"/>${q.opts.map((opt, oi) =&gt; `&lt;button class="quiz-opt" onclick="selectAnswer(${qi},${oi})" id="opt-${qi}-${oi}"&gt;${opt}&lt;/button&gt;`).join('')}</text:p>
      <text:p text:style-name="P793"><text:s text:c="6"/>&lt;/div&gt;</text:p>
      <text:p text:style-name="P794"><text:s text:c="6"/>&lt;div class="quiz-explication" id="expl-${qi}"&gt;${q.explication}&lt;/div&gt;`;</text:p>
      <text:p text:style-name="P795"><text:s text:c="4"/>container.appendChild(div);</text:p>
      <text:p text:style-name="P796"><text:s text:c="2"/>});</text:p>
      <text:p text:style-name="P797">}</text:p>
      <text:p text:style-name="P798"/>
      <text:p text:style-name="P799">function selectAnswer(qi, oi) {</text:p>
      <text:p text:style-name="P800"><text:s text:c="2"/>if (submitted[qi]) return;</text:p>
      <text:p text:style-name="P801"><text:s text:c="2"/>submitted[qi] = true; answers[qi] = oi;</text:p>
      <text:p text:style-name="P802"><text:s text:c="2"/>const correct = questions[qi].correct;</text:p>
      <text:p text:style-name="P803"><text:s text:c="2"/>const explDiv = document.getElementById(`expl-${qi}`);</text:p>
      <text:p text:style-name="P804"><text:s text:c="2"/>for (let i = 0; i &lt; questions[qi].opts.length; i++) {</text:p>
      <text:p text:style-name="P805"><text:s text:c="4"/>const btn = document.getElementById(`opt-${qi}-${i}`);</text:p>
      <text:p text:style-name="P806"><text:s text:c="4"/>btn.classList.add('disabled');</text:p>
      <text:p text:style-name="P807"><text:s text:c="4"/>if (i === correct) btn.classList.add('correct');</text:p>
      <text:p text:style-name="P808"><text:s text:c="4"/>else if (i === oi &amp;&amp; oi !== correct) btn.classList.add('wrong');</text:p>
      <text:p text:style-name="P809"><text:s text:c="2"/>}</text:p>
      <text:p text:style-name="P810"><text:s text:c="2"/>explDiv.classList.add('show', oi === correct ? 'correct' : 'wrong');</text:p>
      <text:soft-page-break/>
      <text:p text:style-name="P811"><text:s text:c="2"/>if (oi !== correct) {</text:p>
      <text:p text:style-name="Normal"><text:span text:style-name="T812"><text:s text:c="4"/></text:span>explDiv.innerHTML = `<text:span text:style-name="T813">❌</text:span><text:s/>Ce n'est pas la bonne r<text:span text:style-name="T814">é</text:span>ponse. La bonne r<text:span text:style-name="T815">é</text:span>ponse est : &lt;strong&gt;${questions[qi].opts[correct]}&lt;/strong&gt;.&lt;br&gt;${questions[qi].explication.replace('<text:span text:style-name="T816">✅</text:span><text:s/>','').split('!')[0]}!`;</text:p>
      <text:p text:style-name="Normal"><text:s text:c="2"/><text:span text:style-name="T817">}</text:span></text:p>
      <text:p text:style-name="P818"><text:s text:c="2"/>if (Object.keys(submitted).length === questions.length) setTimeout(showScore, 800);</text:p>
      <text:p text:style-name="P819">}</text:p>
      <text:p text:style-name="P820"/>
      <text:p text:style-name="P821">function showScore() {</text:p>
      <text:p text:style-name="P822"><text:s text:c="2"/>let score = Object.keys(answers).filter(qi =&gt; answers[qi] === questions[qi].correct).length;</text:p>
      <text:p text:style-name="P823"><text:s text:c="2"/>document.getElementById('score-num').textContent = `${score} / ${questions.length}`;</text:p>
      <text:p text:style-name="P824"><text:s text:c="2"/>document.getElementById('score-msg').textContent =</text:p>
      <text:p text:style-name="Normal"><text:span text:style-name="T825"><text:s text:c="4"/></text:span>score &gt;= 9 ? '<text:span text:style-name="T826">🏆</text:span><text:s/>Excellent ! Tu maîtrises parfaitement le sujet !' :</text:p>
      <text:p text:style-name="Normal"><text:s text:c="4"/>score &gt;= 7 ? '<text:span text:style-name="T827">👍</text:span><text:s/>Très bien ! Quelques points à revoir.' :</text:p>
      <text:p text:style-name="Normal"><text:s text:c="4"/>score &gt;= 5 ? '<text:span text:style-name="T828">📚</text:span><text:s/>Bien ! Relis les parties que tu n\'as pas comprises.' :</text:p>
      <text:p text:style-name="Normal"><text:s text:c="17"/>'<text:span text:style-name="T829">💪</text:span><text:s/>Continue tes efforts, relis le cours et réessaie !';</text:p>
      <text:p text:style-name="Normal"><text:s text:c="2"/><text:span text:style-name="T830">const s = document.getElementById('quiz-score');</text:span></text:p>
      <text:p text:style-name="P831"><text:s text:c="2"/>s.classList.add('show');</text:p>
      <text:p text:style-name="P832"><text:s text:c="2"/>s.scrollIntoView({ behavior: 'smooth' });</text:p>
      <text:p text:style-name="P833">}</text:p>
      <text:p text:style-name="P834"/>
      <text:p text:style-name="P835">function restartQuiz() {</text:p>
      <text:p text:style-name="P836"><text:s text:c="2"/>document.getElementById('quiz-score').classList.remove('show');</text:p>
      <text:p text:style-name="P837"><text:s text:c="2"/>buildQuiz();</text:p>
      <text:p text:style-name="P838"><text:s text:c="2"/>document.getElementById('quiz').scrollIntoView({ behavior: 'smooth' });</text:p>
      <text:p text:style-name="Normal">}</text:p>
      <text:p text:style-name="Normal"/>
      <text:p text:style-name="Normal">buildQuiz();</text:p>
      <text:p text:style-name="Normal">&lt;/script&gt;</text:p>
      <text:p text:style-name="Normal">&lt;/body&gt;</text:p>
      <text:p text:style-name="Normal">&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mane portier</meta:initial-creator>
    <dc:creator>romane portier</dc:creator>
    <meta:creation-date>2026-03-29T19:17:00Z</meta:creation-date>
    <dc:date>2026-03-29T19:17:00Z</dc:date>
    <meta:template xlink:href="Normal" xlink:type="simple"/>
    <meta:editing-cycles>1</meta:editing-cycles>
    <meta:editing-duration>PT0S</meta:editing-duration>
    <meta:document-statistic meta:page-count="32" meta:paragraph-count="84" meta:word-count="6482" meta:character-count="42049" meta:row-count="297" meta:non-whitespace-character-count="35651"/>
  </office:meta>
</office:document-meta>
</file>